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dfdd4" draw:textarea-horizontal-align="justify" draw:textarea-vertical-align="middle" draw:auto-grow-height="false" fo:min-height="20.379cm" fo:min-width="34.179cm"/>
    </style:style>
    <style:style style:name="gr2" style:family="graphic" style:parent-style-name="standard">
      <style:graphic-properties draw:fill-color="#00ffff" draw:textarea-horizontal-align="justify" draw:textarea-vertical-align="middle" draw:auto-grow-height="false" fo:min-height="1.02cm" fo:min-width="16.993cm"/>
    </style:style>
    <style:style style:name="gr3" style:family="graphic" style:parent-style-name="standard">
      <style:graphic-properties draw:stroke="none" draw:fill="none" fo:min-height="17.776cm"/>
    </style:style>
    <style:style style:name="gr4" style:family="graphic" style:parent-style-name="standard">
      <style:graphic-properties draw:fill-color="#fdfdd4" draw:textarea-horizontal-align="justify" draw:textarea-vertical-align="middle" draw:auto-grow-height="false" fo:min-height="20.562cm" fo:min-width="34.442cm"/>
    </style:style>
    <style:style style:name="gr5" style:family="graphic" style:parent-style-name="standard">
      <style:graphic-properties draw:fill-color="#00ffff" draw:textarea-horizontal-align="justify" draw:textarea-vertical-align="middle" draw:auto-grow-height="false" fo:min-height="1.37cm" fo:min-width="13.621cm"/>
    </style:style>
    <style:style style:name="gr6" style:family="graphic" style:parent-style-name="standard">
      <style:graphic-properties draw:fill-color="#ff9999" draw:textarea-horizontal-align="justify" draw:textarea-vertical-align="middle" draw:auto-grow-height="false" fo:min-height="2.62cm" fo:min-width="6.776cm"/>
    </style:style>
    <style:style style:name="gr7" style:family="graphic" style:parent-style-name="standard">
      <style:graphic-properties draw:textarea-horizontal-align="justify" draw:textarea-vertical-align="middle" draw:auto-grow-height="false" fo:min-height="3.225cm" fo:min-width="6.256cm"/>
    </style:style>
    <style:style style:name="gr8" style:family="graphic" style:parent-style-name="standard">
      <style:graphic-properties draw:fill="solid" draw:fill-color="#87d1d1" draw:textarea-horizontal-align="justify" draw:textarea-vertical-align="middle" draw:auto-grow-height="false" fo:min-height="3.271cm" fo:min-width="4.075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254cm" draw:marker-start-width="0.965cm" draw:marker-end="Diamond" draw:marker-end-width="0.355cm" draw:fill="none" draw:textarea-vertical-align="middle" fo:padding-top="0.252cm" fo:padding-bottom="0.252cm" fo:padding-left="0.377cm" fo:padding-right="0.377cm"/>
    </style:style>
    <style:style style:name="gr11" style:family="graphic" style:parent-style-name="standard">
      <style:graphic-properties draw:fill="solid" draw:fill-color="#32cd32" draw:textarea-horizontal-align="justify" draw:textarea-vertical-align="middle" draw:auto-grow-height="false" fo:min-height="3.636cm" fo:min-width="6.202cm"/>
    </style:style>
    <style:style style:name="gr12" style:family="graphic" style:parent-style-name="standard">
      <style:graphic-properties draw:fill="solid" draw:fill-color="#fdb94d" draw:textarea-horizontal-align="justify" draw:textarea-vertical-align="middle" draw:auto-grow-height="false" fo:min-height="1.338cm" fo:min-width="1.098cm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draw:fill="solid" draw:fill-color="#fdb94d" draw:textarea-horizontal-align="justify" draw:textarea-vertical-align="middle" draw:auto-grow-height="false" fo:min-height="0.932cm" fo:min-width="2.869cm"/>
    </style:style>
    <style:style style:name="gr15" style:family="graphic" style:parent-style-name="standard">
      <style:graphic-properties draw:fill-color="#ff9999" draw:textarea-horizontal-align="justify" draw:textarea-vertical-align="middle" draw:auto-grow-height="false" fo:min-height="3.543cm" fo:min-width="6.104cm"/>
    </style:style>
    <style:style style:name="gr16" style:family="graphic" style:parent-style-name="standard">
      <style:graphic-properties draw:fill="solid" draw:fill-color="#62a73b" draw:textarea-horizontal-align="justify" draw:textarea-vertical-align="middle" draw:auto-grow-height="false" fo:min-height="0.79cm" fo:min-width="8.21cm"/>
    </style:style>
    <style:style style:name="gr17" style:family="graphic" style:parent-style-name="standard">
      <style:graphic-properties draw:fill="solid" draw:fill-color="#62a73b" draw:textarea-horizontal-align="justify" draw:textarea-vertical-align="middle" draw:auto-grow-height="false" fo:min-height="2.973cm" fo:min-width="9.052cm"/>
    </style:style>
    <style:style style:name="gr18" style:family="graphic" style:parent-style-name="standard">
      <style:graphic-properties draw:fill="solid" draw:fill-color="#32cd32" draw:textarea-horizontal-align="justify" draw:textarea-vertical-align="middle" draw:auto-grow-height="false" fo:min-height="3.635cm" fo:min-width="6.546cm"/>
    </style:style>
    <style:style style:name="gr19" style:family="graphic" style:parent-style-name="standard">
      <style:graphic-properties draw:fill="solid" draw:fill-color="#87d1d1" draw:textarea-horizontal-align="justify" draw:textarea-vertical-align="middle" draw:auto-grow-height="false" fo:min-height="2.627cm" fo:min-width="7.146cm"/>
    </style:style>
    <style:style style:name="gr20" style:family="graphic" style:parent-style-name="standard">
      <style:graphic-properties draw:fill="solid" draw:fill-color="#32cd32" draw:textarea-horizontal-align="justify" draw:textarea-vertical-align="middle" draw:auto-grow-height="false" fo:min-height="6.683cm" fo:min-width="6.197cm"/>
    </style:style>
    <style:style style:name="gr21" style:family="graphic" style:parent-style-name="standard">
      <style:graphic-properties draw:fill="solid" draw:fill-color="#32cd32" draw:textarea-horizontal-align="justify" draw:textarea-vertical-align="middle" draw:auto-grow-height="false" fo:min-height="3.635cm" fo:min-width="7.41cm"/>
    </style:style>
    <style:style style:name="gr22" style:family="graphic" style:parent-style-name="standard">
      <style:graphic-properties draw:fill-color="#ff9999" draw:textarea-horizontal-align="justify" draw:textarea-vertical-align="middle" draw:auto-grow-height="false" fo:min-height="3.946cm" fo:min-width="4.665cm"/>
    </style:style>
    <style:style style:name="gr23" style:family="graphic" style:parent-style-name="standard">
      <style:graphic-properties draw:fill="solid" draw:fill-color="#fdb94d" draw:textarea-horizontal-align="justify" draw:textarea-vertical-align="middle" draw:auto-grow-height="false" fo:min-height="0.902cm" fo:min-width="0.874cm"/>
    </style:style>
    <style:style style:name="gr24" style:family="graphic" style:parent-style-name="standard">
      <style:graphic-properties draw:fill="solid" draw:fill-color="#fdb94d" draw:textarea-horizontal-align="justify" draw:textarea-vertical-align="middle" draw:auto-grow-height="false" fo:min-height="0.713cm" fo:min-width="1.439cm"/>
    </style:style>
    <style:style style:name="gr25" style:family="graphic" style:parent-style-name="objectwithoutfill">
      <style:graphic-properties svg:stroke-width="0.254cm" svg:stroke-color="#000000" draw:marker-start="Diamond" draw:marker-start-width="0.356cm" draw:marker-end="Diamond" draw:marker-end-width="0.355cm" draw:fill="none" draw:textarea-vertical-align="middle" fo:padding-top="0.252cm" fo:padding-bottom="0.252cm" fo:padding-left="0.377cm" fo:padding-right="0.377cm"/>
    </style:style>
    <style:style style:name="gr26" style:family="graphic" style:parent-style-name="standard">
      <style:graphic-properties draw:fill="solid" draw:fill-color="#fdb94d" draw:textarea-horizontal-align="justify" draw:textarea-vertical-align="middle" draw:auto-grow-height="false" fo:min-height="0.475cm" fo:min-width="2.603cm"/>
    </style:style>
    <style:style style:name="gr27" style:family="graphic" style:parent-style-name="standard">
      <style:graphic-properties draw:fill-color="#00ffff" draw:textarea-horizontal-align="justify" draw:textarea-vertical-align="middle" draw:auto-grow-height="false" fo:min-height="1.37cm" fo:min-width="11.368cm"/>
    </style:style>
    <style:style style:name="gr28" style:family="graphic" style:parent-style-name="standard">
      <style:graphic-properties draw:textarea-horizontal-align="justify" draw:textarea-vertical-align="middle" draw:auto-grow-height="false" fo:min-height="2.087cm" fo:min-width="4.748cm"/>
    </style:style>
    <style:style style:name="gr29" style:family="graphic" style:parent-style-name="standard">
      <style:graphic-properties draw:fill="solid" draw:fill-color="#32cd32" draw:textarea-horizontal-align="justify" draw:textarea-vertical-align="middle" draw:auto-grow-height="false" fo:min-height="14.701cm" fo:min-width="4.792cm"/>
    </style:style>
    <style:style style:name="gr30" style:family="graphic" style:parent-style-name="standard">
      <style:graphic-properties draw:fill="solid" draw:fill-color="#87d1d1" draw:textarea-horizontal-align="justify" draw:textarea-vertical-align="middle" draw:auto-grow-height="false" fo:min-height="2.04cm" fo:min-width="4.075cm"/>
    </style:style>
    <style:style style:name="gr31" style:family="graphic" style:parent-style-name="standard">
      <style:graphic-properties draw:fill="solid" draw:fill-color="#62a73b" draw:textarea-horizontal-align="justify" draw:textarea-vertical-align="middle" draw:auto-grow-height="false" fo:min-height="1.672cm" fo:min-width="4.075cm"/>
    </style:style>
    <style:style style:name="gr32" style:family="graphic" style:parent-style-name="standard">
      <style:graphic-properties draw:fill-color="#ff9999" draw:textarea-horizontal-align="justify" draw:textarea-vertical-align="middle" draw:auto-grow-height="false" fo:min-height="2.04cm" fo:min-width="4.571cm"/>
    </style:style>
    <style:style style:name="gr33" style:family="graphic" style:parent-style-name="standard">
      <style:graphic-properties draw:fill="solid" draw:fill-color="#c7a0cb" draw:textarea-horizontal-align="justify" draw:textarea-vertical-align="middle" draw:auto-grow-height="false" fo:min-height="2.04cm" fo:min-width="4.0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76cm" fo:min-width="0.256cm"/>
    </style:style>
    <style:style style:name="gr35" style:family="graphic" style:parent-style-name="standard">
      <style:graphic-properties draw:fill="solid" draw:fill-color="#fdb94d" draw:textarea-horizontal-align="justify" draw:textarea-vertical-align="middle" draw:auto-grow-height="false" fo:min-height="0.902cm" fo:min-width="1.212cm"/>
    </style:style>
    <style:style style:name="gr36" style:family="graphic" style:parent-style-name="standard">
      <style:graphic-properties draw:fill="solid" draw:fill-color="#62a73b" draw:textarea-horizontal-align="justify" draw:textarea-vertical-align="middle" draw:auto-grow-height="false" fo:min-height="1.213cm" fo:min-width="3.703cm"/>
    </style:style>
    <style:style style:name="gr37" style:family="graphic" style:parent-style-name="standard">
      <style:graphic-properties draw:fill="solid" draw:fill-color="#62a73b" draw:textarea-horizontal-align="justify" draw:textarea-vertical-align="middle" draw:auto-grow-height="false" fo:min-height="1.444cm" fo:min-width="4.114cm"/>
    </style:style>
    <style:style style:name="gr38" style:family="graphic" style:parent-style-name="standard">
      <style:graphic-properties draw:fill-color="#00ffff" draw:textarea-horizontal-align="justify" draw:textarea-vertical-align="middle" draw:auto-grow-height="false" fo:min-height="1.02cm" fo:min-width="10.957cm"/>
    </style:style>
    <style:style style:name="gr39" style:family="graphic" style:parent-style-name="standard">
      <style:graphic-properties draw:stroke="none" draw:fill="none" fo:min-height="17.071cm"/>
    </style:style>
    <style:style style:name="gr40" style:family="graphic" style:parent-style-name="standard">
      <style:graphic-properties draw:stroke="none" draw:fill="none" fo:min-height="16.83cm"/>
    </style:style>
    <style:style style:name="gr41" style:family="graphic" style:parent-style-name="standard">
      <style:graphic-properties draw:stroke="none" draw:fill="none" fo:min-height="17.065cm"/>
    </style:style>
    <style:style style:name="gr42" style:family="graphic" style:parent-style-name="standard">
      <style:graphic-properties draw:stroke="none" draw:fill="none" fo:min-height="5.689cm"/>
    </style:style>
    <style:style style:name="gr43" style:family="graphic" style:parent-style-name="standard">
      <style:graphic-properties draw:fill-color="#00ffff" draw:textarea-horizontal-align="justify" draw:textarea-vertical-align="middle" draw:auto-grow-height="false" fo:min-height="2.019cm" fo:min-width="26.498cm"/>
    </style:style>
    <style:style style:name="gr44" style:family="graphic" style:parent-style-name="standard">
      <style:graphic-properties draw:textarea-horizontal-align="justify" draw:textarea-vertical-align="middle" draw:auto-grow-height="false" fo:min-height="2.731cm" fo:min-width="4.748cm"/>
    </style:style>
    <style:style style:name="gr45" style:family="graphic" style:parent-style-name="standard">
      <style:graphic-properties draw:fill-color="#ffcc00" draw:textarea-horizontal-align="justify" draw:textarea-vertical-align="middle" draw:auto-grow-height="false" fo:min-height="2.011cm" fo:min-width="3.943cm"/>
    </style:style>
    <style:style style:name="gr46" style:family="graphic" style:parent-style-name="standard">
      <style:graphic-properties draw:fill-color="#ff9999" draw:textarea-horizontal-align="justify" draw:textarea-vertical-align="middle" draw:auto-grow-height="false" fo:min-height="2.04cm" fo:min-width="4.075cm"/>
    </style:style>
    <style:style style:name="gr47" style:family="graphic" style:parent-style-name="standard">
      <style:graphic-properties draw:fill-color="#00ffff" draw:textarea-horizontal-align="justify" draw:textarea-vertical-align="middle" draw:auto-grow-height="false" fo:min-height="1.02cm" fo:min-width="11.607cm"/>
    </style:style>
    <style:style style:name="gr48" style:family="graphic" style:parent-style-name="standard">
      <style:graphic-properties draw:fill-color="#66ccff" draw:textarea-horizontal-align="justify" draw:textarea-vertical-align="middle" draw:auto-grow-height="false" fo:min-height="0.842cm" fo:min-width="2.268cm"/>
    </style:style>
    <style:style style:name="gr49" style:family="graphic" style:parent-style-name="objectwithoutfill">
      <style:graphic-properties draw:marker-end-width="0.3cm" draw:fill="none" draw:textarea-vertical-align="middle"/>
    </style:style>
    <style:style style:name="gr50" style:family="graphic" style:parent-style-name="standard">
      <style:graphic-properties draw:fill-color="#fdfdd4" draw:textarea-horizontal-align="justify" draw:textarea-vertical-align="middle" draw:auto-grow-height="false" fo:min-height="25.69cm" fo:min-width="19.09cm"/>
    </style:style>
    <style:style style:name="gr51" style:family="graphic" style:parent-style-name="standard">
      <style:graphic-properties draw:fill-color="#00ffff" draw:textarea-horizontal-align="justify" draw:textarea-vertical-align="middle" draw:auto-grow-height="false" fo:min-height="1.02cm" fo:min-width="7.159cm"/>
    </style:style>
    <style:style style:name="gr52" style:family="graphic" style:parent-style-name="standard">
      <style:graphic-properties draw:fill-color="#00cc33" draw:textarea-horizontal-align="justify" draw:textarea-vertical-align="middle" draw:auto-grow-height="false" fo:min-height="1.573cm" fo:min-width="4.428cm"/>
    </style:style>
    <style:style style:name="gr53" style:family="graphic" style:parent-style-name="standard">
      <style:graphic-properties draw:fill-color="#ff9999" draw:textarea-horizontal-align="justify" draw:textarea-vertical-align="middle" draw:auto-grow-height="false" fo:min-height="1.68cm" fo:min-width="4.384cm"/>
    </style:style>
    <style:style style:name="gr54" style:family="graphic" style:parent-style-name="standard">
      <style:graphic-properties draw:fill-color="#66ccff" draw:textarea-horizontal-align="justify" draw:textarea-vertical-align="middle" draw:auto-grow-height="false" fo:min-height="0.842cm" fo:min-width="2.837cm"/>
    </style:style>
    <style:style style:name="gr55" style:family="graphic" style:parent-style-name="standard">
      <style:graphic-properties draw:fill-color="#ff99ff" draw:textarea-horizontal-align="justify" draw:textarea-vertical-align="middle" draw:auto-grow-height="false" fo:min-height="1.19cm" fo:min-width="2.236cm"/>
    </style:style>
    <style:style style:name="gr56" style:family="graphic" style:parent-style-name="standard">
      <style:graphic-properties draw:textarea-horizontal-align="justify" draw:textarea-vertical-align="middle" draw:auto-grow-height="false" fo:min-height="2.3cm" fo:min-width="5.162cm"/>
    </style:style>
    <style:style style:name="gr57" style:family="graphic" style:parent-style-name="standard">
      <style:graphic-properties draw:fill-color="#66ccff" draw:textarea-horizontal-align="justify" draw:textarea-vertical-align="middle" draw:auto-grow-height="false" fo:min-height="0.837cm" fo:min-width="2.837cm"/>
    </style:style>
    <style:style style:name="gr58" style:family="graphic" style:parent-style-name="standard">
      <style:graphic-properties draw:fill-color="#ff9999" draw:textarea-horizontal-align="justify" draw:textarea-vertical-align="middle" draw:auto-grow-height="false" fo:min-height="1.417cm" fo:min-width="4.815cm"/>
    </style:style>
    <style:style style:name="gr59" style:family="graphic" style:parent-style-name="standard">
      <style:graphic-properties draw:textarea-horizontal-align="justify" draw:textarea-vertical-align="middle" draw:auto-grow-height="false" fo:min-height="2.3cm" fo:min-width="6.233cm"/>
    </style:style>
    <style:style style:name="gr60" style:family="graphic" style:parent-style-name="standard">
      <style:graphic-properties draw:fill-color="#ffcc00" draw:textarea-horizontal-align="justify" draw:textarea-vertical-align="middle" draw:auto-grow-height="false" fo:min-height="2.618cm" fo:min-width="5.176cm"/>
    </style:style>
    <style:style style:name="gr61" style:family="graphic" style:parent-style-name="standard">
      <style:graphic-properties draw:fill-color="#66ccff" draw:textarea-horizontal-align="justify" draw:textarea-vertical-align="middle" draw:auto-grow-height="false" fo:min-height="2.84cm" fo:min-width="4.818cm"/>
    </style:style>
    <style:style style:name="gr62" style:family="graphic" style:parent-style-name="standard">
      <style:graphic-properties draw:fill-color="#66ccff" draw:textarea-horizontal-align="justify" draw:textarea-vertical-align="middle" draw:auto-grow-height="false" fo:min-height="1.587cm" fo:min-width="4.818cm"/>
    </style:style>
    <style:style style:name="gr63" style:family="graphic" style:parent-style-name="standard">
      <style:graphic-properties draw:fill-color="#ff9999" draw:textarea-horizontal-align="justify" draw:textarea-vertical-align="middle" draw:auto-grow-height="false" fo:min-height="2.167cm" fo:min-width="4.818cm"/>
    </style:style>
    <style:style style:name="gr64" style:family="graphic" style:parent-style-name="standard">
      <style:graphic-properties draw:fill-color="#ff99ff" draw:textarea-horizontal-align="justify" draw:textarea-vertical-align="middle" draw:auto-grow-height="false" fo:min-height="1.19cm" fo:min-width="3.118cm"/>
    </style:style>
    <style:style style:name="gr65" style:family="graphic" style:parent-style-name="standard">
      <style:graphic-properties draw:fill-color="#ff99ff" draw:textarea-horizontal-align="justify" draw:textarea-vertical-align="middle" draw:auto-grow-height="false" fo:min-height="0.836cm" fo:min-width="2.2cm"/>
    </style:style>
    <style:style style:name="gr66" style:family="graphic" style:parent-style-name="standard">
      <style:graphic-properties draw:fill-color="#ff99ff" draw:textarea-horizontal-align="justify" draw:textarea-vertical-align="middle" draw:auto-grow-height="false" fo:min-height="0.836cm" fo:min-width="2.5cm"/>
    </style:style>
    <style:style style:name="gr67" style:family="graphic" style:parent-style-name="standard">
      <style:graphic-properties draw:fill-color="#00ffff" draw:textarea-horizontal-align="justify" draw:textarea-vertical-align="middle" draw:auto-grow-height="false" fo:min-height="1.02cm" fo:min-width="13.98cm"/>
    </style:style>
    <style:style style:name="gr68" style:family="graphic" style:parent-style-name="standard">
      <style:graphic-properties draw:fill-color="#ffcc00" draw:textarea-horizontal-align="justify" draw:textarea-vertical-align="middle" draw:auto-grow-height="false" fo:min-height="1.143cm" fo:min-width="4.428cm"/>
    </style:style>
    <style:style style:name="gr69" style:family="graphic" style:parent-style-name="standard">
      <style:graphic-properties draw:textarea-horizontal-align="justify" draw:textarea-vertical-align="middle" draw:auto-grow-height="false" fo:min-height="0.826cm" fo:min-width="8.205cm"/>
    </style:style>
    <style:style style:name="gr70" style:family="graphic" style:parent-style-name="standard">
      <style:graphic-properties draw:textarea-horizontal-align="justify" draw:textarea-vertical-align="middle" draw:auto-grow-height="false" fo:min-height="0.859cm" fo:min-width="8.223cm"/>
    </style:style>
    <style:style style:name="gr71" style:family="graphic" style:parent-style-name="standard">
      <style:graphic-properties draw:fill-color="#ffcc00" draw:textarea-horizontal-align="justify" draw:textarea-vertical-align="middle" draw:auto-grow-height="false" fo:min-height="1.127cm" fo:min-width="4.428cm"/>
    </style:style>
    <style:style style:name="gr72" style:family="graphic" style:parent-style-name="standard">
      <style:graphic-properties draw:fill-color="#ffcc00" draw:textarea-horizontal-align="justify" draw:textarea-vertical-align="middle" draw:auto-grow-height="false" fo:min-height="1.126cm" fo:min-width="4.428cm"/>
    </style:style>
    <style:style style:name="gr73" style:family="graphic" style:parent-style-name="objectwithoutfill">
      <style:graphic-properties draw:fill="none" draw:fill-color="#99ffff" draw:textarea-vertical-align="middle"/>
    </style:style>
    <style:style style:name="gr74" style:family="graphic" style:parent-style-name="objectwithoutfill">
      <style:graphic-properties draw:marker-start="Small_20_Arrow" draw:fill="none" draw:fill-color="#99ffff" draw:textarea-vertical-align="middle"/>
    </style:style>
    <style:style style:name="gr75" style:family="graphic" style:parent-style-name="objectwithoutfill">
      <style:graphic-properties draw:marker-end="Square_20_45_20_unfilled" draw:marker-end-width="0.3cm" draw:fill="none" draw:textarea-vertical-align="middle"/>
    </style:style>
    <style:style style:name="gr76" style:family="graphic" style:parent-style-name="standard">
      <style:graphic-properties draw:fill-color="#9999ff" draw:textarea-horizontal-align="justify" draw:textarea-vertical-align="middle" draw:auto-grow-height="false" fo:min-height="1.143cm" fo:min-width="2.707cm"/>
    </style:style>
    <style:style style:name="gr77" style:family="graphic" style:parent-style-name="standard">
      <style:graphic-properties draw:fill-color="#ffcc00" draw:textarea-horizontal-align="justify" draw:textarea-vertical-align="middle" draw:auto-grow-height="false" fo:min-height="1.143cm" fo:min-width="2.707cm"/>
    </style:style>
    <style:style style:name="gr78" style:family="graphic" style:parent-style-name="standard">
      <style:graphic-properties draw:fill-color="#66ccff" draw:textarea-horizontal-align="justify" draw:textarea-vertical-align="middle" draw:auto-grow-height="false" fo:min-height="1.143cm" fo:min-width="2.707cm"/>
    </style:style>
    <style:style style:name="gr79" style:family="graphic" style:parent-style-name="standard">
      <style:graphic-properties draw:fill-color="#9999ff" draw:textarea-horizontal-align="justify" draw:textarea-vertical-align="middle" draw:auto-grow-height="false" fo:min-height="1.619cm" fo:min-width="6.156cm"/>
    </style:style>
    <style:style style:name="gr80" style:family="graphic" style:parent-style-name="standard">
      <style:graphic-properties draw:fill-color="#ff99ff" draw:textarea-horizontal-align="justify" draw:textarea-vertical-align="middle" draw:auto-grow-height="false" fo:min-height="0.536cm" fo:min-width="2.64cm"/>
    </style:style>
    <style:style style:name="gr81" style:family="graphic" style:parent-style-name="standard">
      <style:graphic-properties draw:textarea-horizontal-align="justify" draw:textarea-vertical-align="middle" draw:auto-grow-height="false" fo:min-height="0.859cm" fo:min-width="14.969cm"/>
    </style:style>
    <style:style style:name="gr82" style:family="graphic" style:parent-style-name="standard">
      <style:graphic-properties draw:fill-color="#ff99ff" draw:textarea-horizontal-align="justify" draw:textarea-vertical-align="middle" draw:auto-grow-height="false" fo:min-height="1.189cm" fo:min-width="1.511cm"/>
    </style:style>
    <style:style style:name="gr83" style:family="graphic" style:parent-style-name="standard">
      <style:graphic-properties draw:fill-color="#ff99ff" draw:textarea-horizontal-align="justify" draw:textarea-vertical-align="middle" draw:auto-grow-height="false" fo:min-height="1.299cm" fo:min-width="2.96cm"/>
    </style:style>
    <style:style style:name="gr84" style:family="graphic" style:parent-style-name="standard">
      <style:graphic-properties draw:textarea-horizontal-align="justify" draw:textarea-vertical-align="middle" draw:auto-grow-height="false" fo:min-height="1.582cm" fo:min-width="5.577cm"/>
    </style:style>
    <style:style style:name="gr85" style:family="graphic" style:parent-style-name="standard">
      <style:graphic-properties draw:fill-color="#00cc33" draw:textarea-horizontal-align="justify" draw:textarea-vertical-align="middle" draw:auto-grow-height="false" fo:min-height="1.795cm" fo:min-width="4.748cm"/>
    </style:style>
    <style:style style:name="gr86" style:family="graphic" style:parent-style-name="standard">
      <style:graphic-properties draw:fill-color="#ff99ff" draw:textarea-horizontal-align="justify" draw:textarea-vertical-align="middle" draw:auto-grow-height="false" fo:min-height="5.391cm" fo:min-width="5.765cm"/>
    </style:style>
    <style:style style:name="gr87" style:family="graphic" style:parent-style-name="standard">
      <style:graphic-properties draw:textarea-horizontal-align="justify" draw:textarea-vertical-align="middle" draw:auto-grow-height="false" fo:min-height="5.361cm" fo:min-width="9.472cm"/>
    </style:style>
    <style:style style:name="gr88" style:family="graphic" style:parent-style-name="standard">
      <style:graphic-properties draw:fill-color="#66ccff" draw:textarea-horizontal-align="justify" draw:textarea-vertical-align="middle" draw:auto-grow-height="false" fo:min-height="0.52cm" fo:min-width="1.418cm"/>
    </style:style>
    <style:style style:name="gr89" style:family="graphic" style:parent-style-name="standard">
      <style:graphic-properties draw:fill-color="#66ccff" draw:textarea-horizontal-align="justify" draw:textarea-vertical-align="middle" draw:auto-grow-height="false" fo:min-height="0.543cm" fo:min-width="1.418cm"/>
    </style:style>
    <style:style style:name="gr90" style:family="graphic" style:parent-style-name="standard">
      <style:graphic-properties draw:fill-color="#66ccff" draw:textarea-horizontal-align="justify" draw:textarea-vertical-align="middle" draw:auto-grow-height="false" fo:min-height="0.52cm" fo:min-width="2.533cm"/>
    </style:style>
    <style:style style:name="gr91" style:family="graphic" style:parent-style-name="standard">
      <style:graphic-properties draw:fill-color="#66ccff" draw:textarea-horizontal-align="justify" draw:textarea-vertical-align="middle" draw:auto-grow-height="false" fo:min-height="0.715cm" fo:min-width="2.762cm"/>
    </style:style>
    <style:style style:name="gr92" style:family="graphic" style:parent-style-name="objectwithoutfill">
      <style:graphic-properties draw:marker-start="Circle_20_unfilled" draw:marker-end="Arrow" draw:marker-end-width="0.3cm" draw:fill="none" draw:textarea-vertical-align="middle"/>
    </style:style>
    <style:style style:name="gr93" style:family="graphic" style:parent-style-name="standard">
      <style:graphic-properties draw:fill-color="#66ccff" draw:textarea-horizontal-align="justify" draw:textarea-vertical-align="middle" draw:auto-grow-height="false" fo:min-height="1.726cm" fo:min-width="2.958cm"/>
    </style:style>
    <style:style style:name="gr94" style:family="graphic" style:parent-style-name="standard">
      <style:graphic-properties draw:fill-color="#ff9999" draw:textarea-horizontal-align="justify" draw:textarea-vertical-align="middle" draw:auto-grow-height="false" fo:min-height="4.857cm" fo:min-width="17.186cm"/>
    </style:style>
    <style:style style:name="gr95" style:family="graphic" style:parent-style-name="standard">
      <style:graphic-properties draw:fill-color="#00ffff" draw:textarea-horizontal-align="justify" draw:textarea-vertical-align="middle" draw:auto-grow-height="false" fo:min-height="1.594cm" fo:min-width="14.29cm"/>
    </style:style>
    <style:style style:name="gr96" style:family="graphic" style:parent-style-name="standard">
      <style:graphic-properties draw:fill-color="#ff99ff" draw:textarea-horizontal-align="justify" draw:textarea-vertical-align="middle" draw:auto-grow-height="false" fo:min-height="1.644cm" fo:min-width="5.765cm"/>
    </style:style>
    <style:style style:name="gr97" style:family="graphic" style:parent-style-name="standard">
      <style:graphic-properties draw:textarea-horizontal-align="justify" draw:textarea-vertical-align="middle" draw:auto-grow-height="false" fo:min-height="4.95cm" fo:min-width="7.358cm"/>
    </style:style>
    <style:style style:name="gr98" style:family="graphic" style:parent-style-name="standard">
      <style:graphic-properties draw:fill-color="#66ccff" draw:textarea-horizontal-align="justify" draw:textarea-vertical-align="middle" draw:auto-grow-height="false" fo:min-height="0.773cm" fo:min-width="1.731cm"/>
    </style:style>
    <style:style style:name="gr99" style:family="graphic" style:parent-style-name="standard">
      <style:graphic-properties draw:fill-color="#00cc33" draw:textarea-horizontal-align="justify" draw:textarea-vertical-align="middle" draw:auto-grow-height="false" fo:min-height="2.687cm" fo:min-width="5.836cm"/>
    </style:style>
    <style:style style:name="gr100" style:family="graphic" style:parent-style-name="standard">
      <style:graphic-properties draw:fill-color="#66ccff" draw:textarea-horizontal-align="justify" draw:textarea-vertical-align="middle" draw:auto-grow-height="false" fo:min-height="2.599cm" fo:min-width="5.232cm"/>
    </style:style>
    <style:style style:name="gr101" style:family="graphic" style:parent-style-name="standard">
      <style:graphic-properties draw:fill-color="#00cc33" draw:textarea-horizontal-align="justify" draw:textarea-vertical-align="middle" draw:auto-grow-height="false" fo:min-height="2.073cm" fo:min-width="9.068cm"/>
    </style:style>
    <style:style style:name="gr102" style:family="graphic" style:parent-style-name="standard">
      <style:graphic-properties draw:fill-color="#66ccff" draw:textarea-horizontal-align="justify" draw:textarea-vertical-align="middle" draw:auto-grow-height="false" fo:min-height="0.773cm" fo:min-width="2.037cm"/>
    </style:style>
    <style:style style:name="gr103" style:family="graphic" style:parent-style-name="standard">
      <style:graphic-properties draw:fill-color="#ff9999" draw:textarea-horizontal-align="justify" draw:textarea-vertical-align="middle" draw:auto-grow-height="false" fo:min-height="6.506cm" fo:min-width="6.886cm"/>
    </style:style>
    <style:style style:name="P1" style:family="paragraph">
      <loext:graphic-properties draw:fill-color="#fdfdd4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ffff"/>
      <style:paragraph-properties fo:text-align="center"/>
      <style:text-properties fo:font-size="26pt" style:font-size-asian="18pt" style:font-size-complex="18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/>
    </style:style>
    <style:style style:name="P6" style:family="paragraph">
      <style:paragraph-properties fo:text-align="center"/>
      <style:text-properties fo:text-transform="uppercase" fo:font-weight="bold" style:font-size-asian="18pt" style:font-size-complex="18pt"/>
    </style:style>
    <style:style style:name="P7" style:family="paragraph">
      <loext:graphic-properties draw:fill-color="#00ffff"/>
      <style:paragraph-properties fo:text-align="center"/>
      <style:text-properties fo:text-transform="uppercase" fo:font-size="26pt" fo:font-weight="bold" style:font-size-asian="18pt" style:font-size-complex="18pt"/>
    </style:style>
    <style:style style:name="P8" style:family="paragraph">
      <style:paragraph-properties fo:text-align="start"/>
    </style:style>
    <style:style style:name="P9" style:family="paragraph">
      <loext:graphic-properties draw:fill-color="#ff9999"/>
      <style:paragraph-properties fo:text-align="center"/>
      <style:text-properties fo:font-size="12pt" style:font-size-asian="12pt" style:font-size-complex="12pt"/>
    </style:style>
    <style:style style:name="P10" style:family="paragraph">
      <style:paragraph-properties fo:text-align="start"/>
      <style:text-properties fo:font-size="12pt" style:font-size-asian="18pt" style:font-size-complex="18pt"/>
    </style:style>
    <style:style style:name="P11" style:family="paragraph">
      <loext:graphic-properties draw:fill="solid" draw:fill-color="#87d1d1"/>
      <style:paragraph-properties fo:text-align="start"/>
      <style:text-properties fo:font-size="12pt" style:font-size-asian="12pt" style:font-size-complex="12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solid" draw:fill-color="#32cd32"/>
      <style:paragraph-properties fo:text-align="center"/>
      <style:text-properties fo:font-size="12pt" style:font-size-asian="10pt" style:font-size-complex="10pt"/>
    </style:style>
    <style:style style:name="P14" style:family="paragraph">
      <loext:graphic-properties draw:fill="solid" draw:fill-color="#fdb94d"/>
      <style:paragraph-properties fo:text-align="start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style:paragraph-properties fo:text-align="center"/>
      <style:text-properties fo:text-transform="uppercase" fo:font-weight="bold" style:font-size-asian="10pt" style:font-size-complex="10pt"/>
    </style:style>
    <style:style style:name="P17" style:family="paragraph">
      <loext:graphic-properties draw:fill="solid" draw:fill-color="#62a73b"/>
      <style:paragraph-properties fo:text-align="center"/>
      <style:text-properties fo:text-transform="uppercase" fo:font-size="12pt" fo:font-weight="bold" style:font-size-asian="10pt" style:font-size-complex="10pt"/>
    </style:style>
    <style:style style:name="P18" style:family="paragraph">
      <loext:graphic-properties draw:fill="solid" draw:fill-color="#62a73b"/>
      <style:paragraph-properties fo:text-align="center"/>
      <style:text-properties fo:font-size="12pt" style:font-size-asian="10pt" style:font-size-complex="10pt"/>
    </style:style>
    <style:style style:name="P19" style:family="paragraph">
      <loext:graphic-properties draw:fill="solid" draw:fill-color="#87d1d1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="solid" draw:fill-color="#32cd32"/>
      <style:paragraph-properties fo:text-align="center"/>
      <style:text-properties fo:font-size="14pt" style:font-size-asian="10pt" style:font-size-complex="10pt"/>
    </style:style>
    <style:style style:name="P21" style:family="paragraph">
      <style:paragraph-properties fo:text-align="center"/>
      <style:text-properties fo:font-size="12pt" style:font-size-asian="18pt" style:font-size-complex="18pt"/>
    </style:style>
    <style:style style:name="P22" style:family="paragraph">
      <loext:graphic-properties draw:fill="solid" draw:fill-color="#32cd32"/>
      <style:paragraph-properties fo:text-align="start"/>
      <style:text-properties fo:font-size="14pt" style:font-size-asian="10pt" style:font-size-complex="10pt"/>
    </style:style>
    <style:style style:name="P23" style:family="paragraph">
      <loext:graphic-properties draw:fill="solid" draw:fill-color="#62a73b"/>
      <style:paragraph-properties fo:text-align="start"/>
      <style:text-properties fo:font-size="12pt" style:font-size-asian="10pt" style:font-size-complex="10pt"/>
    </style:style>
    <style:style style:name="P24" style:family="paragraph">
      <loext:graphic-properties draw:fill-color="#ff9999"/>
      <style:paragraph-properties fo:text-align="start"/>
      <style:text-properties fo:font-size="12pt" style:font-size-asian="12pt" style:font-size-complex="12pt"/>
    </style:style>
    <style:style style:name="P25" style:family="paragraph">
      <loext:graphic-properties draw:fill="solid" draw:fill-color="#c7a0cb"/>
      <style:paragraph-properties fo:text-align="start"/>
      <style:text-properties fo:font-size="12pt" style:font-size-asian="12pt" style:font-size-complex="12pt"/>
    </style:style>
    <style:style style:name="P26" style:family="paragraph">
      <loext:graphic-properties draw:fill="none" draw:fill-color="#ffffff"/>
      <style:text-properties fo:font-size="26pt" style:font-size-asian="18pt" style:font-size-complex="18pt"/>
    </style:style>
    <style:style style:name="P27" style:family="paragraph">
      <loext:graphic-properties draw:fill="none"/>
      <style:text-properties fo:font-size="18pt"/>
    </style:style>
    <style:style style:name="P28" style:family="paragraph">
      <style:paragraph-properties fo:text-align="center"/>
      <style:text-properties fo:font-size="18pt"/>
    </style:style>
    <style:style style:name="P29" style:family="paragraph">
      <loext:graphic-properties draw:fill-color="#ffcc00"/>
      <style:paragraph-properties fo:text-align="start"/>
      <style:text-properties fo:font-size="12pt" style:font-size-asian="12pt" style:font-size-complex="12pt"/>
    </style:style>
    <style:style style:name="P30" style:family="paragraph">
      <loext:graphic-properties draw:fill-color="#00ffff"/>
      <style:paragraph-properties fo:text-align="center"/>
      <style:text-properties fo:font-size="18pt"/>
    </style:style>
    <style:style style:name="P31" style:family="paragraph">
      <loext:graphic-properties draw:fill-color="#66ccff"/>
      <style:paragraph-properties fo:text-align="start"/>
      <style:text-properties fo:font-size="12pt" style:font-size-asian="12pt" style:font-size-complex="12pt"/>
    </style:style>
    <style:style style:name="P32" style:family="paragraph">
      <loext:graphic-properties draw:fill-color="#00cc33"/>
      <style:paragraph-properties fo:text-align="start"/>
      <style:text-properties fo:font-size="12pt" style:font-size-asian="12pt" style:font-size-complex="12pt"/>
    </style:style>
    <style:style style:name="P33" style:family="paragraph">
      <loext:graphic-properties draw:fill-color="#ff99ff"/>
      <style:paragraph-properties fo:text-align="start"/>
      <style:text-properties fo:font-size="12pt" style:font-size-asian="12pt" style:font-size-complex="12pt"/>
    </style:style>
    <style:style style:name="P34" style:family="paragraph">
      <style:paragraph-properties fo:text-align="start"/>
      <style:text-properties fo:font-size="18pt" style:font-size-asian="18pt" style:font-size-complex="18pt"/>
    </style:style>
    <style:style style:name="P35" style:family="paragraph">
      <style:paragraph-properties fo:text-align="center"/>
      <style:text-properties fo:font-size="18pt" style:font-size-asian="18pt" style:font-size-complex="18pt"/>
    </style:style>
    <style:style style:name="P36" style:family="paragraph">
      <loext:graphic-properties draw:fill-color="#ffcc00"/>
      <style:paragraph-properties fo:text-align="center"/>
      <style:text-properties fo:font-size="18pt" style:font-size-asian="18pt" style:font-size-complex="18pt"/>
    </style:style>
    <style:style style:name="P37" style:family="paragraph">
      <loext:graphic-properties draw:fill-color="#ffcc00"/>
      <style:paragraph-properties fo:text-align="center"/>
      <style:text-properties fo:font-size="12pt" style:font-size-asian="12pt" style:font-size-complex="12pt"/>
    </style:style>
    <style:style style:name="P38" style:family="paragraph">
      <style:paragraph-properties fo:text-align="center"/>
      <style:text-properties fo:font-size="16pt" style:font-size-asian="16pt" style:font-size-complex="16pt"/>
    </style:style>
    <style:style style:name="P39" style:family="paragraph">
      <loext:graphic-properties draw:fill="none" draw:fill-color="#99ffff"/>
      <style:paragraph-properties fo:text-align="center"/>
    </style:style>
    <style:style style:name="P40" style:family="paragraph">
      <loext:graphic-properties draw:fill-color="#9999ff"/>
      <style:paragraph-properties fo:text-align="center"/>
      <style:text-properties fo:font-size="12pt" style:font-size-asian="12pt" style:font-size-complex="12pt"/>
    </style:style>
    <style:style style:name="P41" style:family="paragraph">
      <loext:graphic-properties draw:fill-color="#66ccff"/>
      <style:paragraph-properties fo:text-align="center"/>
      <style:text-properties fo:font-size="12pt" style:font-size-asian="12pt" style:font-size-complex="12pt"/>
    </style:style>
    <style:style style:name="P42" style:family="paragraph">
      <loext:graphic-properties draw:fill-color="#ff99ff"/>
      <style:paragraph-properties fo:text-align="center"/>
      <style:text-properties fo:font-size="12pt" style:font-size-asian="12pt" style:font-size-complex="12pt"/>
    </style:style>
    <style:style style:name="P43" style:family="paragraph">
      <loext:graphic-properties draw:fill-color="#00cc33"/>
      <style:paragraph-properties fo:text-align="center"/>
      <style:text-properties fo:font-size="18pt"/>
    </style:style>
    <style:style style:name="P44" style:family="paragraph">
      <style:paragraph-properties fo:line-height="100%" fo:text-align="start"/>
    </style:style>
    <style:style style:name="P45" style:family="paragraph">
      <loext:graphic-properties draw:fill-color="#ff99ff"/>
      <style:paragraph-properties fo:text-align="start"/>
      <style:text-properties fo:font-size="18pt"/>
    </style:style>
    <style:style style:name="P46" style:family="paragraph">
      <style:paragraph-properties fo:text-align="start"/>
      <style:text-properties fo:font-size="18pt"/>
    </style:style>
    <style:style style:name="P47" style:family="paragraph">
      <loext:graphic-properties draw:fill-color="#ff9999"/>
      <style:paragraph-properties fo:text-align="start"/>
      <style:text-properties fo:font-size="14pt" style:font-size-asian="14pt" style:font-size-complex="14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text-transform="uppercase" fo:font-size="26pt" fo:font-weight="bold" style:font-size-asian="18pt" style:font-size-complex="18pt"/>
    </style:style>
    <style:style style:name="T4" style:family="text">
      <style:text-properties fo:text-transform="uppercase" fo:font-size="12pt" fo:font-weight="bold" style:font-size-asian="10pt" style:font-size-complex="10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font-size="12pt" style:font-size-asian="10pt" style:font-size-complex="10pt"/>
    </style:style>
    <style:style style:name="T7" style:family="text">
      <style:text-properties fo:text-transform="uppercase" fo:font-size="12pt" style:text-underline-style="none" fo:font-weight="bold" style:font-size-asian="18pt" style:font-size-complex="18pt"/>
    </style:style>
    <style:style style:name="T8" style:family="text">
      <style:text-properties fo:font-size="12pt" style:font-size-asian="18pt" style:font-size-complex="18pt"/>
    </style:style>
    <style:style style:name="T9" style:family="text">
      <style:text-properties fo:text-transform="uppercase" fo:font-size="12pt" style:text-underline-style="none" fo:font-weight="bold" style:font-size-asian="10pt" style:font-size-complex="10pt"/>
    </style:style>
    <style:style style:name="T10" style:family="text">
      <style:text-properties fo:text-transform="uppercase" fo:font-size="10pt" style:text-underline-style="solid" style:text-underline-width="bold" style:text-underline-color="font-color" fo:font-weight="bold" style:font-size-asian="10pt" style:font-size-complex="10pt"/>
    </style:style>
    <style:style style:name="T11" style:family="text">
      <style:text-properties fo:text-transform="uppercase" fo:font-size="12pt" style:text-underline-style="solid" style:text-underline-width="auto" style:text-underline-color="font-color" fo:font-weight="bold" style:font-size-asian="10pt" style:font-size-complex="10pt"/>
    </style:style>
    <style:style style:name="T12" style:family="text">
      <style:text-properties fo:font-variant="normal" fo:text-transform="none" fo:font-size="12pt" fo:font-style="normal" fo:font-weight="normal" style:font-size-asian="10pt" style:font-size-complex="10pt"/>
    </style:style>
    <style:style style:name="T13" style:family="text">
      <style:text-properties fo:text-transform="uppercase" fo:font-size="14pt" fo:font-weight="bold" style:font-size-asian="10pt" style:font-size-complex="10pt"/>
    </style:style>
    <style:style style:name="T14" style:family="text">
      <style:text-properties fo:font-size="14pt" style:font-size-asian="10pt" style:font-size-complex="10pt"/>
    </style:style>
    <style:style style:name="T15" style:family="text">
      <style:text-properties fo:font-variant="normal" fo:text-transform="none" fo:font-size="12pt" fo:font-style="italic" fo:font-weight="normal" style:font-size-asian="10pt" style:font-size-complex="10pt"/>
    </style:style>
    <style:style style:name="T16" style:family="text">
      <style:text-properties fo:font-size="18pt"/>
    </style:style>
    <style:style style:name="T17" style:family="text">
      <style:text-properties fo:font-size="6pt" style:font-size-asian="18pt" style:font-size-complex="18pt"/>
    </style:style>
    <style:style style:name="T18" style:family="text">
      <style:text-properties fo:font-size="12pt" style:font-size-asian="14pt" style:font-size-complex="14pt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6pt" style:font-size-asian="16pt" style:font-size-complex="16pt"/>
    </style:style>
    <style:style style:name="T2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4.679cm" svg:height="20.629cm" svg:x="0.462cm" svg:y="0.4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493cm" svg:height="1.27cm" svg:x="7.732cm" svg:y="0.839cm">
          <text:p text:style-name="P2"><text:span text:style-name="T1">Int</text:span><text:span text:style-name="T1">ro</text:span><text:span text:style-name="T1">du</text:span><text:span text:style-name="T1">cti</text:span><text:span text:style-name="T1">on</text:span><text:span text:style-name="T1">: </text:span><text:span text:style-name="T1">Co</text:span><text:span text:style-name="T1">nt</text:span><text:span text:style-name="T1">ex</text:span><text:span text:style-name="T1">t </text:span><text:span text:style-name="T1">Of </text:span><text:span text:style-name="T1">Th</text:span><text:span text:style-name="T1">is </text:span><text:span text:style-name="T1">Su</text:span><text:span text:style-name="T1">b</text:span><text:span text:style-name="T1">mi</text:span><text:span text:style-name="T1">ssi</text:span><text:span text:style-name="T1">on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3.719cm" svg:height="18.026cm" svg:x="0.841cm" svg:y="3.007cm">
          <draw:text-box>
            <text:p><text:s/>- Only a “sticky note” in the space of ideas that might help to optimize the wellbeing of children with RASopathies </text:p>
            <text:p/>
            <text:p><text:s/>- A hint of a trace of a concept* for a category of application that would help to predict the time course of wellbeing, </text:p>
            <text:p><text:s text:c="3"/>based on discrete inputs and estimates of the wellbeing of a child with RASopathies over time</text:p>
            <text:p/>
            <text:p><text:s/>- Based on machine learning techniques to elucidate the correlations and interactions between physiological system <text:s text:c="3"/></text:p>
            <text:p><text:s text:c="3"/>impulse response functions and wellbeing outcomes</text:p>
            <text:p/>
            <text:p><text:s/>- Submitted as a solo project (not eligible for awards), in the spirit of brainstorming and community</text:p>
            <text:p/>
            <text:p text:style-name="P4"><text:span text:style-name="T2"><text:s/></text:span><text:span text:style-name="T2">- </text:span>Due an unexpected event related to a chronic, but unpredictably acute medical condition, coinciding with the</text:p>
            <text:p text:style-name="P4"><text:s text:c="3"/>Hack4Rare timeline, this submission is purely conceptual due to the resultant time constraints</text:p>
            <text:p text:style-name="P4"/>
            <text:p text:style-name="P4"><text:s/>- All techniques outlined in the proposed system are ones I’ve relied on heavily, some extending over decades,</text:p>
            <text:p text:style-name="P4"><text:s text:c="3"/>in systems that I’ve personally developed to solve machine learning problems in signal and image processing</text:p>
            <text:p text:style-name="P4"><text:s text:c="3"/>applications (many of these of a mission critical nature, requiring both accuracy and robustness)</text:p>
            <text:p text:style-name="P4"/>
            <text:p><text:s/>- Further development would require close cooperation with families with children with RASopathies in order to </text:p>
            <text:p><text:s text:c="3"/>collect data that would be used to develop a prototype, validate the overall system concept and level of accuracy, <text:s/></text:p>
            <text:p><text:s text:c="3"/>and ultimately, it’s utility for optimization of wellbeing of children (and potentially adults) with RASopathies</text:p>
            <text:p/>
            <text:p><text:s/>- If this submission does nothing more than stimulate interest on the part of other system developers to pursue</text:p>
            <text:p><text:s text:c="3"/>this overall concept, using any competing techniques or system designs, it will have served it’s purpose</text:p>
            <text:p/>
            <text:p>*A phrase plagiarized, but further mangled, originally from a Woody Allen film </text:p>
          </draw:text-box>
        </draw:frame>
      </draw:page>
      <draw:page draw:name="page2" draw:style-name="dp1" draw:master-page-name="Default">
        <draw:custom-shape draw:style-name="gr1" draw:text-style-name="P1" draw:layer="layout" svg:width="34.679cm" svg:height="20.629cm" svg:x="0.462cm" svg:y="0.4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7.493cm" svg:height="1.27cm" svg:x="7.732cm" svg:y="0.839cm">
          <text:p text:style-name="P2"><text:span text:style-name="T1">Introductio</text:span><text:span text:style-name="T1">n: Context </text:span><text:span text:style-name="T1">Of This </text:span><text:span text:style-name="T1">Submissio</text:span><text:span text:style-name="T1">n v2</text:span>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33.719cm" svg:height="18.026cm" svg:x="0.841cm" svg:y="3.007cm">
          <draw:text-box>
            <text:p><text:s/>- Only a “sticky note” in the space of ideas that might help to optimize the wellbeing of children with RASopathies </text:p>
            <text:p/>
            <text:p><text:s/>- A hint of a trace of a concept* for a category of application that would help to predict the time course of wellbeing, </text:p>
            <text:p><text:s text:c="3"/>based on discrete inputs and estimates of the wellbeing of a child with RASopathies over time</text:p>
            <text:p/>
            <text:p><text:s/>- Based on machine learning techniques to elucidate the correlations and interactions between physiological system <text:s text:c="3"/></text:p>
            <text:p><text:s text:c="3"/>impulse response functions and wellbeing outcomes</text:p>
            <text:p/>
            <text:p><text:s/>- Submitted as a solo project (not eligible for awards), in the spirit of brainstorming and community</text:p>
            <text:p/>
            <text:p text:style-name="P4"><text:span text:style-name="T2"><text:s/></text:span><text:span text:style-name="T2">- </text:span>Due an unexpected event related to a chronic, but unpredictably acute medical condition, coinciding with the</text:p>
            <text:p text:style-name="P4"><text:s text:c="3"/>Hack4Rare timeline, this submission is purely conceptual due to the resultant time constraints</text:p>
            <text:p text:style-name="P4"/>
            <text:p text:style-name="P4"><text:s/>- All techniques outlined in the proposed system are ones I’ve relied on heavily, some extending over decades,</text:p>
            <text:p text:style-name="P4"><text:s text:c="3"/>in systems that I’ve personally developed to solve machine learning problems in signal and image processing</text:p>
            <text:p text:style-name="P4"><text:s text:c="3"/>applications (many of these of a mission critical nature, requiring both accuracy and robustness)</text:p>
            <text:p text:style-name="P4"/>
            <text:p><text:s/>- Further development would require close cooperation with families with children with RASopathies in order to </text:p>
            <text:p><text:s text:c="3"/>collect data that would be used to develop a prototype, validate the overall system concept and level of accuracy, <text:s/></text:p>
            <text:p><text:s text:c="3"/>and ultimately, it’s utility for optimization of wellbeing of children (and potentially adults) with RASopathies</text:p>
            <text:p/>
            <text:p><text:s/>- If this submission does nothing more than stimulate interest on the part of other system developers to pursue</text:p>
            <text:p><text:s text:c="3"/>this overall concept, using any competing techniques or system designs, it will have served it’s purpose</text:p>
            <text:p/>
            <text:p>*A phrase plagiarized, but further mangled, originally from a Woody Allen film </text:p>
          </draw:text-box>
        </draw:frame>
      </draw:page>
      <draw:page draw:name="page3" draw:style-name="dp1" draw:master-page-name="Default">
        <draw:custom-shape draw:style-name="gr4" draw:text-style-name="P1" draw:layer="layout" svg:width="34.942cm" svg:height="20.812cm" svg:x="0.327cm" svg:y="0.40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4.121cm" svg:height="1.62cm" svg:x="1.277cm" svg:y="1cm">
          <text:p text:style-name="P6"><text:span text:style-name="T3">Overal</text:span><text:span text:style-name="T3">l </text:span><text:span text:style-name="T3">System </text:span><text:span text:style-name="T3">Concep</text:span><text:span text:style-name="T3">t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.276cm" svg:height="2.87cm" svg:x="26.802cm" svg:y="7.251cm">
          <text:p text:style-name="P2"><text:span text:style-name="T4">Linear Support </text:span></text:p>
          <text:p text:style-name="P2"><text:span text:style-name="T4">Vector Regression (SVR)</text:span></text:p>
          <text:p text:style-name="P8"><text:span text:style-name="T5"/></text:p>
          <text:p text:style-name="P8"><text:span text:style-name="T6">Learn linear mapping from feature</text:span></text:p>
          <text:p text:style-name="P8"><text:span text:style-name="T6">vectors to wellbeing target fun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.276cm" svg:height="2.87cm" svg:x="26.511cm" svg:y="7.516cm">
          <text:p text:style-name="P2"><text:span text:style-name="T4">Linear Support </text:span></text:p>
          <text:p text:style-name="P2"><text:span text:style-name="T4">Vector Regression (SVR)</text:span></text:p>
          <text:p text:style-name="P8"><text:span text:style-name="T5"/></text:p>
          <text:p text:style-name="P8"><text:span text:style-name="T6">Learn linear mapping from feature</text:span></text:p>
          <text:p text:style-name="P8"><text:span text:style-name="T6">vectors to wellbeing target fun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9" draw:layer="layout" svg:width="7.276cm" svg:height="2.87cm" svg:x="26.22cm" svg:y="7.86cm">
          <text:p text:style-name="P2"><text:span text:style-name="T4">Linear Support </text:span></text:p>
          <text:p text:style-name="P2"><text:span text:style-name="T4">Vector Regression </text:span><text:span text:style-name="T4">(SVR)</text:span></text:p>
          <text:p text:style-name="P8"><text:span text:style-name="T5"/></text:p>
          <text:p text:style-name="P8"><text:span text:style-name="T6">Learned linear mapping from </text:span><text:span text:style-name="T6">feature</text:span></text:p>
          <text:p text:style-name="P8"><text:span text:style-name="T6">vectors to wellbeing target </text:span><text:span text:style-name="T6">fun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6.756cm" svg:height="3.475cm" svg:x="7.011cm" svg:y="10.152cm">
          <text:p text:style-name="P2"><text:span text:style-name="T7">Hyp</text:span><text:span text:style-name="T7">othe</text:span><text:span text:style-name="T7">size</text:span><text:span text:style-name="T7">d </text:span><text:span text:style-name="T7">Alte</text:span><text:span text:style-name="T7">rnat</text:span><text:span text:style-name="T7">ive</text:span></text:p>
          <text:p text:style-name="P2"><text:span text:style-name="T7">Phys</text:span><text:span text:style-name="T7">iolo</text:span><text:span text:style-name="T7">gica</text:span><text:span text:style-name="T7">l </text:span><text:span text:style-name="T7">Resp</text:span><text:span text:style-name="T7">ons</text:span><text:span text:style-name="T7">es</text:span></text:p>
          <text:p text:style-name="P8"><text:span text:style-name="T8"/></text:p>
          <text:p text:style-name="P8"><text:span text:style-name="T8">Famili</text:span><text:span text:style-name="T8">es of </text:span><text:span text:style-name="T8">impul</text:span><text:span text:style-name="T8">se </text:span><text:span text:style-name="T8">respo</text:span><text:span text:style-name="T8">nse</text:span></text:p>
          <text:p text:style-name="P8"><text:span text:style-name="T8">functi</text:span><text:span text:style-name="T8">ons </text:span><text:span text:style-name="T8">over </text:span><text:span text:style-name="T8">scale </text:span><text:span text:style-name="T8">and </text:span></text:p>
          <text:p text:style-name="P8"><text:span text:style-name="T8">time </text:span><text:span text:style-name="T8">delay </text:span><text:span text:style-name="T8">(transi</text:span><text:span text:style-name="T8">t time) </text:span></text:p>
          <draw:enhanced-geometry svg:viewBox="0 0 21600 21600" draw:type="rectangle" draw:enhanced-path="M 0 0 L 21600 0 21600 21600 0 21600 0 0 Z N"/>
        </draw:custom-shape>
        <draw:custom-shape draw:style-name="gr8" draw:text-style-name="P11" draw:layer="layout" svg:width="4.575cm" svg:height="3.521cm" svg:x="1.208cm" svg:y="10.116cm">
          <text:p text:style-name="P2"><text:span text:style-name="T9">Input <text:s/>types</text:span></text:p>
          <text:p text:style-name="P8"><text:span text:style-name="T10"/></text:p>
          <text:p text:style-name="P8"><text:span text:style-name="T6">Ex: nutrition, </text:span><text:span text:style-name="T6">activities,</text:span></text:p>
          <text:p text:style-name="P8"><text:span text:style-name="T6">Medications, </text:span><text:span text:style-name="T6">sleep…</text:span></text:p>
          <text:p text:style-name="P8"><text:span text:style-name="T6">Specify time and</text:span></text:p>
          <text:p text:style-name="P8"><text:span text:style-name="T6">amplitude of </text:span><text:span text:style-name="T6">input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5.776cm" svg:y1="11.86cm" svg:x2="6.958cm" svg:y2="11.863cm">
          <text:p/>
        </draw:line>
        <draw:line draw:style-name="gr10" draw:text-style-name="P12" draw:layer="layout" svg:x1="22.327cm" svg:y1="9.705cm" svg:x2="26.18cm" svg:y2="9.679cm">
          <text:p/>
        </draw:line>
        <draw:custom-shape draw:style-name="gr11" draw:text-style-name="P13" draw:layer="layout" svg:width="6.702cm" svg:height="3.886cm" svg:x="1.235cm" svg:y="4.316cm">
          <text:p text:style-name="P2"><text:span text:style-name="T9">Well</text:span><text:span text:style-name="T9">being </text:span><text:span text:style-name="T9"><text:s/></text:span><text:span text:style-name="T9">estim</text:span><text:span text:style-name="T9">ates</text:span></text:p>
          <text:p text:style-name="P8"><text:span text:style-name="T11"/></text:p>
          <text:p text:style-name="P8"><text:span text:style-name="T6">Recor</text:span><text:span text:style-name="T6">ded </text:span><text:span text:style-name="T6">observ</text:span><text:span text:style-name="T6">ations </text:span><text:span text:style-name="T6">or</text:span></text:p>
          <text:p text:style-name="P8"><text:span text:style-name="T6">reporte</text:span><text:span text:style-name="T6">d </text:span><text:span text:style-name="T6">estimat</text:span><text:span text:style-name="T6">es of</text:span></text:p>
          <text:p text:style-name="P8"><text:span text:style-name="T6">child’s </text:span><text:span text:style-name="T6">wellbei</text:span><text:span text:style-name="T6">ng </text:span><text:span text:style-name="T6">(discre</text:span><text:span text:style-name="T6">te, </text:span></text:p>
          <text:p text:style-name="P8"><text:span text:style-name="T6">Async</text:span><text:span text:style-name="T6">hronou</text:span><text:span text:style-name="T6">s, </text:span><text:span text:style-name="T6">subject</text:span><text:span text:style-name="T6">ive </text:span><text:span text:style-name="T6">scale)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968cm" svg:y1="6.205cm" svg:x2="10.07cm" svg:y2="6.2cm">
          <text:p/>
        </draw:line>
        <draw:line draw:style-name="gr9" draw:text-style-name="P12" draw:layer="layout" svg:x1="32.305cm" svg:y1="5.107cm" svg:x2="32.332cm" svg:y2="7.249cm">
          <text:p/>
        </draw:line>
        <draw:line draw:style-name="gr10" draw:text-style-name="P12" draw:layer="layout" svg:x1="22.185cm" svg:y1="9.112cm" svg:x2="29.316cm" svg:y2="5.107cm">
          <text:p/>
        </draw:line>
        <draw:custom-shape draw:style-name="gr12" draw:text-style-name="P14" draw:layer="layout" svg:width="1.598cm" svg:height="1.588cm" svg:x="22.875cm" svg:y="8.334cm">
          <text:p text:style-name="P8"><text:span text:style-name="T5">Feature</text:span></text:p>
          <text:p text:style-name="P8"><text:span text:style-name="T5">Vector</text:span><text:span text:style-name="T5"><text:line-break/></text:span><text:span text:style-name="T5">Matrix</text:span></text:p>
          <draw:enhanced-geometry svg:viewBox="0 0 21600 21600" draw:type="rectangle" draw:enhanced-path="M 0 0 L 21600 0 21600 21600 0 21600 0 0 Z N"/>
        </draw:custom-shape>
        <draw:line draw:style-name="gr13" draw:text-style-name="P12" draw:layer="layout" svg:x1="17.118cm" svg:y1="6.191cm" svg:x2="26.194cm" svg:y2="7.858cm">
          <text:p/>
        </draw:line>
        <draw:line draw:style-name="gr10" draw:text-style-name="P12" draw:layer="layout" svg:x1="32.305cm" svg:y1="10.769cm" svg:x2="32.306cm" svg:y2="17.621cm">
          <text:p/>
        </draw:line>
        <draw:custom-shape draw:style-name="gr14" draw:text-style-name="P14" draw:layer="layout" svg:width="3.369cm" svg:height="1.182cm" svg:x="28.62cm" svg:y="10.968cm">
          <text:p text:style-name="P8"><text:span text:style-name="T5">Selected </text:span><text:span text:style-name="T5">&amp; scaled</text:span></text:p>
          <text:p text:style-name="P8"><text:span text:style-name="T5">feature </text:span><text:span text:style-name="T5">vectors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6.604cm" svg:height="3.793cm" svg:x="23.786cm" svg:y="12.62cm">
          <text:p text:style-name="P2"><text:span text:style-name="T4">Non-linear Support </text:span></text:p>
          <text:p text:style-name="P2"><text:span text:style-name="T4">Vector Regression (SVR)</text:span></text:p>
          <text:p text:style-name="P8"><text:span text:style-name="T5"/></text:p>
          <text:p text:style-name="P15"><text:span text:style-name="T6">Learn non-linear mapping from </text:span></text:p>
          <text:p text:style-name="P8"><text:span text:style-name="T6">feature vectors to wellbeing </text:span></text:p>
          <text:p text:style-name="P8"><text:span text:style-name="T6">target function using selected,</text:span></text:p>
          <text:p text:style-name="P8"><text:span text:style-name="T6">scaled feature vectors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6.604cm" svg:height="3.793cm" svg:x="23.416cm" svg:y="12.885cm">
          <text:p text:style-name="P2"><text:span text:style-name="T4">Non-linear Support </text:span></text:p>
          <text:p text:style-name="P2"><text:span text:style-name="T4">Vector Regression (SVR)</text:span></text:p>
          <text:p text:style-name="P8"><text:span text:style-name="T5"/></text:p>
          <text:p text:style-name="P15"><text:span text:style-name="T6">Learn non-linear mapping from </text:span></text:p>
          <text:p text:style-name="P8"><text:span text:style-name="T6">feature vectors to wellbeing </text:span></text:p>
          <text:p text:style-name="P8"><text:span text:style-name="T6">target function using selected,</text:span></text:p>
          <text:p text:style-name="P8"><text:span text:style-name="T6">scaled feature vectors</text:span></text:p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6.604cm" svg:height="3.793cm" svg:x="23.072cm" svg:y="13.176cm">
          <text:p text:style-name="P2"><text:span text:style-name="T4">N</text:span><text:span text:style-name="T4">o</text:span><text:span text:style-name="T4">n</text:span><text:span text:style-name="T4">-</text:span><text:span text:style-name="T4">l</text:span><text:span text:style-name="T4">i</text:span><text:span text:style-name="T4">n</text:span><text:span text:style-name="T4">e</text:span><text:span text:style-name="T4">a</text:span><text:span text:style-name="T4">r</text:span><text:span text:style-name="T4"> </text:span><text:span text:style-name="T4">S</text:span><text:span text:style-name="T4">u</text:span><text:span text:style-name="T4">p</text:span><text:span text:style-name="T4">p</text:span><text:span text:style-name="T4">o</text:span><text:span text:style-name="T4">r</text:span><text:span text:style-name="T4">t</text:span><text:span text:style-name="T4"> </text:span></text:p>
          <text:p text:style-name="P2"><text:span text:style-name="T4">V</text:span><text:span text:style-name="T4">e</text:span><text:span text:style-name="T4">c</text:span><text:span text:style-name="T4">t</text:span><text:span text:style-name="T4">o</text:span><text:span text:style-name="T4">r</text:span><text:span text:style-name="T4"> </text:span><text:span text:style-name="T4">R</text:span><text:span text:style-name="T4">e</text:span><text:span text:style-name="T4">g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 </text:span><text:span text:style-name="T4">(</text:span><text:span text:style-name="T4">S</text:span><text:span text:style-name="T4">V</text:span><text:span text:style-name="T4">R</text:span><text:span text:style-name="T4">)</text:span></text:p>
          <text:p text:style-name="P8"><text:span text:style-name="T5"/></text:p>
          <text:p text:style-name="P15"><text:span text:style-name="T6">L</text:span><text:span text:style-name="T6">e</text:span><text:span text:style-name="T6">a</text:span><text:span text:style-name="T6">r</text:span><text:span text:style-name="T6">n</text:span><text:span text:style-name="T6">e</text:span><text:span text:style-name="T6">d </text:span><text:span text:style-name="T6">n</text:span><text:span text:style-name="T6">o</text:span><text:span text:style-name="T6">n</text:span><text:span text:style-name="T6">-</text:span><text:span text:style-name="T6">li</text:span><text:span text:style-name="T6">n</text:span><text:span text:style-name="T6">e</text:span><text:span text:style-name="T6">a</text:span><text:span text:style-name="T6">r </text:span><text:span text:style-name="T6">m</text:span><text:span text:style-name="T6">a</text:span><text:span text:style-name="T6">p</text:span><text:span text:style-name="T6">p</text:span><text:span text:style-name="T6">i</text:span><text:span text:style-name="T6">n</text:span><text:span text:style-name="T6">g </text:span><text:span text:style-name="T6">fr</text:span><text:span text:style-name="T6">o</text:span><text:span text:style-name="T6">m</text:span><text:span text:style-name="T6"> </text:span></text:p>
          <text:p text:style-name="P8"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 </text:span><text:span text:style-name="T6">v</text:span><text:span text:style-name="T6">e</text:span><text:span text:style-name="T6">c</text:span><text:span text:style-name="T6">t</text:span><text:span text:style-name="T6">o</text:span><text:span text:style-name="T6">r</text:span><text:span text:style-name="T6">s </text:span><text:span text:style-name="T6">t</text:span><text:span text:style-name="T6">o </text:span><text:span text:style-name="T6">w</text:span><text:span text:style-name="T6">e</text:span><text:span text:style-name="T6">ll</text:span><text:span text:style-name="T6">b</text:span><text:span text:style-name="T6">e</text:span><text:span text:style-name="T6">i</text:span><text:span text:style-name="T6">n</text:span><text:span text:style-name="T6">g </text:span></text:p>
          <text:p text:style-name="P8"><text:span text:style-name="T6">t</text:span><text:span text:style-name="T6">a</text:span><text:span text:style-name="T6">r</text:span><text:span text:style-name="T6">g</text:span><text:span text:style-name="T6">e</text:span><text:span text:style-name="T6">t </text:span><text:span text:style-name="T6">f</text:span><text:span text:style-name="T6">u</text:span><text:span text:style-name="T6">n</text:span><text:span text:style-name="T6">c</text:span><text:span text:style-name="T6">ti</text:span><text:span text:style-name="T6">o</text:span><text:span text:style-name="T6">n </text:span><text:span text:style-name="T6">u</text:span><text:span text:style-name="T6">s</text:span><text:span text:style-name="T6">i</text:span><text:span text:style-name="T6">n</text:span><text:span text:style-name="T6">g </text:span><text:span text:style-name="T6">s</text:span><text:span text:style-name="T6">e</text:span><text:span text:style-name="T6">l</text:span><text:span text:style-name="T6">e</text:span><text:span text:style-name="T6">c</text:span><text:span text:style-name="T6">t</text:span><text:span text:style-name="T6">e</text:span><text:span text:style-name="T6">d</text:span><text:span text:style-name="T6">,</text:span></text:p>
          <text:p text:style-name="P8"><text:span text:style-name="T6">s</text:span><text:span text:style-name="T6">c</text:span><text:span text:style-name="T6">a</text:span><text:span text:style-name="T6">l</text:span><text:span text:style-name="T6">e</text:span><text:span text:style-name="T6">d </text:span><text:span text:style-name="T6">f</text:span><text:span text:style-name="T6">e</text:span><text:span text:style-name="T6">a</text:span><text:span text:style-name="T6">t</text:span><text:span text:style-name="T6">u</text:span><text:span text:style-name="T6">r</text:span><text:span text:style-name="T6">e </text:span><text:span text:style-name="T6">v</text:span><text:span text:style-name="T6">e</text:span><text:span text:style-name="T6">c</text:span><text:span text:style-name="T6">t</text:span><text:span text:style-name="T6">o</text:span><text:span text:style-name="T6">r</text:span><text:span text:style-name="T6">s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32.225cm" svg:y1="15.293cm" svg:x2="30.03cm" svg:y2="15.319cm">
          <text:p/>
        </draw:line>
        <draw:custom-shape draw:style-name="gr16" draw:text-style-name="P17" draw:layer="layout" svg:width="8.71cm" svg:height="1.04cm" svg:x="15.196cm" svg:y="19.29cm">
          <text:p text:style-name="P16"><text:span text:style-name="T4">W</text:span><text:span text:style-name="T4">e</text:span><text:span text:style-name="T4">l</text:span><text:span text:style-name="T4">l</text:span><text:span text:style-name="T4">b</text:span><text:span text:style-name="T4">e</text:span><text:span text:style-name="T4">i</text:span><text:span text:style-name="T4">n</text:span><text:span text:style-name="T4">g</text:span><text:span text:style-name="T4"> </text:span><text:span text:style-name="T4">t</text:span><text:span text:style-name="T4">r</text:span><text:span text:style-name="T4">a</text:span><text:span text:style-name="T4">j</text:span><text:span text:style-name="T4">e</text:span><text:span text:style-name="T4">c</text:span><text:span text:style-name="T4">t</text:span><text:span text:style-name="T4">o</text:span><text:span text:style-name="T4">r</text:span><text:span text:style-name="T4">y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3.064cm" svg:y1="16.978cm" svg:x2="19.844cm" svg:y2="19.262cm">
          <text:p/>
        </draw:line>
        <draw:custom-shape draw:style-name="gr17" draw:text-style-name="P18" draw:layer="layout" svg:width="9.552cm" svg:height="3.223cm" svg:x="25.008cm" svg:y="17.653cm">
          <text:p text:style-name="P2"><text:span text:style-name="T4">Visua</text:span><text:span text:style-name="T4">lizati</text:span><text:span text:style-name="T4">on of </text:span><text:span text:style-name="T4">Cont</text:span><text:span text:style-name="T4">ribut</text:span><text:span text:style-name="T4">ions </text:span></text:p>
          <text:p text:style-name="P2"><text:span text:style-name="T4">by </text:span><text:span text:style-name="T4">Input </text:span><text:span text:style-name="T4">Type</text:span></text:p>
          <text:p text:style-name="P2"><text:span text:style-name="T4"/></text:p>
          <text:p text:style-name="P8"><text:span text:style-name="T12">Comp</text:span><text:span text:style-name="T12">osites </text:span><text:span text:style-name="T12">of </text:span><text:span text:style-name="T12">selecte</text:span><text:span text:style-name="T12">d, </text:span><text:span text:style-name="T12">weight</text:span><text:span text:style-name="T12">ed </text:span><text:span text:style-name="T12">respon</text:span><text:span text:style-name="T12">se </text:span></text:p>
          <text:p text:style-name="P8"><text:span text:style-name="T12">functio</text:span><text:span text:style-name="T12">ns to </text:span><text:span text:style-name="T12">assess </text:span><text:span text:style-name="T12">likely </text:span><text:span text:style-name="T12">contrib</text:span><text:span text:style-name="T12">utions </text:span><text:span text:style-name="T12">from</text:span></text:p>
          <text:p text:style-name="P8"><text:span text:style-name="T12">each </text:span><text:span text:style-name="T12">input </text:span><text:span text:style-name="T12">type </text:span><text:span text:style-name="T12"><text:s/></text:span></text:p>
          <draw:enhanced-geometry svg:viewBox="0 0 21600 21600" draw:type="rectangle" draw:enhanced-path="M 0 0 L 21600 0 21600 21600 0 21600 0 0 Z N"/>
        </draw:custom-shape>
        <draw:custom-shape draw:style-name="gr18" draw:text-style-name="P13" draw:layer="layout" svg:width="7.046cm" svg:height="3.885cm" svg:x="10.072cm" svg:y="4.291cm">
          <text:p text:style-name="P2"><text:span text:style-name="T9">Discrete <text:s/>to <text:s/>continuous</text:span></text:p>
          <text:p text:style-name="P2"><text:span text:style-name="T9">Wellbeing <text:s/>function</text:span></text:p>
          <text:p text:style-name="P8"><text:span text:style-name="T11"/></text:p>
          <text:p text:style-name="P8"><text:span text:style-name="T6">Transform impulse sequence to a</text:span></text:p>
          <text:p text:style-name="P8"><text:span text:style-name="T6">smooth estimate of wellbeing over</text:span></text:p>
          <text:p text:style-name="P8"><text:span text:style-name="T6">time at each sample point </text:span></text:p>
          <text:p text:style-name="P8"><text:span text:style-name="T6">(ex: cubic spline curve fit) 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7.646cm" svg:height="2.877cm" svg:x="6.483cm" svg:y="15.883cm">
          <text:p text:style-name="P2"><text:span text:style-name="T9">Queries</text:span></text:p>
          <text:p text:style-name="P8"><text:span text:style-name="T6"/></text:p>
          <text:p text:style-name="P8"><text:span text:style-name="T6">Specify time and amplitude of </text:span></text:p>
          <text:p text:style-name="P8"><text:span text:style-name="T6">proposed inputs to observe predicted </text:span></text:p>
          <text:p text:style-name="P8"><text:span text:style-name="T6">course of wellbeing over time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27cm" svg:y1="15.862cm" svg:x2="10.266cm" svg:y2="13.627cm">
          <text:p/>
        </draw:line>
        <draw:line draw:style-name="gr10" draw:text-style-name="P12" draw:layer="layout" svg:x1="13.771cm" svg:y1="11.863cm" svg:x2="15.637cm" svg:y2="11.853cm">
          <text:p/>
        </draw:line>
        <draw:custom-shape draw:style-name="gr20" draw:text-style-name="P20" draw:layer="layout" svg:width="6.697cm" svg:height="6.933cm" svg:x="15.634cm" svg:y="8.944cm">
          <text:p text:style-name="P2"><text:span text:style-name="T13">Wi</text:span><text:span text:style-name="T13">nd</text:span><text:span text:style-name="T13">ow</text:span><text:span text:style-name="T13">ed </text:span><text:span text:style-name="T13">Re</text:span><text:span text:style-name="T13">sp</text:span><text:span text:style-name="T13">on</text:span><text:span text:style-name="T13">se</text:span></text:p>
          <text:p text:style-name="P2"><text:span text:style-name="T13">Of </text:span><text:span text:style-name="T13">Hy</text:span><text:span text:style-name="T13">po</text:span><text:span text:style-name="T13">th</text:span><text:span text:style-name="T13">esi</text:span><text:span text:style-name="T13">ze</text:span><text:span text:style-name="T13">d </text:span></text:p>
          <text:p text:style-name="P2"><text:span text:style-name="T13">Imp</text:span><text:span text:style-name="T13">ul</text:span><text:span text:style-name="T13">se </text:span><text:span text:style-name="T13">Re</text:span><text:span text:style-name="T13">sp</text:span><text:span text:style-name="T13">on</text:span><text:span text:style-name="T13">se</text:span></text:p>
          <text:p text:style-name="P2"><text:span text:style-name="T13">Fu</text:span><text:span text:style-name="T13">nc</text:span><text:span text:style-name="T13">tio</text:span><text:span text:style-name="T13">ns</text:span></text:p>
          <text:p text:style-name="P8"><text:span text:style-name="T14"/></text:p>
          <text:p text:style-name="P8"><text:span text:style-name="T6">Feat</text:span><text:span text:style-name="T6">ure </text:span><text:span text:style-name="T6">Vect</text:span><text:span text:style-name="T6">or: </text:span></text:p>
          <text:p text:style-name="P8"><text:span text:style-name="T6">N </text:span><text:span text:style-name="T6">sam</text:span><text:span text:style-name="T6">ples </text:span><text:span text:style-name="T6">(tim</text:span><text:span text:style-name="T6">e </text:span><text:span text:style-name="T6">dom</text:span><text:span text:style-name="T6">ain) </text:span><text:span text:style-name="T6">x </text:span></text:p>
          <text:p text:style-name="P8"><text:span text:style-name="T6">D </text:span><text:span text:style-name="T6">feat</text:span><text:span text:style-name="T6">ures </text:span><text:span text:style-name="T6">(res</text:span><text:span text:style-name="T6">pon</text:span><text:span text:style-name="T6">se </text:span><text:span text:style-name="T6">funct</text:span><text:span text:style-name="T6">ions</text:span><text:span text:style-name="T6">)</text:span></text:p>
          <text:p text:style-name="P8"><text:span text:style-name="T6"/></text:p>
          <text:p text:style-name="P8"><text:span text:style-name="T6">Slidi</text:span><text:span text:style-name="T6">ng </text:span><text:span text:style-name="T6">wind</text:span><text:span text:style-name="T6">ow </text:span><text:span text:style-name="T6">gen</text:span><text:span text:style-name="T6">erat</text:span><text:span text:style-name="T6">es a</text:span></text:p>
          <text:p text:style-name="P8"><text:span text:style-name="T6">tem</text:span><text:span text:style-name="T6">plat</text:span><text:span text:style-name="T6">e </text:span><text:span text:style-name="T6">matr</text:span><text:span text:style-name="T6">ix </text:span><text:span text:style-name="T6">(Nx</text:span><text:span text:style-name="T6">D) </text:span><text:span text:style-name="T6">for </text:span><text:span text:style-name="T6">eac</text:span><text:span text:style-name="T6">h </text:span></text:p>
          <text:p text:style-name="P8"><text:span text:style-name="T6">new </text:span><text:span text:style-name="T6">sam</text:span><text:span text:style-name="T6">ple </text:span><text:span text:style-name="T6">(syn</text:span><text:span text:style-name="T6">chro</text:span><text:span text:style-name="T6">nou</text:span><text:span text:style-name="T6">s) 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7.91cm" svg:height="3.885cm" svg:x="19.289cm" svg:y="0.851cm">
          <text:p text:style-name="P2"><text:span text:style-name="T9">Library of Template Matrices</text:span></text:p>
          <text:p text:style-name="P2"><text:span text:style-name="T9">&amp; Associated Trained SVR’s</text:span></text:p>
          <text:p text:style-name="P8"><text:span text:style-name="T11"/></text:p>
          <text:p text:style-name="P8"><text:span text:style-name="T6">Transform impulse sequence to a</text:span></text:p>
          <text:p text:style-name="P8"><text:span text:style-name="T6">smooth estimate of wellbeing over</text:span></text:p>
          <text:p text:style-name="P8"><text:span text:style-name="T6">time at each sample point </text:span></text:p>
          <text:p text:style-name="P8"><text:span text:style-name="T6">(ex: cubic spline curve fit) 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7.91cm" svg:height="3.885cm" svg:x="18.945cm" svg:y="1.195cm">
          <text:p text:style-name="P2"><text:span text:style-name="T9">Library of Template Matrices</text:span></text:p>
          <text:p text:style-name="P2"><text:span text:style-name="T9">&amp; Associated Trained SVR’s</text:span></text:p>
          <text:p text:style-name="P8"><text:span text:style-name="T11"/></text:p>
          <text:p text:style-name="P8"><text:span text:style-name="T6">Transform impulse sequence to a</text:span></text:p>
          <text:p text:style-name="P8"><text:span text:style-name="T6">smooth estimate of wellbeing over</text:span></text:p>
          <text:p text:style-name="P8"><text:span text:style-name="T6">time at each sample point </text:span></text:p>
          <text:p text:style-name="P8"><text:span text:style-name="T6">(ex: cubic spline curve fit) 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7.91cm" svg:height="3.885cm" svg:x="18.601cm" svg:y="1.486cm">
          <text:p text:style-name="P2"><text:span text:style-name="T9">Library of Template Matrices</text:span></text:p>
          <text:p text:style-name="P2"><text:span text:style-name="T9">&amp; Associated Trained SVR’s</text:span></text:p>
          <text:p text:style-name="P8"><text:span text:style-name="T11"/></text:p>
          <text:p text:style-name="P8"><text:span text:style-name="T6">Transform impulse sequence to a</text:span></text:p>
          <text:p text:style-name="P8"><text:span text:style-name="T6">smooth estimate of wellbeing over</text:span></text:p>
          <text:p text:style-name="P8"><text:span text:style-name="T6">time at each sample point </text:span></text:p>
          <text:p text:style-name="P8"><text:span text:style-name="T6">(ex: cubic spline curve fit) 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7.91cm" svg:height="3.885cm" svg:x="18.31cm" svg:y="1.777cm">
          <text:p text:style-name="P2"><text:span text:style-name="T9">Library of Template Matrices</text:span></text:p>
          <text:p text:style-name="P2"><text:span text:style-name="T9">&amp; Associated Trained SVR’s</text:span></text:p>
          <text:p text:style-name="P8"><text:span text:style-name="T11"/></text:p>
          <text:p text:style-name="P8"><text:span text:style-name="T6">Transform impulse sequence to a</text:span></text:p>
          <text:p text:style-name="P8"><text:span text:style-name="T6">smooth estimate of wellbeing over</text:span></text:p>
          <text:p text:style-name="P8"><text:span text:style-name="T6">time at each sample point </text:span></text:p>
          <text:p text:style-name="P8"><text:span text:style-name="T6">(ex: cubic spline curve fit) </text:span></text:p>
          <draw:enhanced-geometry svg:viewBox="0 0 21600 21600" draw:type="rectangle" draw:enhanced-path="M 0 0 L 21600 0 21600 21600 0 21600 0 0 Z N"/>
        </draw:custom-shape>
        <draw:custom-shape draw:style-name="gr21" draw:text-style-name="P13" draw:layer="layout" svg:width="7.91cm" svg:height="3.885cm" svg:x="18.045cm" svg:y="2.094cm">
          <text:p text:style-name="P2"><text:span text:style-name="T9">Library of Template Matrices</text:span></text:p>
          <text:p text:style-name="P2"><text:span text:style-name="T9">&amp; Associated Trained SVR’s</text:span></text:p>
          <text:p text:style-name="P8"><text:span text:style-name="T11"/></text:p>
          <text:p text:style-name="P8"><text:span text:style-name="T6">Each linear SVR has an associated</text:span></text:p>
          <text:p text:style-name="P8"><text:span text:style-name="T6">feature vector matrix</text:span></text:p>
          <draw:enhanced-geometry svg:viewBox="0 0 21600 21600" draw:type="rectangle" draw:enhanced-path="M 0 0 L 21600 0 21600 21600 0 21600 0 0 Z N"/>
        </draw:custom-shape>
        <draw:custom-shape draw:style-name="gr22" draw:text-style-name="P9" draw:layer="layout" svg:width="5.165cm" svg:height="4.196cm" svg:x="29.395cm" svg:y="0.847cm">
          <text:p text:style-name="P2"><text:span text:style-name="T4">D(</text:span><text:span text:style-name="T15">SVR templates, </text:span></text:p>
          <text:p text:style-name="P2"><text:span text:style-name="T15">new window matrix</text:span><text:span text:style-name="T4">)</text:span></text:p>
          <text:p text:style-name="P8"><text:span text:style-name="T5"/></text:p>
          <text:p text:style-name="P8"><text:span text:style-name="T6">Choose nearest neighbor </text:span></text:p>
          <text:p text:style-name="P8"><text:span text:style-name="T6">(NN) SVR templates, </text:span></text:p>
          <text:p text:style-name="P8"><text:span text:style-name="T6">evaluate and then</text:span></text:p>
          <text:p text:style-name="P8"><text:span text:style-name="T6">update NN SVR’s</text:span></text:p>
          <text:p text:style-name="P8"><text:span text:style-name="T6">learned mappings</text:span></text:p>
          <draw:enhanced-geometry svg:viewBox="0 0 21600 21600" draw:type="rectangle" draw:enhanced-path="M 0 0 L 21600 0 21600 21600 0 21600 0 0 Z N"/>
        </draw:custom-shape>
        <draw:custom-shape draw:style-name="gr23" draw:text-style-name="P14" draw:layer="layout" svg:width="1.374cm" svg:height="1.152cm" svg:x="20.534cm" svg:y="6.581cm">
          <text:p text:style-name="P8"><text:span text:style-name="T5">SVR</text:span></text:p>
          <text:p text:style-name="P8"><text:span text:style-name="T5">Target</text:span></text:p>
          <draw:enhanced-geometry svg:viewBox="0 0 21600 21600" draw:type="rectangle" draw:enhanced-path="M 0 0 L 21600 0 21600 21600 0 21600 0 0 Z N"/>
        </draw:custom-shape>
        <draw:custom-shape draw:style-name="gr24" draw:text-style-name="P14" draw:layer="layout" svg:width="1.939cm" svg:height="0.963cm" svg:x="32.621cm" svg:y="5.255cm">
          <text:p text:style-name="P8"><text:span text:style-name="T5">Selected </text:span></text:p>
          <text:p text:style-name="P8"><text:span text:style-name="T5">SVR’s</text:span></text:p>
          <draw:enhanced-geometry svg:viewBox="0 0 21600 21600" draw:type="rectangle" draw:enhanced-path="M 0 0 L 21600 0 21600 21600 0 21600 0 0 Z N"/>
        </draw:custom-shape>
        <draw:line draw:style-name="gr25" draw:text-style-name="P12" draw:layer="layout" svg:x1="26.511cm" svg:y1="3.572cm" svg:x2="29.369cm" svg:y2="3.545cm">
          <text:p/>
        </draw:line>
        <draw:line draw:style-name="gr9" draw:text-style-name="P12" draw:layer="layout" svg:x1="27.214cm" svg:y1="10.769cm" svg:x2="27.252cm" svg:y2="12.621cm">
          <text:p/>
        </draw:line>
        <draw:custom-shape draw:style-name="gr26" draw:text-style-name="P14" draw:layer="layout" svg:width="3.103cm" svg:height="0.725cm" svg:x="23.953cm" svg:y="10.97cm">
          <text:p text:style-name="P8"><text:span text:style-name="T5">Selected SVR’s</text:span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1" draw:text-style-name="P1" draw:layer="layout" svg:width="34.679cm" svg:height="20.629cm" svg:x="0.565cm" svg:y="0.4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1.868cm" svg:height="1.62cm" svg:x="1.488cm" svg:y="1.822cm">
          <text:p text:style-name="P2"><text:span text:style-name="T1">Overall </text:span><text:span text:style-name="T1">System </text:span><text:span text:style-name="T1">Concept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5.248cm" svg:height="2.337cm" svg:x="8.897cm" svg:y="4.932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5.292cm" svg:height="14.951cm" svg:x="16.003cm" svg:y="4.931cm">
          <text:p text:style-name="P8"><text:span text:style-name="T14">Windowed </text:span><text:span text:style-name="T14">Response</text:span></text:p>
          <text:p text:style-name="P8"><text:span text:style-name="T14">Of Hypothesized </text:span></text:p>
          <text:p text:style-name="P8"><text:span text:style-name="T14">Impulse Response</text:span></text:p>
          <text:p text:style-name="P8"><text:span text:style-name="T14">Functions</text:span></text:p>
          <text:p text:style-name="P8"><text:span text:style-name="T14"/></text:p>
          <text:p text:style-name="P8"><text:span text:style-name="T14">Feature Vector:</text:span></text:p>
          <text:p text:style-name="P8"><text:span text:style-name="T14">N samples </text:span></text:p>
          <text:p text:style-name="P8"><text:span text:style-name="T14">(time domain) x</text:span></text:p>
          <text:p text:style-name="P8"><text:span text:style-name="T14">D features </text:span></text:p>
          <text:p text:style-name="P8"><text:span text:style-name="T14">(response functions)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575cm" svg:height="2.29cm" svg:x="2.457cm" svg:y="4.958cm">
          <text:p text:style-name="P8"><text:span text:style-name="T5">I</text:span><text:span text:style-name="T6">nput type: Nutrition</text:span></text:p>
          <text:p text:style-name="P8"><text:span text:style-name="T6">(carbohydrates, fats,</text:span></text:p>
          <text:p text:style-name="P8"><text:span text:style-name="T6">protein, water, juice...)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4.575cm" svg:height="1.922cm" svg:x="25.106cm" svg:y="2.261cm">
          <text:p text:style-name="P8"><text:span text:style-name="T6">Curve fit to logged </text:span></text:p>
          <text:p text:style-name="P8"><text:span text:style-name="T6">wellbeing estimates</text:span></text:p>
          <text:p text:style-name="P8"><text:span text:style-name="T6">(ex: cubic spline fit)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5.071cm" svg:height="2.29cm" svg:x="25.138cm" svg:y="6.904cm">
          <text:p text:style-name="P8"><text:span text:style-name="T5">Linear Support </text:span></text:p>
          <text:p text:style-name="P8"><text:span text:style-name="T5">Vector Regression (SVR)</text:span></text:p>
          <text:p text:style-name="P8"><text:span text:style-name="T5">Selected from SVR </text:span></text:p>
          <text:p text:style-name="P8"><text:span text:style-name="T5">library by distance measure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043cm" svg:y1="6.14cm" svg:x2="8.914cm" svg:y2="6.139cm">
          <text:p/>
        </draw:line>
        <draw:custom-shape draw:style-name="gr28" draw:text-style-name="P21" draw:layer="layout" svg:width="5.248cm" svg:height="2.337cm" svg:x="8.897cm" svg:y="4.932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575cm" svg:height="2.29cm" svg:x="2.457cm" svg:y="4.958cm">
          <text:p text:style-name="P8"><text:span text:style-name="T5">I</text:span><text:span text:style-name="T6">nput type: Nutrition</text:span></text:p>
          <text:p text:style-name="P8"><text:span text:style-name="T6">(carbohydrates, fats,</text:span></text:p>
          <text:p text:style-name="P8"><text:span text:style-name="T6">protein, water, juice...)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043cm" svg:y1="6.14cm" svg:x2="8.914cm" svg:y2="6.139cm">
          <text:p/>
        </draw:line>
        <draw:custom-shape draw:style-name="gr28" draw:text-style-name="P21" draw:layer="layout" svg:width="5.248cm" svg:height="2.337cm" svg:x="8.922cm" svg:y="8.245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575cm" svg:height="2.29cm" svg:x="2.482cm" svg:y="8.271cm">
          <text:p text:style-name="P8"><text:span text:style-name="T5">I</text:span><text:span text:style-name="T6">nput type: Activities</text:span></text:p>
          <text:p text:style-name="P8"><text:span text:style-name="T6">(recreation, exercise,</text:span></text:p>
          <text:p text:style-name="P8"><text:span text:style-name="T6">therapy, school, </text:span></text:p>
          <text:p text:style-name="P8"><text:span text:style-name="T6">social...)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068cm" svg:y1="9.453cm" svg:x2="8.939cm" svg:y2="9.452cm">
          <text:p/>
        </draw:line>
        <draw:custom-shape draw:style-name="gr28" draw:text-style-name="P21" draw:layer="layout" svg:width="5.248cm" svg:height="2.337cm" svg:x="8.923cm" svg:y="13.563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575cm" svg:height="2.29cm" svg:x="2.483cm" svg:y="13.589cm">
          <text:p text:style-name="P8"><text:span text:style-name="T5">I</text:span><text:span text:style-name="T6">nput type: Medication</text:span></text:p>
          <text:p text:style-name="P8"><text:span text:style-name="T6">(prescription, </text:span></text:p>
          <text:p text:style-name="P8"><text:span text:style-name="T6">non-prescription,</text:span></text:p>
          <text:p text:style-name="P8"><text:span text:style-name="T6">nutraceuticals...)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5.248cm" svg:height="2.337cm" svg:x="8.897cm" svg:y="17.544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4.575cm" svg:height="2.29cm" svg:x="2.457cm" svg:y="17.57cm">
          <text:p text:style-name="P8"><text:span text:style-name="T5">I</text:span><text:span text:style-name="T6">nput type: Sleep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068cm" svg:y1="14.823cm" svg:x2="8.939cm" svg:y2="14.822cm">
          <text:p/>
        </draw:line>
        <draw:frame draw:style-name="gr34" draw:text-style-name="P26" draw:layer="layout" svg:width="0.756cm" svg:height="3.326cm" svg:x="4.341cm" svg:y="10.04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34" draw:text-style-name="P26" draw:layer="layout" svg:width="0.756cm" svg:height="3.326cm" svg:x="11.199cm" svg:y="10.07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34" draw:text-style-name="P26" draw:layer="layout" svg:width="0.756cm" svg:height="3.326cm" svg:x="4.341cm" svg:y="10.04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line draw:style-name="gr9" draw:text-style-name="P12" draw:layer="layout" svg:x1="7.017cm" svg:y1="18.754cm" svg:x2="8.888cm" svg:y2="18.753cm">
          <text:p/>
        </draw:line>
        <draw:line draw:style-name="gr9" draw:text-style-name="P12" draw:layer="layout" svg:x1="7.043cm" svg:y1="6.141cm" svg:x2="8.914cm" svg:y2="6.14cm">
          <text:p/>
        </draw:line>
        <draw:line draw:style-name="gr9" draw:text-style-name="P12" draw:layer="layout" svg:x1="14.184cm" svg:y1="6.142cm" svg:x2="16.055cm" svg:y2="6.141cm">
          <text:p/>
        </draw:line>
        <draw:line draw:style-name="gr9" draw:text-style-name="P12" draw:layer="layout" svg:x1="14.159cm" svg:y1="9.431cm" svg:x2="16.03cm" svg:y2="9.43cm">
          <text:p/>
        </draw:line>
        <draw:line draw:style-name="gr9" draw:text-style-name="P12" draw:layer="layout" svg:x1="14.184cm" svg:y1="14.826cm" svg:x2="16.055cm" svg:y2="14.825cm">
          <text:p/>
        </draw:line>
        <draw:line draw:style-name="gr9" draw:text-style-name="P12" draw:layer="layout" svg:x1="14.158cm" svg:y1="18.756cm" svg:x2="16.029cm" svg:y2="18.755cm">
          <text:p/>
        </draw:line>
        <draw:line draw:style-name="gr10" draw:text-style-name="P12" draw:layer="layout" svg:x1="21.295cm" svg:y1="8.117cm" svg:x2="25.148cm" svg:y2="8.091cm">
          <text:p/>
        </draw:line>
        <draw:custom-shape draw:style-name="gr31" draw:text-style-name="P23" draw:layer="layout" svg:width="4.575cm" svg:height="1.922cm" svg:x="18.402cm" svg:y="2.261cm">
          <text:p text:style-name="P8"><text:span text:style-name="T6">Wellbeing estimates</text:span></text:p>
          <text:p text:style-name="P8"><text:span text:style-name="T6">(asynchronous)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2.995cm" svg:y1="3.241cm" svg:x2="25.097cm" svg:y2="3.236cm">
          <text:p/>
        </draw:line>
        <draw:line draw:style-name="gr9" draw:text-style-name="P12" draw:layer="layout" svg:x1="25.692cm" svg:y1="4.192cm" svg:x2="25.713cm" svg:y2="6.884cm">
          <text:p/>
        </draw:line>
        <draw:custom-shape draw:style-name="gr35" draw:text-style-name="P14" draw:layer="layout" svg:width="1.712cm" svg:height="1.152cm" svg:x="22.717cm" svg:y="6.653cm">
          <text:p text:style-name="P8"><text:span text:style-name="T5">Feature</text:span></text:p>
          <text:p text:style-name="P8"><text:span text:style-name="T5">Vectors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712cm" svg:height="1.152cm" svg:x="25.877cm" svg:y="5.111cm">
          <text:p text:style-name="P8"><text:span text:style-name="T5">SVR</text:span></text:p>
          <text:p text:style-name="P8"><text:span text:style-name="T5">Targ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5.679cm" svg:y1="9.201cm" svg:x2="25.7cm" svg:y2="11.893cm">
          <text:p/>
        </draw:line>
        <draw:custom-shape draw:style-name="gr35" draw:text-style-name="P14" draw:layer="layout" svg:width="1.712cm" svg:height="1.152cm" svg:x="25.864cm" svg:y="10.12cm">
          <text:p text:style-name="P8"><text:span text:style-name="T5">SVR</text:span></text:p>
          <text:p text:style-name="P8"><text:span text:style-name="T5">Target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8.888cm" svg:y1="9.211cm" svg:x2="28.951cm" svg:y2="15.926cm">
          <text:p/>
        </draw:line>
        <draw:custom-shape draw:style-name="gr14" draw:text-style-name="P14" draw:layer="layout" svg:width="3.369cm" svg:height="1.182cm" svg:x="29.177cm" svg:y="10.121cm">
          <text:p text:style-name="P8"><text:span text:style-name="T5">Selected &amp; scaled</text:span></text:p>
          <text:p text:style-name="P8"><text:span text:style-name="T5">Feature vectors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5.071cm" svg:height="2.29cm" svg:x="22.134cm" svg:y="11.862cm">
          <text:p text:style-name="P8"><text:span text:style-name="T5">Non-linear Support </text:span></text:p>
          <text:p text:style-name="P8"><text:span text:style-name="T5">Vector Regression (SVR)</text:span></text:p>
          <text:p text:style-name="P8"><text:span text:style-name="T5">(Selected by association </text:span></text:p>
          <text:p text:style-name="P8"><text:span text:style-name="T5">with chosen linear SVR)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8.899cm" svg:y1="12.921cm" svg:x2="27.229cm" svg:y2="12.946cm">
          <text:p/>
        </draw:line>
        <draw:custom-shape draw:style-name="gr36" draw:text-style-name="P23" draw:layer="layout" svg:width="4.203cm" svg:height="1.463cm" svg:x="22.384cm" svg:y="17.931cm">
          <text:p text:style-name="P8"><text:span text:style-name="T6">Wellbeing trajectory</text:span></text:p>
          <text:p text:style-name="P8"><text:span text:style-name="T6">prediction 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4.479cm" svg:y1="14.159cm" svg:x2="24.506cm" svg:y2="17.904cm">
          <text:p/>
        </draw:line>
        <draw:custom-shape draw:style-name="gr37" draw:text-style-name="P23" draw:layer="layout" svg:width="4.614cm" svg:height="1.694cm" svg:x="26.725cm" svg:y="15.953cm">
          <text:p text:style-name="P8"><text:span text:style-name="T6">Weighted composites </text:span></text:p>
          <text:p text:style-name="P8"><text:span text:style-name="T6">of selected response</text:span></text:p>
          <text:p text:style-name="P8"><text:span text:style-name="T6">features by input type</text:span></text:p>
          <draw:enhanced-geometry svg:viewBox="0 0 21600 21600" draw:type="rectangle" draw:enhanced-path="M 0 0 L 21600 0 21600 21600 0 21600 0 0 Z N"/>
        </draw:custom-shape>
      </draw:page>
      <draw:page draw:name="page5" draw:style-name="dp1" draw:master-page-name="Default">
        <draw:custom-shape draw:style-name="gr1" draw:text-style-name="P1" draw:layer="layout" svg:width="34.679cm" svg:height="20.629cm" svg:x="0.462cm" svg:y="0.4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1.457cm" svg:height="1.27cm" svg:x="11.92cm" svg:y="0.865cm">
          <text:p text:style-name="P2"><text:span text:style-name="T1">Overall System Concept</text:span></text:p>
          <draw:enhanced-geometry svg:viewBox="0 0 21600 21600" draw:type="rectangle" draw:enhanced-path="M 0 0 L 21600 0 21600 21600 0 21600 0 0 Z N"/>
        </draw:custom-shape>
        <draw:frame draw:style-name="gr39" draw:text-style-name="P27" draw:layer="layout" svg:width="33.719cm" svg:height="17.321cm" svg:x="0.841cm" svg:y="2.75cm">
          <draw:text-box>
            <text:p><text:span text:style-name="T16"><text:s/></text:span><text:span text:style-name="T16">Use only “inputs” and observations of wellbeing to attempt to learn the correlations and interactions between input </text:span></text:p>
            <text:p><text:span text:style-name="T16"><text:s/></text:span><text:span text:style-name="T16">types, and timing, with the “wellbeing quotient” of a child with RASopathies:</text:span></text:p>
            <text:p><text:span text:style-name="T16"/></text:p>
            <text:p><text:span text:style-name="T16"><text:s/></text:span><text:span text:style-name="T16">- Inputs:</text:span></text:p>
            <text:p><text:span text:style-name="T17"/></text:p>
            <text:p><text:span text:style-name="T16"><text:s text:c="3"/></text:span><text:span text:style-name="T16">&gt; Input types can be any type of external influence that has been observed to have an effect on a child’s wellbeing</text:span></text:p>
            <text:p><text:span text:style-name="T17"/></text:p>
            <text:p><text:span text:style-name="T16"><text:s text:c="3"/></text:span><text:span text:style-name="T16">&gt; Inputs should also include basic factors such as nutrition, medications, and sleep</text:span></text:p>
            <text:p><text:span text:style-name="T17"/></text:p>
            <text:p><text:span text:style-name="T16"><text:s text:c="3"/></text:span><text:span text:style-name="T16">&gt; Input types can be sub-divided if more detailed analysis would be anticipated to be useful</text:span></text:p>
            <text:p><text:span text:style-name="T16"><text:s text:c="6"/></text:span><text:span text:style-name="T16">(ex: nutrition = [carbohydrates, protein, fats, water, juices, favorites (like ice cream)… ]</text:span></text:p>
            <text:p><text:span text:style-name="T17"><text:s text:c="2"/></text:span></text:p>
            <text:p><text:span text:style-name="T16"><text:s text:c="3"/></text:span><text:span text:style-name="T16">&gt; Since distinct inputs like favorite foods, movies, games, etc., have psychological effects which feed back into</text:span></text:p>
            <text:p><text:span text:style-name="T16"><text:s text:c="7"/></text:span><text:span text:style-name="T16">physiology, they can be isolated as separate factors for analysis</text:span></text:p>
            <text:p><text:span text:style-name="T16"/></text:p>
            <text:p><text:span text:style-name="T16"><text:s/></text:span><text:span text:style-name="T16">- Modeling physiological responses to inputs:</text:span></text:p>
            <text:p><text:span text:style-name="T17"><text:s text:c="3"/></text:span></text:p>
            <text:p><text:span text:style-name="T16"><text:s text:c="3"/></text:span><text:span text:style-name="T16">&gt; Potential effects of inputs on physiological sub-systems are “predicted” using families of physiologically plausible</text:span></text:p>
            <text:p><text:span text:style-name="T16"><text:s text:c="6"/></text:span><text:span text:style-name="T16">impulse response functions, simulating the time domain response of organs and sub-systems to relevant inputs.</text:span></text:p>
            <text:p><text:span text:style-name="T16"><text:s text:c="6"/></text:span><text:span text:style-name="T16">These families of impulse response functions are then combined with a range of delays to simulate organ or</text:span></text:p>
            <text:p><text:span text:style-name="T16"><text:s text:c="6"/></text:span><text:span text:style-name="T16">sub-system and input specific transit times.</text:span></text:p>
            <text:p><text:span text:style-name="T17"><text:s text:c="3"/></text:span></text:p>
            <text:p><text:span text:style-name="T16"><text:s text:c="3"/></text:span><text:span text:style-name="T16">&gt; Families of pre-defined impulse response functions are used as crude models over a range of physiologically</text:span></text:p>
            <text:p><text:span text:style-name="T16"><text:s text:c="6"/></text:span><text:span text:style-name="T16">plausible responses to “impulsive” (Dirac delta functions) inputs. (Most inputs are modeled as amplitude </text:span></text:p>
            <text:p><text:span text:style-name="T16"><text:s text:c="6"/></text:span><text:span text:style-name="T16">modulated impulses, input by the user (parent) at any point in time (asynchronous inputs), while some inputs, </text:span></text:p>
            <text:p><text:span text:style-name="T16"><text:s text:c="6"/></text:span><text:span text:style-name="T16">such as sleep, will be modeled as pulsed inputs (pulse width = time duration of sleep, for example). </text:span></text:p>
            <text:p><text:span text:style-name="T16"><text:s/></text:span></text:p>
            <text:p><text:span text:style-name="T16"><text:s text:c="2"/>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34.679cm" svg:height="20.629cm" svg:x="0.462cm" svg:y="0.4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1.457cm" svg:height="1.27cm" svg:x="11.92cm" svg:y="0.865cm">
          <text:p text:style-name="P2"><text:span text:style-name="T1">Overall System Concept</text:span></text:p>
          <draw:enhanced-geometry svg:viewBox="0 0 21600 21600" draw:type="rectangle" draw:enhanced-path="M 0 0 L 21600 0 21600 21600 0 21600 0 0 Z N"/>
        </draw:custom-shape>
        <draw:frame draw:style-name="gr40" draw:text-style-name="P27" draw:layer="layout" svg:width="33.966cm" svg:height="17.08cm" svg:x="0.841cm" svg:y="2.75cm">
          <draw:text-box>
            <text:p><text:span text:style-name="T16"><text:s/></text:span></text:p>
            <text:p><text:span text:style-name="T16"><text:s/></text:span><text:span text:style-name="T16">- Modeling physiological responses to inputs (cont’d):</text:span></text:p>
            <text:p text:style-name="P4"><text:span text:style-name="T17"><text:s text:c="4"/></text:span></text:p>
            <text:p text:style-name="P4"><text:span text:style-name="T16"><text:s text:c="3"/></text:span><text:span text:style-name="T16">&gt; The initial list of function types considered for use in this system are a set of wavelet kernels (FIR filters)</text:span></text:p>
            <text:p text:style-name="P4"><text:span text:style-name="T16"><text:s text:c="6"/></text:span><text:span text:style-name="T16">over scale (both symmetric and asymmetric: Gaussian, Mexican hat, Morlet, symlets, Daubechies…), IIR filters: </text:span></text:p>
            <text:p text:style-name="P4"><text:span text:style-name="T16"><text:s text:c="6"/></text:span><text:span text:style-name="T16">exponential decays (RC filter impulse response) and exponentially decaying sinusoids (damped sinusoids) over </text:span></text:p>
            <text:p text:style-name="P4"><text:span text:style-name="T16"><text:s text:c="6"/></text:span><text:span text:style-name="T16">frequency and scale), and a “bias” (constant) term. These filters can, of course, be used with either impulsive </text:span></text:p>
            <text:p text:style-name="P4"><text:span text:style-name="T16"><text:s text:c="6"/></text:span><text:span text:style-name="T16">inputs (most inputs), or inputs like sleep (pulse inputs). Again, all functions will also be synthesized using a range </text:span></text:p>
            <text:p text:style-name="P4"><text:span text:style-name="T16"><text:s text:c="6"/></text:span><text:span text:style-name="T16">of delays, to allow modeling of physiological transit or delay times. There are undoubtedly other applicable </text:span></text:p>
            <text:p text:style-name="P4"><text:span text:style-name="T16"><text:s text:c="6"/></text:span><text:span text:style-name="T16">families of both FIR and IIR filters to explore for this application in what is essentially physiological signal </text:span></text:p>
            <text:p text:style-name="P4"><text:span text:style-name="T16"><text:s text:c="6"/></text:span><text:span text:style-name="T16">modeling (after extraction of selected responses based on the SVR functions). [1]</text:span></text:p>
            <text:p><text:span text:style-name="T17"><text:s text:c="3"/></text:span></text:p>
            <text:p><text:span text:style-name="T16"><text:s text:c="3"/></text:span><text:span text:style-name="T16">&gt; The selection and relative weighting of specific impulse response functions are made using two forms of support </text:span></text:p>
            <text:p><text:span text:style-name="T16"><text:s text:c="6"/></text:span><text:span text:style-name="T16">vector regression.</text:span></text:p>
            <text:p><text:span text:style-name="T17"><text:s text:c="4"/></text:span></text:p>
            <text:p><text:span text:style-name="T16"><text:s text:c="6"/></text:span><text:span text:style-name="T16">* using both the technique of recursive feature selection as a wrapper around the linear support </text:span></text:p>
            <text:p><text:span text:style-name="T16"><text:s text:c="6"/></text:span><text:span text:style-name="T16">vector regression (each specific response function is treated as a feature) in concert with the feature weighting </text:span></text:p>
            <text:p><text:span text:style-name="T16"><text:s text:c="6"/></text:span><text:span text:style-name="T16">functions provided by linear support vector regression after convergence on the optimal feature set. <text:s/></text:span></text:p>
            <text:p><text:span text:style-name="T16"/></text:p>
            <text:p><text:span text:style-name="T16"><text:s text:c="2"/></text:span></text:p>
          </draw:text-box>
        </draw:frame>
      </draw:page>
      <draw:page draw:name="page7" draw:style-name="dp1" draw:master-page-name="Default">
        <draw:custom-shape draw:style-name="gr1" draw:text-style-name="P1" draw:layer="layout" svg:width="34.679cm" svg:height="20.629cm" svg:x="0.462cm" svg:y="0.4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1.457cm" svg:height="1.27cm" svg:x="11.92cm" svg:y="0.865cm">
          <text:p text:style-name="P2"><text:span text:style-name="T1">Overall System Concept</text:span></text:p>
          <draw:enhanced-geometry svg:viewBox="0 0 21600 21600" draw:type="rectangle" draw:enhanced-path="M 0 0 L 21600 0 21600 21600 0 21600 0 0 Z N"/>
        </draw:custom-shape>
        <draw:frame draw:style-name="gr40" draw:text-style-name="P27" draw:layer="layout" svg:width="33.966cm" svg:height="17.08cm" svg:x="0.841cm" svg:y="2.75cm">
          <draw:text-box>
            <text:p><text:span text:style-name="T16"><text:s/></text:span></text:p>
            <text:list text:style-name="L2">
              <text:list-item>
                <text:p><text:span text:style-name="T16"><text:s/></text:span><text:span text:style-name="T16">- Modeling physiological responses to inputs (cont’d):</text:span></text:p>
              </text:list-item>
              <text:list-item>
                <text:p text:style-name="P4"><text:span text:style-name="T17"><text:s text:c="4"/></text:span></text:p>
              </text:list-item>
              <text:list-item>
                <text:p text:style-name="P4"><text:span text:style-name="T16"><text:s text:c="3"/></text:span><text:span text:style-name="T16">&gt; The initial list of function types considered for use in this system are a set of wavelet kernels (FIR filters)</text:span></text:p>
              </text:list-item>
              <text:list-item>
                <text:p text:style-name="P4"><text:span text:style-name="T16"><text:s text:c="6"/></text:span><text:span text:style-name="T16">over scale (both symmetric and asymmetric: Gaussian, Mexican hat, Morlet, symlets, Daubechies…), IIR filters: </text:span></text:p>
              </text:list-item>
              <text:list-item>
                <text:p text:style-name="P4"><text:span text:style-name="T16"><text:s text:c="6"/></text:span><text:span text:style-name="T16">exponential decays (RC filter impulse response) and exponentially decaying sinusoids (damped sinusoids) over </text:span></text:p>
              </text:list-item>
              <text:list-item>
                <text:p text:style-name="P4"><text:span text:style-name="T16"><text:s text:c="6"/></text:span><text:span text:style-name="T16">frequency and scale), and a “bias” (constant) term. These filters can, of course, be used with either impulsive </text:span></text:p>
              </text:list-item>
              <text:list-item>
                <text:p text:style-name="P4"><text:span text:style-name="T16"><text:s text:c="6"/></text:span><text:span text:style-name="T16">inputs (most inputs), or inputs like sleep (pulse inputs). Again, all functions will also be synthesized using a range </text:span></text:p>
              </text:list-item>
              <text:list-item>
                <text:p text:style-name="P4"><text:span text:style-name="T16"><text:s text:c="6"/></text:span><text:span text:style-name="T16">of delays, to allow modeling of physiological transit or delay times. There are undoubtedly other applicable </text:span></text:p>
              </text:list-item>
              <text:list-item>
                <text:p text:style-name="P4"><text:span text:style-name="T16"><text:s text:c="6"/></text:span><text:span text:style-name="T16">families of both FIR and IIR filters to explore for this application in what is essentially physiological signal </text:span></text:p>
              </text:list-item>
              <text:list-item>
                <text:p text:style-name="P4"><text:span text:style-name="T16"><text:s text:c="6"/></text:span><text:span text:style-name="T16">modeling (after extraction of selected responses based on the SVR functions). [1]</text:span></text:p>
              </text:list-item>
              <text:list-item>
                <text:p><text:span text:style-name="T17"><text:s text:c="3"/></text:span></text:p>
              </text:list-item>
              <text:list-item>
                <text:p><text:span text:style-name="T16"><text:s text:c="3"/></text:span><text:span text:style-name="T16">&gt; The selection and relative weighting of specific impulse response functions are made using two forms of support </text:span></text:p>
              </text:list-item>
              <text:list-item>
                <text:p><text:span text:style-name="T16"><text:s text:c="6"/></text:span><text:span text:style-name="T16">vector regression.</text:span></text:p>
              </text:list-item>
              <text:list-item>
                <text:p><text:span text:style-name="T17"><text:s text:c="4"/></text:span></text:p>
              </text:list-item>
              <text:list-item>
                <text:p><text:span text:style-name="T16"><text:s text:c="6"/></text:span><text:span text:style-name="T16">* using both the technique of recursive feature selection as a wrapper around the linear support </text:span></text:p>
              </text:list-item>
              <text:list-item>
                <text:p><text:span text:style-name="T16"><text:s text:c="6"/></text:span><text:span text:style-name="T16">vector regression (each specific response function is treated as a feature) in concert with the feature weighting </text:span></text:p>
              </text:list-item>
              <text:list-item>
                <text:p><text:span text:style-name="T16"><text:s text:c="6"/></text:span><text:span text:style-name="T16">functions provided by linear support vector regression after convergence on the optimal feature set. <text:s/></text:span></text:p>
              </text:list-item>
              <text:list-item>
                <text:p><text:span text:style-name="T16"/></text:p>
              </text:list-item>
            </text:list>
            <text:p><text:span text:style-name="T16"><text:s text:c="2"/></text:span></text:p>
          </draw:text-box>
        </draw:frame>
      </draw:page>
      <draw:page draw:name="page8" draw:style-name="dp1" draw:master-page-name="Default">
        <draw:custom-shape draw:style-name="gr1" draw:text-style-name="P1" draw:layer="layout" svg:width="34.679cm" svg:height="20.629cm" svg:x="0.462cm" svg:y="0.4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1.457cm" svg:height="1.27cm" svg:x="11.92cm" svg:y="0.865cm">
          <text:p text:style-name="P2"><text:span text:style-name="T1">Overall System Concept</text:span></text:p>
          <draw:enhanced-geometry svg:viewBox="0 0 21600 21600" draw:type="rectangle" draw:enhanced-path="M 0 0 L 21600 0 21600 21600 0 21600 0 0 Z N"/>
        </draw:custom-shape>
        <draw:frame draw:style-name="gr41" draw:text-style-name="P27" draw:layer="layout" svg:width="33.719cm" svg:height="17.315cm" svg:x="0.841cm" svg:y="3.007cm">
          <draw:text-box>
            <text:p><text:span text:style-name="T16"><text:s/></text:span><text:span text:style-name="T16">Use only “inputs” and observations of wellbeing to attempt to learn the correlations and interactions between input </text:span></text:p>
            <text:p><text:span text:style-name="T16"><text:s/></text:span><text:span text:style-name="T16">types, and timing, with the “wellbeing quotient” of a child with RASopathies:</text:span></text:p>
            <text:p><text:span text:style-name="T16"/></text:p>
            <text:p><text:span text:style-name="T16"><text:s/></text:span><text:span text:style-name="T16">- Inputs:</text:span></text:p>
            <text:p><text:span text:style-name="T16"><text:s text:c="3"/></text:span><text:span text:style-name="T16">&gt; Input types can be any type of external influence that has been observed to have an effect on a child’s wellbeing</text:span></text:p>
            <text:p><text:span text:style-name="T16"><text:s text:c="3"/></text:span><text:span text:style-name="T16">&gt; Inputs should also include basic factors such as nutrition, medications, and sleep</text:span></text:p>
            <text:p><text:span text:style-name="T16"><text:s text:c="3"/></text:span><text:span text:style-name="T16">&gt; Input types can be sub-divided if more detailed analysis would be anticipated to be useful</text:span></text:p>
            <text:p><text:span text:style-name="T16"><text:s text:c="6"/></text:span><text:span text:style-name="T16">(ex: nutrition = [carbohydrates, protein, fats, water, juices, favorites (like ice cream)… ]</text:span></text:p>
            <text:p><text:span text:style-name="T16"><text:s text:c="3"/></text:span><text:span text:style-name="T16">&gt; Since distinct inputs like favorite foods, movies, games, etc., have psychological effects which feed back into</text:span></text:p>
            <text:p><text:span text:style-name="T16"><text:s text:c="7"/></text:span><text:span text:style-name="T16">physiology, they can be isolated as separate factors for analysis</text:span></text:p>
            <text:p><text:span text:style-name="T16"/></text:p>
            <text:p><text:span text:style-name="T16"><text:s/></text:span><text:span text:style-name="T16">- Modeling physiological responses to inputs:</text:span></text:p>
            <text:p><text:span text:style-name="T16"><text:s text:c="3"/></text:span><text:span text:style-name="T16">&gt; Potential effects of inputs on physiological sub-systems are “predicted” using families of physiologically plausible</text:span></text:p>
            <text:p><text:span text:style-name="T16"><text:s text:c="6"/></text:span><text:span text:style-name="T16">impulse response functions, simulating the time domain response of organs and sub-systems to relevant inputs.</text:span></text:p>
            <text:p><text:span text:style-name="T16"><text:s text:c="6"/></text:span><text:span text:style-name="T16">These families of impulse response functions are then combined with a range of delays to simulate organ or</text:span></text:p>
            <text:p><text:span text:style-name="T16"><text:s text:c="6"/></text:span><text:span text:style-name="T16">sub-system and input specific transit times.</text:span></text:p>
            <text:p><text:span text:style-name="T16"><text:s text:c="3"/></text:span><text:span text:style-name="T16">&gt; </text:span></text:p>
            <text:p><text:span text:style-name="T16"><text:s text:c="3"/></text:span><text:span text:style-name="T16">&gt; The choice and relative weighting of specific impulse response functions are made using two forms of support </text:span></text:p>
            <text:p><text:span text:style-name="T16"><text:s text:c="6"/></text:span><text:span text:style-name="T16">vector regression, using both the technique of recursive feature selection as a wrapper around the linear support </text:span></text:p>
            <text:p><text:span text:style-name="T16"><text:s text:c="6"/></text:span><text:span text:style-name="T16">vector regression (each specific response function is treated as a feature) in concert with the feature weighting </text:span></text:p>
            <text:p><text:span text:style-name="T16"><text:s text:c="6"/></text:span><text:span text:style-name="T16">functions provided by linear support vector regression after convergence on the optimal feature set. <text:s/></text:span></text:p>
            <text:p><text:span text:style-name="T16"/></text:p>
            <text:p><text:span text:style-name="T16"><text:s/></text:span><text:span text:style-name="T16">- Use these learned correlations to attempt to predict a child’s wellbeing trajectory in response to either chosen, or </text:span></text:p>
            <text:p><text:span text:style-name="T16"><text:s text:c="3"/></text:span><text:span text:style-name="T16">hypothesized inputs </text:span></text:p>
          </draw:text-box>
        </draw:frame>
      </draw:page>
      <draw:page draw:name="page9" draw:style-name="dp1" draw:master-page-name="Default">
        <draw:custom-shape draw:style-name="gr1" draw:text-style-name="P1" draw:layer="layout" svg:width="34.679cm" svg:height="20.629cm" svg:x="0.462cm" svg:y="0.409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3" draw:layer="layout" svg:width="11.457cm" svg:height="1.27cm" svg:x="11.92cm" svg:y="0.865cm">
          <text:p text:style-name="P2"><text:span text:style-name="T1">References</text:span></text:p>
          <draw:enhanced-geometry svg:viewBox="0 0 21600 21600" draw:type="rectangle" draw:enhanced-path="M 0 0 L 21600 0 21600 21600 0 21600 0 0 Z N"/>
        </draw:custom-shape>
        <draw:frame draw:style-name="gr42" draw:text-style-name="P27" draw:layer="layout" svg:width="33.719cm" svg:height="5.939cm" svg:x="0.841cm" svg:y="3.007cm">
          <draw:text-box>
            <text:p><text:span text:style-name="T16"><text:s/></text:span><text:span text:style-name="T16">1) “SIMULATION OF PHYSIOLOGICAL SIGNALS USING WAVELETS”, Soniya Naresh Bhojwani (U Akron MS Thesis, </text:span></text:p>
          </draw:text-box>
        </draw:frame>
      </draw:page>
      <draw:page draw:name="page10" draw:style-name="dp1" draw:master-page-name="Default">
        <draw:custom-shape draw:style-name="gr1" draw:text-style-name="P1" draw:layer="layout" svg:width="34.679cm" svg:height="20.629cm" svg:x="0.565cm" svg:y="0.4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1.868cm" svg:height="1.62cm" svg:x="1.488cm" svg:y="1.822cm">
          <text:p text:style-name="P2"><text:span text:style-name="T1">Overall System Concept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5.248cm" svg:height="2.337cm" svg:x="8.897cm" svg:y="4.932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5.292cm" svg:height="14.951cm" svg:x="16.003cm" svg:y="4.931cm">
          <text:p text:style-name="P8"><text:span text:style-name="T14">Windowed Response</text:span></text:p>
          <text:p text:style-name="P8"><text:span text:style-name="T14">Of Hypothesized </text:span></text:p>
          <text:p text:style-name="P8"><text:span text:style-name="T14">Impulse Response</text:span></text:p>
          <text:p text:style-name="P8"><text:span text:style-name="T14">Functions</text:span></text:p>
          <text:p text:style-name="P8"><text:span text:style-name="T14"/></text:p>
          <text:p text:style-name="P8"><text:span text:style-name="T14">Feature Vector:</text:span></text:p>
          <text:p text:style-name="P8"><text:span text:style-name="T14">N samples </text:span></text:p>
          <text:p text:style-name="P8"><text:span text:style-name="T14">(time domain) x</text:span></text:p>
          <text:p text:style-name="P8"><text:span text:style-name="T14">D features </text:span></text:p>
          <text:p text:style-name="P8"><text:span text:style-name="T14">(response functions)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575cm" svg:height="2.29cm" svg:x="2.457cm" svg:y="4.958cm">
          <text:p text:style-name="P8"><text:span text:style-name="T5">I</text:span><text:span text:style-name="T6">nput type: Nutrition</text:span></text:p>
          <text:p text:style-name="P8"><text:span text:style-name="T6">(carbohydrates, fats,</text:span></text:p>
          <text:p text:style-name="P8"><text:span text:style-name="T6">protein, water, juice...)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4.575cm" svg:height="1.922cm" svg:x="25.106cm" svg:y="2.261cm">
          <text:p text:style-name="P8"><text:span text:style-name="T6">Curve fit to logged </text:span></text:p>
          <text:p text:style-name="P8"><text:span text:style-name="T6">wellbeing estimates</text:span></text:p>
          <text:p text:style-name="P8"><text:span text:style-name="T6">(ex: cubic spline fit)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5.071cm" svg:height="2.29cm" svg:x="25.138cm" svg:y="6.904cm">
          <text:p text:style-name="P8"><text:span text:style-name="T5">Linear Support </text:span></text:p>
          <text:p text:style-name="P8"><text:span text:style-name="T5">Vector Regression (SVR)</text:span></text:p>
          <text:p text:style-name="P8"><text:span text:style-name="T5">Selected from SVR </text:span></text:p>
          <text:p text:style-name="P8"><text:span text:style-name="T5">library by distance measure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043cm" svg:y1="6.14cm" svg:x2="8.914cm" svg:y2="6.139cm">
          <text:p/>
        </draw:line>
        <draw:custom-shape draw:style-name="gr28" draw:text-style-name="P21" draw:layer="layout" svg:width="5.248cm" svg:height="2.337cm" svg:x="8.897cm" svg:y="4.932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575cm" svg:height="2.29cm" svg:x="2.457cm" svg:y="4.958cm">
          <text:p text:style-name="P8"><text:span text:style-name="T5">I</text:span><text:span text:style-name="T6">nput type: Nutrition</text:span></text:p>
          <text:p text:style-name="P8"><text:span text:style-name="T6">(carbohydrates, fats,</text:span></text:p>
          <text:p text:style-name="P8"><text:span text:style-name="T6">protein, water, juice...)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043cm" svg:y1="6.14cm" svg:x2="8.914cm" svg:y2="6.139cm">
          <text:p/>
        </draw:line>
        <draw:custom-shape draw:style-name="gr28" draw:text-style-name="P21" draw:layer="layout" svg:width="5.248cm" svg:height="2.337cm" svg:x="8.922cm" svg:y="8.245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575cm" svg:height="2.29cm" svg:x="2.482cm" svg:y="8.271cm">
          <text:p text:style-name="P8"><text:span text:style-name="T5">I</text:span><text:span text:style-name="T6">nput type: Activities</text:span></text:p>
          <text:p text:style-name="P8"><text:span text:style-name="T6">(recreation, exercise,</text:span></text:p>
          <text:p text:style-name="P8"><text:span text:style-name="T6">therapy, school, </text:span></text:p>
          <text:p text:style-name="P8"><text:span text:style-name="T6">social...)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068cm" svg:y1="9.453cm" svg:x2="8.939cm" svg:y2="9.452cm">
          <text:p/>
        </draw:line>
        <draw:custom-shape draw:style-name="gr28" draw:text-style-name="P21" draw:layer="layout" svg:width="5.248cm" svg:height="2.337cm" svg:x="8.923cm" svg:y="13.563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575cm" svg:height="2.29cm" svg:x="2.483cm" svg:y="13.589cm">
          <text:p text:style-name="P8"><text:span text:style-name="T5">I</text:span><text:span text:style-name="T6">nput type: Medication</text:span></text:p>
          <text:p text:style-name="P8"><text:span text:style-name="T6">(prescription, </text:span></text:p>
          <text:p text:style-name="P8"><text:span text:style-name="T6">non-prescription,</text:span></text:p>
          <text:p text:style-name="P8"><text:span text:style-name="T6">nutraceuticals...)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5.248cm" svg:height="2.337cm" svg:x="8.897cm" svg:y="17.544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4.575cm" svg:height="2.29cm" svg:x="2.457cm" svg:y="17.57cm">
          <text:p text:style-name="P8"><text:span text:style-name="T5">I</text:span><text:span text:style-name="T6">nput type: Sleep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068cm" svg:y1="14.823cm" svg:x2="8.939cm" svg:y2="14.822cm">
          <text:p/>
        </draw:line>
        <draw:frame draw:style-name="gr34" draw:text-style-name="P26" draw:layer="layout" svg:width="0.756cm" svg:height="3.326cm" svg:x="4.341cm" svg:y="10.04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34" draw:text-style-name="P26" draw:layer="layout" svg:width="0.756cm" svg:height="3.326cm" svg:x="11.199cm" svg:y="10.07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34" draw:text-style-name="P26" draw:layer="layout" svg:width="0.756cm" svg:height="3.326cm" svg:x="4.341cm" svg:y="10.04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line draw:style-name="gr9" draw:text-style-name="P12" draw:layer="layout" svg:x1="7.017cm" svg:y1="18.754cm" svg:x2="8.888cm" svg:y2="18.753cm">
          <text:p/>
        </draw:line>
        <draw:line draw:style-name="gr9" draw:text-style-name="P12" draw:layer="layout" svg:x1="7.043cm" svg:y1="6.141cm" svg:x2="8.914cm" svg:y2="6.14cm">
          <text:p/>
        </draw:line>
        <draw:line draw:style-name="gr9" draw:text-style-name="P12" draw:layer="layout" svg:x1="14.184cm" svg:y1="6.142cm" svg:x2="16.055cm" svg:y2="6.141cm">
          <text:p/>
        </draw:line>
        <draw:line draw:style-name="gr9" draw:text-style-name="P12" draw:layer="layout" svg:x1="14.159cm" svg:y1="9.431cm" svg:x2="16.03cm" svg:y2="9.43cm">
          <text:p/>
        </draw:line>
        <draw:line draw:style-name="gr9" draw:text-style-name="P12" draw:layer="layout" svg:x1="14.184cm" svg:y1="14.826cm" svg:x2="16.055cm" svg:y2="14.825cm">
          <text:p/>
        </draw:line>
        <draw:line draw:style-name="gr9" draw:text-style-name="P12" draw:layer="layout" svg:x1="14.158cm" svg:y1="18.756cm" svg:x2="16.029cm" svg:y2="18.755cm">
          <text:p/>
        </draw:line>
        <draw:line draw:style-name="gr10" draw:text-style-name="P12" draw:layer="layout" svg:x1="21.295cm" svg:y1="8.117cm" svg:x2="25.148cm" svg:y2="8.091cm">
          <text:p/>
        </draw:line>
        <draw:custom-shape draw:style-name="gr31" draw:text-style-name="P23" draw:layer="layout" svg:width="4.575cm" svg:height="1.922cm" svg:x="18.402cm" svg:y="2.261cm">
          <text:p text:style-name="P8"><text:span text:style-name="T6">Wellbeing estimates</text:span></text:p>
          <text:p text:style-name="P8"><text:span text:style-name="T6">(asynchronous)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2.995cm" svg:y1="3.241cm" svg:x2="25.097cm" svg:y2="3.236cm">
          <text:p/>
        </draw:line>
        <draw:line draw:style-name="gr9" draw:text-style-name="P12" draw:layer="layout" svg:x1="25.692cm" svg:y1="4.192cm" svg:x2="25.713cm" svg:y2="6.884cm">
          <text:p/>
        </draw:line>
        <draw:custom-shape draw:style-name="gr35" draw:text-style-name="P14" draw:layer="layout" svg:width="1.712cm" svg:height="1.152cm" svg:x="22.717cm" svg:y="6.653cm">
          <text:p text:style-name="P8"><text:span text:style-name="T5">Feature</text:span></text:p>
          <text:p text:style-name="P8"><text:span text:style-name="T5">Vectors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712cm" svg:height="1.152cm" svg:x="25.877cm" svg:y="5.111cm">
          <text:p text:style-name="P8"><text:span text:style-name="T5">SVR</text:span></text:p>
          <text:p text:style-name="P8"><text:span text:style-name="T5">Targ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5.679cm" svg:y1="9.201cm" svg:x2="25.7cm" svg:y2="11.893cm">
          <text:p/>
        </draw:line>
        <draw:custom-shape draw:style-name="gr35" draw:text-style-name="P14" draw:layer="layout" svg:width="1.712cm" svg:height="1.152cm" svg:x="25.864cm" svg:y="10.12cm">
          <text:p text:style-name="P8"><text:span text:style-name="T5">SVR</text:span></text:p>
          <text:p text:style-name="P8"><text:span text:style-name="T5">Target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8.888cm" svg:y1="9.211cm" svg:x2="28.951cm" svg:y2="15.926cm">
          <text:p/>
        </draw:line>
        <draw:custom-shape draw:style-name="gr14" draw:text-style-name="P14" draw:layer="layout" svg:width="3.369cm" svg:height="1.182cm" svg:x="29.177cm" svg:y="10.121cm">
          <text:p text:style-name="P8"><text:span text:style-name="T5">Selected &amp; scaled</text:span></text:p>
          <text:p text:style-name="P8"><text:span text:style-name="T5">Feature vectors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5.071cm" svg:height="2.29cm" svg:x="22.134cm" svg:y="11.862cm">
          <text:p text:style-name="P8"><text:span text:style-name="T5">Non-linear Support </text:span></text:p>
          <text:p text:style-name="P8"><text:span text:style-name="T5">Vector Regression (SVR)</text:span></text:p>
          <text:p text:style-name="P8"><text:span text:style-name="T5">(Selected by association </text:span></text:p>
          <text:p text:style-name="P8"><text:span text:style-name="T5">with chosen linear SVR)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8.899cm" svg:y1="12.921cm" svg:x2="27.229cm" svg:y2="12.946cm">
          <text:p/>
        </draw:line>
        <draw:custom-shape draw:style-name="gr36" draw:text-style-name="P23" draw:layer="layout" svg:width="4.203cm" svg:height="1.463cm" svg:x="22.384cm" svg:y="17.931cm">
          <text:p text:style-name="P8"><text:span text:style-name="T6">Wellbeing trajectory</text:span></text:p>
          <text:p text:style-name="P8"><text:span text:style-name="T6">prediction 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4.479cm" svg:y1="14.159cm" svg:x2="24.506cm" svg:y2="17.904cm">
          <text:p/>
        </draw:line>
        <draw:custom-shape draw:style-name="gr37" draw:text-style-name="P23" draw:layer="layout" svg:width="4.614cm" svg:height="1.694cm" svg:x="26.725cm" svg:y="15.953cm">
          <text:p text:style-name="P8"><text:span text:style-name="T6">Weighted composites </text:span></text:p>
          <text:p text:style-name="P8"><text:span text:style-name="T6">of selected response</text:span></text:p>
          <text:p text:style-name="P8"><text:span text:style-name="T6">features by input type</text:span></text:p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1" draw:text-style-name="P1" draw:layer="layout" svg:width="34.679cm" svg:height="20.629cm" svg:x="0.565cm" svg:y="0.43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3" draw:layer="layout" svg:width="11.868cm" svg:height="1.62cm" svg:x="1.488cm" svg:y="1.822cm">
          <text:p text:style-name="P2"><text:span text:style-name="T1">Overall System Concept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5.248cm" svg:height="2.337cm" svg:x="8.897cm" svg:y="4.932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29" draw:text-style-name="P22" draw:layer="layout" svg:width="5.292cm" svg:height="14.951cm" svg:x="16.003cm" svg:y="4.931cm">
          <text:p text:style-name="P8"><text:span text:style-name="T14">Windowed Response</text:span></text:p>
          <text:p text:style-name="P8"><text:span text:style-name="T14">Of Hypothesized </text:span></text:p>
          <text:p text:style-name="P8"><text:span text:style-name="T14">Impulse Response</text:span></text:p>
          <text:p text:style-name="P8"><text:span text:style-name="T14">Functions</text:span></text:p>
          <text:p text:style-name="P8"><text:span text:style-name="T14"/></text:p>
          <text:p text:style-name="P8"><text:span text:style-name="T14">Feature Vector:</text:span></text:p>
          <text:p text:style-name="P8"><text:span text:style-name="T14">N samples </text:span></text:p>
          <text:p text:style-name="P8"><text:span text:style-name="T14">(time domain) x</text:span></text:p>
          <text:p text:style-name="P8"><text:span text:style-name="T14">D features </text:span></text:p>
          <text:p text:style-name="P8"><text:span text:style-name="T14">(response functions)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575cm" svg:height="2.29cm" svg:x="2.457cm" svg:y="4.958cm">
          <text:p text:style-name="P8"><text:span text:style-name="T5">I</text:span><text:span text:style-name="T6">nput type: Nutrition</text:span></text:p>
          <text:p text:style-name="P8"><text:span text:style-name="T6">(carbohydrates, fats,</text:span></text:p>
          <text:p text:style-name="P8"><text:span text:style-name="T6">protein, water, juice...)</text:span></text:p>
          <draw:enhanced-geometry svg:viewBox="0 0 21600 21600" draw:type="rectangle" draw:enhanced-path="M 0 0 L 21600 0 21600 21600 0 21600 0 0 Z N"/>
        </draw:custom-shape>
        <draw:custom-shape draw:style-name="gr31" draw:text-style-name="P23" draw:layer="layout" svg:width="4.575cm" svg:height="1.922cm" svg:x="25.106cm" svg:y="2.261cm">
          <text:p text:style-name="P8"><text:span text:style-name="T6">Curve fit to logged </text:span></text:p>
          <text:p text:style-name="P8"><text:span text:style-name="T6">wellbeing estimates</text:span></text:p>
          <text:p text:style-name="P8"><text:span text:style-name="T6">(ex: cubic spline fit)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5.071cm" svg:height="2.29cm" svg:x="25.138cm" svg:y="6.904cm">
          <text:p text:style-name="P8"><text:span text:style-name="T5">Linear Support </text:span></text:p>
          <text:p text:style-name="P8"><text:span text:style-name="T5">Vector Regression (SVR)</text:span></text:p>
          <text:p text:style-name="P8"><text:span text:style-name="T5">Selected from SVR </text:span></text:p>
          <text:p text:style-name="P8"><text:span text:style-name="T5">library by distance measure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043cm" svg:y1="6.14cm" svg:x2="8.914cm" svg:y2="6.139cm">
          <text:p/>
        </draw:line>
        <draw:custom-shape draw:style-name="gr28" draw:text-style-name="P21" draw:layer="layout" svg:width="5.248cm" svg:height="2.337cm" svg:x="8.897cm" svg:y="4.932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575cm" svg:height="2.29cm" svg:x="2.457cm" svg:y="4.958cm">
          <text:p text:style-name="P8"><text:span text:style-name="T5">I</text:span><text:span text:style-name="T6">nput type: Nutrition</text:span></text:p>
          <text:p text:style-name="P8"><text:span text:style-name="T6">(carbohydrates, fats,</text:span></text:p>
          <text:p text:style-name="P8"><text:span text:style-name="T6">protein, water, juice...)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043cm" svg:y1="6.14cm" svg:x2="8.914cm" svg:y2="6.139cm">
          <text:p/>
        </draw:line>
        <draw:custom-shape draw:style-name="gr28" draw:text-style-name="P21" draw:layer="layout" svg:width="5.248cm" svg:height="2.337cm" svg:x="8.922cm" svg:y="8.245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575cm" svg:height="2.29cm" svg:x="2.482cm" svg:y="8.271cm">
          <text:p text:style-name="P8"><text:span text:style-name="T5">I</text:span><text:span text:style-name="T6">nput type: Activities</text:span></text:p>
          <text:p text:style-name="P8"><text:span text:style-name="T6">(recreation, exercise,</text:span></text:p>
          <text:p text:style-name="P8"><text:span text:style-name="T6">therapy, school, </text:span></text:p>
          <text:p text:style-name="P8"><text:span text:style-name="T6">social...)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068cm" svg:y1="9.453cm" svg:x2="8.939cm" svg:y2="9.452cm">
          <text:p/>
        </draw:line>
        <draw:custom-shape draw:style-name="gr28" draw:text-style-name="P21" draw:layer="layout" svg:width="5.248cm" svg:height="2.337cm" svg:x="8.923cm" svg:y="13.563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30" draw:text-style-name="P11" draw:layer="layout" svg:width="4.575cm" svg:height="2.29cm" svg:x="2.483cm" svg:y="13.589cm">
          <text:p text:style-name="P8"><text:span text:style-name="T5">I</text:span><text:span text:style-name="T6">nput type: Medication</text:span></text:p>
          <text:p text:style-name="P8"><text:span text:style-name="T6">(prescription, </text:span></text:p>
          <text:p text:style-name="P8"><text:span text:style-name="T6">non-prescription,</text:span></text:p>
          <text:p text:style-name="P8"><text:span text:style-name="T6">nutraceuticals...)</text:span></text:p>
          <draw:enhanced-geometry svg:viewBox="0 0 21600 21600" draw:type="rectangle" draw:enhanced-path="M 0 0 L 21600 0 21600 21600 0 21600 0 0 Z N"/>
        </draw:custom-shape>
        <draw:custom-shape draw:style-name="gr28" draw:text-style-name="P21" draw:layer="layout" svg:width="5.248cm" svg:height="2.337cm" svg:x="8.897cm" svg:y="17.544cm">
          <text:p text:style-name="P2"><text:span text:style-name="T8">Families of</text:span></text:p>
          <text:p text:style-name="P2"><text:span text:style-name="T8">Impulse Response </text:span></text:p>
          <text:p text:style-name="P2"><text:span text:style-name="T8">Functions </text:span></text:p>
          <draw:enhanced-geometry svg:viewBox="0 0 21600 21600" draw:type="rectangle" draw:enhanced-path="M 0 0 L 21600 0 21600 21600 0 21600 0 0 Z N"/>
        </draw:custom-shape>
        <draw:custom-shape draw:style-name="gr33" draw:text-style-name="P25" draw:layer="layout" svg:width="4.575cm" svg:height="2.29cm" svg:x="2.457cm" svg:y="17.57cm">
          <text:p text:style-name="P8"><text:span text:style-name="T5">I</text:span><text:span text:style-name="T6">nput type: Sleep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7.068cm" svg:y1="14.823cm" svg:x2="8.939cm" svg:y2="14.822cm">
          <text:p/>
        </draw:line>
        <draw:frame draw:style-name="gr34" draw:text-style-name="P26" draw:layer="layout" svg:width="0.756cm" svg:height="3.326cm" svg:x="4.341cm" svg:y="10.04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34" draw:text-style-name="P26" draw:layer="layout" svg:width="0.756cm" svg:height="3.326cm" svg:x="11.199cm" svg:y="10.07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frame draw:style-name="gr34" draw:text-style-name="P26" draw:layer="layout" svg:width="0.756cm" svg:height="3.326cm" svg:x="4.341cm" svg:y="10.044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  <draw:line draw:style-name="gr9" draw:text-style-name="P12" draw:layer="layout" svg:x1="7.017cm" svg:y1="18.754cm" svg:x2="8.888cm" svg:y2="18.753cm">
          <text:p/>
        </draw:line>
        <draw:line draw:style-name="gr9" draw:text-style-name="P12" draw:layer="layout" svg:x1="7.043cm" svg:y1="6.141cm" svg:x2="8.914cm" svg:y2="6.14cm">
          <text:p/>
        </draw:line>
        <draw:line draw:style-name="gr9" draw:text-style-name="P12" draw:layer="layout" svg:x1="14.184cm" svg:y1="6.142cm" svg:x2="16.055cm" svg:y2="6.141cm">
          <text:p/>
        </draw:line>
        <draw:line draw:style-name="gr9" draw:text-style-name="P12" draw:layer="layout" svg:x1="14.159cm" svg:y1="9.431cm" svg:x2="16.03cm" svg:y2="9.43cm">
          <text:p/>
        </draw:line>
        <draw:line draw:style-name="gr9" draw:text-style-name="P12" draw:layer="layout" svg:x1="14.184cm" svg:y1="14.826cm" svg:x2="16.055cm" svg:y2="14.825cm">
          <text:p/>
        </draw:line>
        <draw:line draw:style-name="gr9" draw:text-style-name="P12" draw:layer="layout" svg:x1="14.158cm" svg:y1="18.756cm" svg:x2="16.029cm" svg:y2="18.755cm">
          <text:p/>
        </draw:line>
        <draw:line draw:style-name="gr10" draw:text-style-name="P12" draw:layer="layout" svg:x1="21.295cm" svg:y1="8.117cm" svg:x2="25.148cm" svg:y2="8.091cm">
          <text:p/>
        </draw:line>
        <draw:custom-shape draw:style-name="gr31" draw:text-style-name="P23" draw:layer="layout" svg:width="4.575cm" svg:height="1.922cm" svg:x="18.402cm" svg:y="2.261cm">
          <text:p text:style-name="P8"><text:span text:style-name="T6">Wellbeing estimates</text:span></text:p>
          <text:p text:style-name="P8"><text:span text:style-name="T6">(asynchronous)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2.995cm" svg:y1="3.241cm" svg:x2="25.097cm" svg:y2="3.236cm">
          <text:p/>
        </draw:line>
        <draw:line draw:style-name="gr9" draw:text-style-name="P12" draw:layer="layout" svg:x1="25.692cm" svg:y1="4.192cm" svg:x2="25.713cm" svg:y2="6.884cm">
          <text:p/>
        </draw:line>
        <draw:custom-shape draw:style-name="gr35" draw:text-style-name="P14" draw:layer="layout" svg:width="1.712cm" svg:height="1.152cm" svg:x="22.717cm" svg:y="6.653cm">
          <text:p text:style-name="P8"><text:span text:style-name="T5">Feature</text:span></text:p>
          <text:p text:style-name="P8"><text:span text:style-name="T5">Vectors</text:span></text:p>
          <draw:enhanced-geometry svg:viewBox="0 0 21600 21600" draw:type="rectangle" draw:enhanced-path="M 0 0 L 21600 0 21600 21600 0 21600 0 0 Z N"/>
        </draw:custom-shape>
        <draw:custom-shape draw:style-name="gr35" draw:text-style-name="P14" draw:layer="layout" svg:width="1.712cm" svg:height="1.152cm" svg:x="25.877cm" svg:y="5.111cm">
          <text:p text:style-name="P8"><text:span text:style-name="T5">SVR</text:span></text:p>
          <text:p text:style-name="P8"><text:span text:style-name="T5">Targ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5.679cm" svg:y1="9.201cm" svg:x2="25.7cm" svg:y2="11.893cm">
          <text:p/>
        </draw:line>
        <draw:custom-shape draw:style-name="gr35" draw:text-style-name="P14" draw:layer="layout" svg:width="1.712cm" svg:height="1.152cm" svg:x="25.864cm" svg:y="10.12cm">
          <text:p text:style-name="P8"><text:span text:style-name="T5">SVR</text:span></text:p>
          <text:p text:style-name="P8"><text:span text:style-name="T5">Target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8.888cm" svg:y1="9.211cm" svg:x2="28.951cm" svg:y2="15.926cm">
          <text:p/>
        </draw:line>
        <draw:custom-shape draw:style-name="gr14" draw:text-style-name="P14" draw:layer="layout" svg:width="3.369cm" svg:height="1.182cm" svg:x="29.177cm" svg:y="10.121cm">
          <text:p text:style-name="P8"><text:span text:style-name="T5">Selected &amp; scaled</text:span></text:p>
          <text:p text:style-name="P8"><text:span text:style-name="T5">Feature vectors</text:span></text:p>
          <draw:enhanced-geometry svg:viewBox="0 0 21600 21600" draw:type="rectangle" draw:enhanced-path="M 0 0 L 21600 0 21600 21600 0 21600 0 0 Z N"/>
        </draw:custom-shape>
        <draw:custom-shape draw:style-name="gr32" draw:text-style-name="P24" draw:layer="layout" svg:width="5.071cm" svg:height="2.29cm" svg:x="22.134cm" svg:y="11.862cm">
          <text:p text:style-name="P8"><text:span text:style-name="T5">Non-linear Support </text:span></text:p>
          <text:p text:style-name="P8"><text:span text:style-name="T5">Vector Regression (SVR)</text:span></text:p>
          <text:p text:style-name="P8"><text:span text:style-name="T5">(Selected by association </text:span></text:p>
          <text:p text:style-name="P8"><text:span text:style-name="T5">with chosen linear SVR)</text:span></text:p>
          <draw:enhanced-geometry svg:viewBox="0 0 21600 21600" draw:type="rectangle" draw:enhanced-path="M 0 0 L 21600 0 21600 21600 0 21600 0 0 Z N"/>
        </draw:custom-shape>
        <draw:line draw:style-name="gr10" draw:text-style-name="P12" draw:layer="layout" svg:x1="28.899cm" svg:y1="12.921cm" svg:x2="27.229cm" svg:y2="12.946cm">
          <text:p/>
        </draw:line>
        <draw:custom-shape draw:style-name="gr36" draw:text-style-name="P23" draw:layer="layout" svg:width="4.203cm" svg:height="1.463cm" svg:x="22.384cm" svg:y="17.931cm">
          <text:p text:style-name="P8"><text:span text:style-name="T6">Wellbeing trajectory</text:span></text:p>
          <text:p text:style-name="P8"><text:span text:style-name="T6">prediction 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4.479cm" svg:y1="14.159cm" svg:x2="24.506cm" svg:y2="17.904cm">
          <text:p/>
        </draw:line>
        <draw:custom-shape draw:style-name="gr37" draw:text-style-name="P23" draw:layer="layout" svg:width="4.614cm" svg:height="1.694cm" svg:x="26.725cm" svg:y="15.953cm">
          <text:p text:style-name="P8"><text:span text:style-name="T6">Weighted composites </text:span></text:p>
          <text:p text:style-name="P8"><text:span text:style-name="T6">of selected response</text:span></text:p>
          <text:p text:style-name="P8"><text:span text:style-name="T6">features by input type</text:span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1" draw:text-style-name="P1" draw:layer="layout" svg:width="34.679cm" svg:height="20.629cm" svg:x="0.462cm" svg:y="0.409cm">
          <text:p/>
          <draw:enhanced-geometry svg:viewBox="0 0 21600 21600" draw:type="rectangle" draw:enhanced-path="M 0 0 L 21600 0 21600 21600 0 21600 0 0 Z N"/>
        </draw:custom-shape>
        <draw:custom-shape draw:style-name="gr43" draw:text-style-name="P3" draw:layer="layout" svg:width="26.998cm" svg:height="2.269cm" svg:x="5.266cm" svg:y="0.865cm">
          <text:p text:style-name="P2"><text:span text:style-name="T1">Families of Hypothesized Impulse Response Functions</text:span></text:p>
          <text:p text:style-name="P2"><text:span text:style-name="T1">For Prediction of Physiological Subsystem Responses to Inputs</text:span>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5.248cm" svg:height="2.981cm" svg:x="1.73cm" svg:y="4.53cm">
          <text:p text:style-name="P2"><text:span text:style-name="T16">Smartphone</text:span></text:p>
          <text:p text:style-name="P2"><text:span text:style-name="T16">Camera 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4.443cm" svg:height="2.261cm" svg:x="8.804cm" svg:y="4.934cm">
          <text:p text:style-name="P8"><text:span text:style-name="T5">Mode (still / video)</text:span></text:p>
          <text:p text:style-name="P8"><text:span text:style-name="T5">Illumination (flash / torch)</text:span></text:p>
          <text:p text:style-name="P8"><text:span text:style-name="T5">Focus (auto)</text:span></text:p>
          <text:p text:style-name="P8"><text:span text:style-name="T5">Exposure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4.575cm" svg:height="2.29cm" svg:x="14.916cm" svg:y="4.907cm">
          <text:p text:style-name="P8"><text:span text:style-name="T5">Low-level control over</text:span></text:p>
          <text:p text:style-name="P8"><text:span text:style-name="T5">image acquisition using</text:span></text:p>
          <text:p text:style-name="P8"><text:span text:style-name="T5">Android camera API to</text:span></text:p>
          <text:p text:style-name="P8"><text:span text:style-name="T5">maximize image quality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4.575cm" svg:height="2.29cm" svg:x="14.933cm" svg:y="9.599cm">
          <text:p text:style-name="P8"><text:span text:style-name="T5">Image analysis to estimate</text:span></text:p>
          <text:p text:style-name="P8"><text:span text:style-name="T5">optimal focus, lighting,</text:span></text:p>
          <text:p text:style-name="P8"><text:span text:style-name="T5">and exposure settings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4.575cm" svg:height="2.29cm" svg:x="14.915cm" svg:y="14.097cm">
          <text:p text:style-name="P8"><text:span text:style-name="T5">Image normalization </text:span></text:p>
          <text:p text:style-name="P8"><text:span text:style-name="T5">(color, dynamic range,</text:span></text:p>
          <text:p text:style-name="P8"><text:span text:style-name="T5">illumination flattening)</text:span></text:p>
          <text:p text:style-name="P8"><text:span text:style-name="T5">prior to image registration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254cm" svg:y1="17.468cm" svg:x2="10.249cm" svg:y2="18.573cm">
          <text:p/>
        </draw:line>
      </draw:page>
      <draw:page draw:name="page13" draw:style-name="dp1" draw:master-page-name="Default">
        <draw:custom-shape draw:style-name="gr1" draw:text-style-name="P1" draw:layer="layout" svg:width="34.679cm" svg:height="20.629cm" svg:x="0.462cm" svg:y="0.40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5.248cm" svg:height="2.981cm" svg:x="1.73cm" svg:y="4.53cm">
          <text:p text:style-name="P2"><text:span text:style-name="T16">Smartphone</text:span></text:p>
          <text:p text:style-name="P2"><text:span text:style-name="T16">Camera 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8.802cm" svg:y1="6.032cm" svg:x2="6.971cm" svg:y2="6.035cm">
          <text:p/>
        </draw:line>
        <draw:custom-shape draw:style-name="gr47" draw:text-style-name="P30" draw:layer="layout" svg:width="12.107cm" svg:height="1.27cm" svg:x="4.973cm" svg:y="1.712cm">
          <text:p text:style-name="P2"><text:span text:style-name="T16">Partially Automated Image Acquisi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4.443cm" svg:height="2.261cm" svg:x="8.804cm" svg:y="4.934cm">
          <text:p text:style-name="P8"><text:span text:style-name="T5">Mode (still / video)</text:span></text:p>
          <text:p text:style-name="P8"><text:span text:style-name="T5">Illumination (flash / torch)</text:span></text:p>
          <text:p text:style-name="P8"><text:span text:style-name="T5">Focus (auto)</text:span></text:p>
          <text:p text:style-name="P8"><text:span text:style-name="T5">Exposure</text:span>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5.248cm" svg:height="2.981cm" svg:x="1.748cm" svg:y="9.222cm">
          <text:p text:style-name="P2"><text:span text:style-name="T16">Image </text:span></text:p>
          <text:p text:style-name="P2"><text:span text:style-name="T16">Quality </text:span></text:p>
          <text:p text:style-name="P2"><text:span text:style-name="T16">Estimation 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.437cm" svg:y1="7.513cm" svg:x2="4.428cm" svg:y2="9.172cm">
          <text:p/>
        </draw:line>
        <draw:line draw:style-name="gr9" draw:text-style-name="P12" draw:layer="layout" svg:x1="6.991cm" svg:y1="9.212cm" svg:x2="8.82cm" svg:y2="7.197cm">
          <text:p/>
        </draw:line>
        <draw:custom-shape draw:style-name="gr48" draw:text-style-name="P31" draw:layer="layout" svg:width="2.768cm" svg:height="1.092cm" svg:x="7.745cm" svg:y="8.132cm">
          <text:p text:style-name="P8"><text:span text:style-name="T5">Adjust camera</text:span></text:p>
          <text:p text:style-name="P8"><text:span text:style-name="T5">settings</text:span>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5.248cm" svg:height="2.981cm" svg:x="1.73cm" svg:y="13.896cm">
          <text:p text:style-name="P2"><text:span text:style-name="T16">Image </text:span></text:p>
          <text:p text:style-name="P2"><text:span text:style-name="T16">Compensation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.384cm" svg:y1="12.204cm" svg:x2="4.375cm" svg:y2="13.863cm">
          <text:p/>
        </draw:line>
        <draw:line draw:style-name="gr9" draw:text-style-name="P12" draw:layer="layout" svg:x1="4.41cm" svg:y1="16.887cm" svg:x2="4.401cm" svg:y2="18.546cm">
          <text:p/>
        </draw:line>
        <draw:line draw:style-name="gr49" draw:text-style-name="P12" draw:layer="layout" svg:x1="11.083cm" svg:y1="7.184cm" svg:x2="11.025cm" svg:y2="15.275cm">
          <text:p/>
        </draw:line>
        <draw:line draw:style-name="gr9" draw:text-style-name="P12" draw:layer="layout" svg:x1="11.007cm" svg:y1="15.275cm" svg:x2="6.984cm" svg:y2="15.266cm">
          <text:p/>
        </draw:line>
        <draw:custom-shape draw:style-name="gr46" draw:text-style-name="P24" draw:layer="layout" svg:width="4.575cm" svg:height="2.29cm" svg:x="14.916cm" svg:y="4.907cm">
          <text:p text:style-name="P8"><text:span text:style-name="T5">Low-level control over</text:span></text:p>
          <text:p text:style-name="P8"><text:span text:style-name="T5">image acquisition using</text:span></text:p>
          <text:p text:style-name="P8"><text:span text:style-name="T5">Android camera API to</text:span></text:p>
          <text:p text:style-name="P8"><text:span text:style-name="T5">maximize image quality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4.575cm" svg:height="2.29cm" svg:x="14.933cm" svg:y="9.599cm">
          <text:p text:style-name="P8"><text:span text:style-name="T5">Image analysis to estimate</text:span></text:p>
          <text:p text:style-name="P8"><text:span text:style-name="T5">optimal focus, lighting,</text:span></text:p>
          <text:p text:style-name="P8"><text:span text:style-name="T5">and exposure settings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4.575cm" svg:height="2.29cm" svg:x="14.915cm" svg:y="14.097cm">
          <text:p text:style-name="P8"><text:span text:style-name="T5">Image normalization </text:span></text:p>
          <text:p text:style-name="P8"><text:span text:style-name="T5">(color, dynamic range,</text:span></text:p>
          <text:p text:style-name="P8"><text:span text:style-name="T5">illumination flattening)</text:span></text:p>
          <text:p text:style-name="P8"><text:span text:style-name="T5">prior to image registration</text:span></text:p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4.398cm" svg:y1="17.484cm" svg:x2="10.249cm" svg:y2="17.48cm">
          <text:p/>
        </draw:line>
        <draw:line draw:style-name="gr9" draw:text-style-name="P12" draw:layer="layout" svg:x1="10.254cm" svg:y1="17.468cm" svg:x2="10.249cm" svg:y2="18.573cm">
          <text:p/>
        </draw:line>
        <draw:line draw:style-name="gr9" draw:text-style-name="P12" draw:layer="layout" svg:x1="13.099cm" svg:y1="13.749cm" svg:x2="13.092cm" svg:y2="16.808cm">
          <text:p/>
        </draw:line>
      </draw:page>
      <draw:page draw:name="page14" draw:style-name="dp1" draw:master-page-name="Default">
        <draw:custom-shape draw:style-name="gr1" draw:text-style-name="P1" draw:layer="layout" svg:width="34.679cm" svg:height="20.629cm" svg:x="0.462cm" svg:y="0.40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5.248cm" svg:height="2.981cm" svg:x="1.73cm" svg:y="4.53cm">
          <text:p text:style-name="P2"><text:span text:style-name="T16">Smartphone</text:span></text:p>
          <text:p text:style-name="P2"><text:span text:style-name="T16">Camera 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8.802cm" svg:y1="6.032cm" svg:x2="6.971cm" svg:y2="6.035cm">
          <text:p/>
        </draw:line>
        <draw:custom-shape draw:style-name="gr47" draw:text-style-name="P30" draw:layer="layout" svg:width="12.107cm" svg:height="1.27cm" svg:x="4.973cm" svg:y="1.712cm">
          <text:p text:style-name="P2"><text:span text:style-name="T16">Partially Automated Image Acquisi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4.443cm" svg:height="2.261cm" svg:x="8.804cm" svg:y="4.934cm">
          <text:p text:style-name="P8"><text:span text:style-name="T5">Mode (still / video)</text:span></text:p>
          <text:p text:style-name="P8"><text:span text:style-name="T5">Illumination (flash / torch)</text:span></text:p>
          <text:p text:style-name="P8"><text:span text:style-name="T5">Focus (auto)</text:span></text:p>
          <text:p text:style-name="P8"><text:span text:style-name="T5">Exposure</text:span>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5.248cm" svg:height="2.981cm" svg:x="1.748cm" svg:y="9.222cm">
          <text:p text:style-name="P2"><text:span text:style-name="T16">Image </text:span></text:p>
          <text:p text:style-name="P2"><text:span text:style-name="T16">Quality </text:span></text:p>
          <text:p text:style-name="P2"><text:span text:style-name="T16">Estimation 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.437cm" svg:y1="7.513cm" svg:x2="4.428cm" svg:y2="9.172cm">
          <text:p/>
        </draw:line>
        <draw:line draw:style-name="gr9" draw:text-style-name="P12" draw:layer="layout" svg:x1="6.991cm" svg:y1="9.212cm" svg:x2="8.82cm" svg:y2="7.197cm">
          <text:p/>
        </draw:line>
        <draw:custom-shape draw:style-name="gr48" draw:text-style-name="P31" draw:layer="layout" svg:width="2.768cm" svg:height="1.092cm" svg:x="7.745cm" svg:y="8.132cm">
          <text:p text:style-name="P8"><text:span text:style-name="T5">Adjust camera</text:span></text:p>
          <text:p text:style-name="P8"><text:span text:style-name="T5">settings</text:span>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5.248cm" svg:height="2.981cm" svg:x="1.73cm" svg:y="13.896cm">
          <text:p text:style-name="P2"><text:span text:style-name="T16">Image </text:span></text:p>
          <text:p text:style-name="P2"><text:span text:style-name="T16">Compensation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.384cm" svg:y1="12.204cm" svg:x2="4.375cm" svg:y2="13.863cm">
          <text:p/>
        </draw:line>
        <draw:line draw:style-name="gr9" draw:text-style-name="P12" draw:layer="layout" svg:x1="4.41cm" svg:y1="16.887cm" svg:x2="4.401cm" svg:y2="18.546cm">
          <text:p/>
        </draw:line>
        <draw:line draw:style-name="gr49" draw:text-style-name="P12" draw:layer="layout" svg:x1="11.083cm" svg:y1="7.184cm" svg:x2="11.025cm" svg:y2="15.275cm">
          <text:p/>
        </draw:line>
        <draw:line draw:style-name="gr9" draw:text-style-name="P12" draw:layer="layout" svg:x1="11.007cm" svg:y1="15.275cm" svg:x2="6.984cm" svg:y2="15.266cm">
          <text:p/>
        </draw:line>
        <draw:custom-shape draw:style-name="gr46" draw:text-style-name="P24" draw:layer="layout" svg:width="4.575cm" svg:height="2.29cm" svg:x="14.916cm" svg:y="4.907cm">
          <text:p text:style-name="P8"><text:span text:style-name="T5">Low-level control over</text:span></text:p>
          <text:p text:style-name="P8"><text:span text:style-name="T5">image acquisition using</text:span></text:p>
          <text:p text:style-name="P8"><text:span text:style-name="T5">Android camera API to</text:span></text:p>
          <text:p text:style-name="P8"><text:span text:style-name="T5">maximize image quality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4.575cm" svg:height="2.29cm" svg:x="14.933cm" svg:y="9.599cm">
          <text:p text:style-name="P8"><text:span text:style-name="T5">Image analysis to estimate</text:span></text:p>
          <text:p text:style-name="P8"><text:span text:style-name="T5">optimal focus, lighting,</text:span></text:p>
          <text:p text:style-name="P8"><text:span text:style-name="T5">and exposure settings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4.575cm" svg:height="2.29cm" svg:x="14.915cm" svg:y="14.097cm">
          <text:p text:style-name="P8"><text:span text:style-name="T5">Image normalization </text:span></text:p>
          <text:p text:style-name="P8"><text:span text:style-name="T5">(color, dynamic range,</text:span></text:p>
          <text:p text:style-name="P8"><text:span text:style-name="T5">illumination flattening)</text:span></text:p>
          <text:p text:style-name="P8"><text:span text:style-name="T5">prior to image registration</text:span></text:p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4.398cm" svg:y1="17.484cm" svg:x2="10.249cm" svg:y2="17.48cm">
          <text:p/>
        </draw:line>
        <draw:line draw:style-name="gr9" draw:text-style-name="P12" draw:layer="layout" svg:x1="10.254cm" svg:y1="17.468cm" svg:x2="10.249cm" svg:y2="18.573cm">
          <text:p/>
        </draw:line>
        <draw:line draw:style-name="gr9" draw:text-style-name="P12" draw:layer="layout" svg:x1="13.099cm" svg:y1="13.749cm" svg:x2="13.092cm" svg:y2="16.808cm">
          <text:p/>
        </draw:line>
      </draw:page>
      <draw:page draw:name="page15" draw:style-name="dp1" draw:master-page-name="Default">
        <draw:custom-shape draw:style-name="gr1" draw:text-style-name="P1" draw:layer="layout" svg:width="34.679cm" svg:height="20.629cm" svg:x="0.462cm" svg:y="0.409cm">
          <text:p/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5.248cm" svg:height="2.981cm" svg:x="1.73cm" svg:y="4.53cm">
          <text:p text:style-name="P2"><text:span text:style-name="T16">Smartphone</text:span></text:p>
          <text:p text:style-name="P2"><text:span text:style-name="T16">Camera 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8.802cm" svg:y1="6.032cm" svg:x2="6.971cm" svg:y2="6.035cm">
          <text:p/>
        </draw:line>
        <draw:custom-shape draw:style-name="gr47" draw:text-style-name="P30" draw:layer="layout" svg:width="12.107cm" svg:height="1.27cm" svg:x="4.973cm" svg:y="1.712cm">
          <text:p text:style-name="P2"><text:span text:style-name="T16">Partially Automated Image Acquisition</text:span></text:p>
          <draw:enhanced-geometry svg:viewBox="0 0 21600 21600" draw:type="rectangle" draw:enhanced-path="M 0 0 L 21600 0 21600 21600 0 21600 0 0 Z N"/>
        </draw:custom-shape>
        <draw:custom-shape draw:style-name="gr45" draw:text-style-name="P29" draw:layer="layout" svg:width="4.443cm" svg:height="2.261cm" svg:x="8.804cm" svg:y="4.934cm">
          <text:p text:style-name="P8"><text:span text:style-name="T5">Mode (still / video)</text:span></text:p>
          <text:p text:style-name="P8"><text:span text:style-name="T5">Illumination (flash / torch)</text:span></text:p>
          <text:p text:style-name="P8"><text:span text:style-name="T5">Focus (auto)</text:span></text:p>
          <text:p text:style-name="P8"><text:span text:style-name="T5">Exposure</text:span>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5.248cm" svg:height="2.981cm" svg:x="1.748cm" svg:y="9.222cm">
          <text:p text:style-name="P2"><text:span text:style-name="T16">Image </text:span></text:p>
          <text:p text:style-name="P2"><text:span text:style-name="T16">Quality </text:span></text:p>
          <text:p text:style-name="P2"><text:span text:style-name="T16">Estimation 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.437cm" svg:y1="7.513cm" svg:x2="4.428cm" svg:y2="9.172cm">
          <text:p/>
        </draw:line>
        <draw:line draw:style-name="gr9" draw:text-style-name="P12" draw:layer="layout" svg:x1="6.991cm" svg:y1="9.212cm" svg:x2="8.82cm" svg:y2="7.197cm">
          <text:p/>
        </draw:line>
        <draw:custom-shape draw:style-name="gr48" draw:text-style-name="P31" draw:layer="layout" svg:width="2.768cm" svg:height="1.092cm" svg:x="7.745cm" svg:y="8.132cm">
          <text:p text:style-name="P8"><text:span text:style-name="T5">Adjust camera</text:span></text:p>
          <text:p text:style-name="P8"><text:span text:style-name="T5">settings</text:span></text:p>
          <draw:enhanced-geometry svg:viewBox="0 0 21600 21600" draw:type="rectangle" draw:enhanced-path="M 0 0 L 21600 0 21600 21600 0 21600 0 0 Z N"/>
        </draw:custom-shape>
        <draw:custom-shape draw:style-name="gr44" draw:text-style-name="P28" draw:layer="layout" svg:width="5.248cm" svg:height="2.981cm" svg:x="1.73cm" svg:y="13.896cm">
          <text:p text:style-name="P2"><text:span text:style-name="T16">Image </text:span></text:p>
          <text:p text:style-name="P2"><text:span text:style-name="T16">Compensation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.384cm" svg:y1="12.204cm" svg:x2="4.375cm" svg:y2="13.863cm">
          <text:p/>
        </draw:line>
        <draw:line draw:style-name="gr9" draw:text-style-name="P12" draw:layer="layout" svg:x1="4.41cm" svg:y1="16.887cm" svg:x2="4.401cm" svg:y2="18.546cm">
          <text:p/>
        </draw:line>
        <draw:line draw:style-name="gr49" draw:text-style-name="P12" draw:layer="layout" svg:x1="11.083cm" svg:y1="7.184cm" svg:x2="11.025cm" svg:y2="15.275cm">
          <text:p/>
        </draw:line>
        <draw:line draw:style-name="gr9" draw:text-style-name="P12" draw:layer="layout" svg:x1="11.007cm" svg:y1="15.275cm" svg:x2="6.984cm" svg:y2="15.266cm">
          <text:p/>
        </draw:line>
        <draw:custom-shape draw:style-name="gr46" draw:text-style-name="P24" draw:layer="layout" svg:width="4.575cm" svg:height="2.29cm" svg:x="14.916cm" svg:y="4.907cm">
          <text:p text:style-name="P8"><text:span text:style-name="T5">Low-level control over</text:span></text:p>
          <text:p text:style-name="P8"><text:span text:style-name="T5">image acquisition using</text:span></text:p>
          <text:p text:style-name="P8"><text:span text:style-name="T5">Android camera API to</text:span></text:p>
          <text:p text:style-name="P8"><text:span text:style-name="T5">maximize image quality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4.575cm" svg:height="2.29cm" svg:x="14.933cm" svg:y="9.599cm">
          <text:p text:style-name="P8"><text:span text:style-name="T5">Image analysis to estimate</text:span></text:p>
          <text:p text:style-name="P8"><text:span text:style-name="T5">optimal focus, lighting,</text:span></text:p>
          <text:p text:style-name="P8"><text:span text:style-name="T5">and exposure settings</text:span></text:p>
          <draw:enhanced-geometry svg:viewBox="0 0 21600 21600" draw:type="rectangle" draw:enhanced-path="M 0 0 L 21600 0 21600 21600 0 21600 0 0 Z N"/>
        </draw:custom-shape>
        <draw:custom-shape draw:style-name="gr46" draw:text-style-name="P24" draw:layer="layout" svg:width="4.575cm" svg:height="2.29cm" svg:x="14.915cm" svg:y="14.097cm">
          <text:p text:style-name="P8"><text:span text:style-name="T5">Image normalization </text:span></text:p>
          <text:p text:style-name="P8"><text:span text:style-name="T5">(color, dynamic range,</text:span></text:p>
          <text:p text:style-name="P8"><text:span text:style-name="T5">illumination flattening)</text:span></text:p>
          <text:p text:style-name="P8"><text:span text:style-name="T5">prior to image registration</text:span></text:p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4.398cm" svg:y1="17.484cm" svg:x2="10.249cm" svg:y2="17.48cm">
          <text:p/>
        </draw:line>
        <draw:line draw:style-name="gr9" draw:text-style-name="P12" draw:layer="layout" svg:x1="10.254cm" svg:y1="17.468cm" svg:x2="10.249cm" svg:y2="18.573cm">
          <text:p/>
        </draw:line>
        <draw:line draw:style-name="gr9" draw:text-style-name="P12" draw:layer="layout" svg:x1="13.099cm" svg:y1="13.749cm" svg:x2="13.092cm" svg:y2="16.808cm">
          <text:p/>
        </draw:line>
      </draw:page>
      <draw:page draw:name="page16" draw:style-name="dp1" draw:master-page-name="Default">
        <draw:custom-shape draw:style-name="gr50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51" draw:text-style-name="P30" draw:layer="layout" svg:width="7.659cm" svg:height="1.27cm" svg:x="7.646cm" svg:y="1.683cm">
          <text:p text:style-name="P2"><text:span text:style-name="T16">Image Enhancement</text:span></text:p>
          <draw:enhanced-geometry svg:viewBox="0 0 21600 21600" draw:type="rectangle" draw:enhanced-path="M 0 0 L 21600 0 21600 21600 0 21600 0 0 Z N"/>
        </draw:custom-shape>
        <draw:custom-shape draw:style-name="gr51" draw:text-style-name="P30" draw:layer="layout" svg:width="7.659cm" svg:height="1.27cm" svg:x="7.646cm" svg:y="1.683cm">
          <text:p text:style-name="P2"><text:span text:style-name="T16">Image Enhancement</text:span></text:p>
          <draw:enhanced-geometry svg:viewBox="0 0 21600 21600" draw:type="rectangle" draw:enhanced-path="M 0 0 L 21600 0 21600 21600 0 21600 0 0 Z N"/>
        </draw:custom-shape>
        <draw:custom-shape draw:style-name="gr52" draw:text-style-name="P32" draw:layer="layout" svg:width="4.928cm" svg:height="1.823cm" svg:x="2.333cm" svg:y="4.713cm">
          <text:p text:style-name="P8"><text:span text:style-name="T6">“</text:span><text:span text:style-name="T18">Map” of captured</text:span></text:p>
          <text:p text:style-name="P8"><text:span text:style-name="T18">image set for FHW</text:span></text:p>
          <text:p text:style-name="P8"><text:span text:style-name="T18">navigation of image set</text:span></text:p>
          <draw:enhanced-geometry svg:viewBox="0 0 21600 21600" draw:type="rectangle" draw:enhanced-path="M 0 0 L 21600 0 21600 21600 0 21600 0 0 Z N"/>
        </draw:custom-shape>
        <draw:custom-shape draw:style-name="gr53" draw:text-style-name="P24" draw:layer="layout" svg:width="4.884cm" svg:height="1.93cm" svg:x="15.25cm" svg:y="4.79cm">
          <text:p text:style-name="P8"><text:span text:style-name="T5"/></text:p>
          <text:p text:style-name="P8"><text:span text:style-name="T5">Ease of FHW navigation</text:span></text:p>
          <text:p text:style-name="P8"><text:span text:style-name="T5">to individual oral cavity</text:span></text:p>
          <text:p text:style-name="P8"><text:span text:style-name="T5">regions using the </text:span></text:p>
          <text:p text:style-name="P8"><text:span text:style-name="T5">composite image “map”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style-name="gr54" draw:text-style-name="P31" draw:layer="layout" svg:width="3.337cm" svg:height="1.092cm" svg:x="10.175cm" svg:y="5.127cm">
          <text:p text:style-name="P8"><text:span text:style-name="T5">FHW map</text:span></text:p>
          <text:p text:style-name="P8"><text:span text:style-name="T5">navigation contr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195cm" svg:y1="5.698cm" svg:x2="7.245cm" svg:y2="5.698cm">
          <text:p/>
        </draw:line>
        <draw:custom-shape draw:style-name="gr55" draw:text-style-name="P33" draw:layer="layout" svg:width="2.736cm" svg:height="1.44cm" svg:x="5.078cm" svg:y="6.79cm">
          <text:p text:style-name="P8"><text:span text:style-name="T5">Extract image</text:span></text:p>
          <text:p text:style-name="P8"><text:span text:style-name="T5">from specified</text:span></text:p>
          <text:p text:style-name="P8"><text:span text:style-name="T5">region 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.804cm" svg:y1="6.529cm" svg:x2="4.798cm" svg:y2="9.234cm">
          <text:p/>
        </draw:line>
        <draw:custom-shape draw:style-name="gr56" draw:text-style-name="P34" draw:layer="layout" svg:width="5.662cm" svg:height="2.55cm" svg:x="1.948cm" svg:y="9.181cm">
          <text:p text:style-name="P8"><text:span text:style-name="T19">Selected Image</text:span></text:p>
          <text:p text:style-name="P8"><text:span text:style-name="T19">For Enhancement</text:span></text:p>
          <draw:enhanced-geometry svg:viewBox="0 0 21600 21600" draw:type="rectangle" draw:enhanced-path="M 0 0 L 21600 0 21600 21600 0 21600 0 0 Z N"/>
        </draw:custom-shape>
        <draw:custom-shape draw:style-name="gr57" draw:text-style-name="P31" draw:layer="layout" svg:width="3.337cm" svg:height="1.087cm" svg:x="10.149cm" svg:y="9.948cm">
          <text:p text:style-name="P8"><text:span text:style-name="T5">FHW enhancement</text:span></text:p>
          <text:p text:style-name="P8"><text:span text:style-name="T5">mode selec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133cm" svg:y1="10.504cm" svg:x2="7.643cm" svg:y2="10.514cm">
          <text:p/>
        </draw:line>
        <draw:custom-shape draw:style-name="gr58" draw:text-style-name="P24" draw:layer="layout" svg:width="5.315cm" svg:height="1.667cm" svg:x="14.963cm" svg:y="9.617cm">
          <text:p text:style-name="P8"><text:span text:style-name="T5"/></text:p>
          <text:p text:style-name="P8"><text:span text:style-name="T5">FHW can use either</text:span></text:p>
          <text:p text:style-name="P8"><text:span text:style-name="T5">“</text:span><text:span text:style-name="T5">automatic” or “expert”</text:span></text:p>
          <text:p text:style-name="P8"><text:span text:style-name="T5">image enhancement modes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6.733cm" svg:height="2.55cm" svg:x="4.313cm" svg:y="19.01cm">
          <text:p text:style-name="P2"><text:span text:style-name="T19">Adaptive Multi-scale</text:span></text:p>
          <text:p text:style-name="P2"><text:span text:style-name="T19">Image Enhancemen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6.874cm" svg:y1="11.741cm" svg:x2="9.997cm" svg:y2="14.522cm">
          <text:p/>
        </draw:line>
        <draw:line draw:style-name="gr9" draw:text-style-name="P12" draw:layer="layout" svg:x1="2.347cm" svg:y1="11.745cm" svg:x2="2.346cm" svg:y2="23.46cm">
          <text:p/>
        </draw:line>
        <draw:custom-shape draw:style-name="gr60" draw:text-style-name="P36" draw:layer="layout" svg:width="5.676cm" svg:height="2.868cm" svg:x="1.609cm" svg:y="23.532cm">
          <text:p text:style-name="P2"><text:span text:style-name="T19">Segmentation,</text:span></text:p>
          <text:p text:style-name="P2"><text:span text:style-name="T19">Feature extraction</text:span></text:p>
          <text:p text:style-name="P2"><text:span text:style-name="T19">&amp; Classification</text:span></text:p>
          <draw:enhanced-geometry svg:viewBox="0 0 21600 21600" draw:type="rectangle" draw:enhanced-path="M 0 0 L 21600 0 21600 21600 0 21600 0 0 Z N"/>
        </draw:custom-shape>
        <draw:custom-shape draw:style-name="gr59" draw:text-style-name="P35" draw:layer="layout" svg:width="6.733cm" svg:height="2.55cm" svg:x="6.595cm" svg:y="14.527cm">
          <text:p text:style-name="P2"><text:span text:style-name="T19">Standard Image</text:span></text:p>
          <text:p text:style-name="P2"><text:span text:style-name="T19">Enhancement Options</text:span></text:p>
          <draw:enhanced-geometry svg:viewBox="0 0 21600 21600" draw:type="rectangle" draw:enhanced-path="M 0 0 L 21600 0 21600 21600 0 21600 0 0 Z N"/>
        </draw:custom-shape>
        <draw:custom-shape draw:style-name="gr61" draw:text-style-name="P31" draw:layer="layout" svg:width="5.318cm" svg:height="3.09cm" svg:x="14.986cm" svg:y="14.522cm">
          <text:p text:style-name="P8"><text:span text:style-name="T5"/></text:p>
          <text:p text:style-name="P8"><text:span text:style-name="T5">Expert mode:</text:span></text:p>
          <text:p text:style-name="P8"><text:span text:style-name="T5"><text:s text:c="2"/></text:span><text:span text:style-name="T5">- Brightness</text:span></text:p>
          <text:p text:style-name="P8"><text:span text:style-name="T5"><text:s text:c="2"/></text:span><text:span text:style-name="T5">- Contrast</text:span></text:p>
          <text:p text:style-name="P8"><text:span text:style-name="T5"><text:s text:c="2"/></text:span><text:span text:style-name="T5">- Histogram equalization</text:span></text:p>
          <text:p text:style-name="P8"><text:span text:style-name="T5"><text:s text:c="2"/></text:span><text:span text:style-name="T5">- Gamma</text:span></text:p>
          <text:p text:style-name="P8"><text:span text:style-name="T5"><text:s text:c="2"/></text:span><text:span text:style-name="T5">- Sharpness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style-name="gr62" draw:text-style-name="P31" draw:layer="layout" svg:width="5.318cm" svg:height="1.837cm" svg:x="14.945cm" svg:y="19.046cm">
          <text:p text:style-name="P8"><text:span text:style-name="T5"/></text:p>
          <text:p text:style-name="P8"><text:span text:style-name="T5">Automatic mode:</text:span></text:p>
          <text:p text:style-name="P8"><text:span text:style-name="T5"><text:s text:c="4"/></text:span><text:span text:style-name="T5">- Degree of enhancement</text:span></text:p>
          <text:p text:style-name="P8"><text:span text:style-name="T5"><text:s text:c="4"/></text:span><text:span text:style-name="T5">- Scale focus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custom-shape draw:style-name="gr63" draw:text-style-name="P24" draw:layer="layout" svg:width="5.318cm" svg:height="2.417cm" svg:x="14.981cm" svg:y="23.707cm">
          <text:p text:style-name="P8"><text:span text:style-name="T5"/></text:p>
          <text:p text:style-name="P8"><text:span text:style-name="T5">Classification-focused</text:span></text:p>
          <text:p text:style-name="P8"><text:span text:style-name="T5">enhancement </text:span></text:p>
          <text:p text:style-name="P8"><text:span text:style-name="T5">(Defaults to non-focused</text:span></text:p>
          <text:p text:style-name="P8"><text:span text:style-name="T5"><text:s text:c="2"/></text:span><text:span text:style-name="T5">enhancement until classifier</text:span></text:p>
          <text:p text:style-name="P8"><text:span text:style-name="T5"><text:s text:c="2"/></text:span><text:span text:style-name="T5">is fully developed)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5.19cm" svg:y1="11.756cm" svg:x2="5.211cm" svg:y2="19.006cm">
          <text:p/>
        </draw:line>
        <draw:line draw:style-name="gr9" draw:text-style-name="P12" draw:layer="layout" svg:x1="14.925cm" svg:y1="15.875cm" svg:x2="13.342cm" svg:y2="15.877cm">
          <text:p/>
        </draw:line>
        <draw:line draw:style-name="gr9" draw:text-style-name="P12" draw:layer="layout" svg:x1="14.958cm" svg:y1="20.023cm" svg:x2="11.048cm" svg:y2="20.015cm">
          <text:p/>
        </draw:line>
        <draw:line draw:style-name="gr9" draw:text-style-name="P12" draw:layer="layout" svg:x1="6.544cm" svg:y1="23.495cm" svg:x2="6.542cm" svg:y2="21.591cm">
          <text:p/>
        </draw:line>
        <draw:custom-shape draw:style-name="gr64" draw:text-style-name="P33" draw:layer="layout" svg:width="3.618cm" svg:height="1.44cm" svg:x="6.965cm" svg:y="21.837cm">
          <text:p text:style-name="P8"><text:span text:style-name="T5">Focus enhancement</text:span></text:p>
          <text:p text:style-name="P8"><text:span text:style-name="T5">on classified ROI</text:span></text:p>
          <draw:enhanced-geometry svg:viewBox="0 0 21600 21600" draw:type="rectangle" draw:enhanced-path="M 0 0 L 21600 0 21600 21600 0 21600 0 0 Z N"/>
        </draw:custom-shape>
        <draw:custom-shape draw:style-name="gr65" draw:text-style-name="P33" draw:layer="layout" svg:width="2.7cm" svg:height="1.086cm" svg:x="4.974cm" svg:y="12.224cm">
          <text:p text:style-name="P8"><text:span text:style-name="T5">Enhancement</text:span></text:p>
          <text:p text:style-name="P8"><text:span text:style-name="T5">For FHW</text:span></text:p>
          <draw:enhanced-geometry svg:viewBox="0 0 21600 21600" draw:type="rectangle" draw:enhanced-path="M 0 0 L 21600 0 21600 21600 0 21600 0 0 Z N"/>
        </draw:custom-shape>
        <draw:custom-shape draw:style-name="gr66" draw:text-style-name="P33" draw:layer="layout" svg:width="3cm" svg:height="1.086cm" svg:x="1.639cm" svg:y="13.864cm">
          <text:p text:style-name="P8"><text:span text:style-name="T5">Raw selected</text:span></text:p>
          <text:p text:style-name="P8"><text:span text:style-name="T5">for classification</text:span></text:p>
          <draw:enhanced-geometry svg:viewBox="0 0 21600 21600" draw:type="rectangle" draw:enhanced-path="M 0 0 L 21600 0 21600 21600 0 21600 0 0 Z N"/>
        </draw:custom-shape>
        <draw:frame draw:style-name="gr34" draw:text-style-name="P26" draw:layer="layout" svg:width="0.756cm" svg:height="3.326cm" svg:x="25.019cm" svg:y="7.707cm">
          <draw:text-box>
            <text:p><text:span text:style-name="T1">.</text:span></text:p>
            <text:p><text:span text:style-name="T1">.</text:span></text:p>
            <text:p><text:span text:style-name="T1">.</text:span></text:p>
          </draw:text-box>
        </draw:frame>
      </draw:page>
      <draw:page draw:name="page17" draw:style-name="dp1" draw:master-page-name="Default">
        <draw:custom-shape draw:style-name="gr50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14.48cm" svg:height="1.27cm" svg:x="3.809cm" svg:y="1.596cm">
          <text:p text:style-name="P2"><text:span text:style-name="T16">Feature Set &amp; Classifier Ensemble Development</text:span></text:p>
          <draw:enhanced-geometry svg:viewBox="0 0 21600 21600" draw:type="rectangle" draw:enhanced-path="M 0 0 L 21600 0 21600 21600 0 21600 0 0 Z N"/>
        </draw:custom-shape>
        <draw:custom-shape draw:style-name="gr68" draw:text-style-name="P37" draw:layer="layout" svg:width="4.928cm" svg:height="1.393cm" svg:x="2.35cm" svg:y="9.208cm">
          <text:p text:style-name="P2"><text:span text:style-name="T6">Raw Image Data</text:span></text:p>
          <draw:enhanced-geometry svg:viewBox="0 0 21600 21600" draw:type="rectangle" draw:enhanced-path="M 0 0 L 21600 0 21600 21600 0 21600 0 0 Z N"/>
        </draw:custom-shape>
        <draw:custom-shape draw:style-name="gr69" draw:text-style-name="P38" draw:layer="layout" svg:width="8.705cm" svg:height="1.076cm" svg:x="6.129cm" svg:y="4.375cm">
          <text:p text:style-name="P2"><text:span text:style-name="T20">Expert Labeled Image Database</text:span></text:p>
          <draw:enhanced-geometry svg:viewBox="0 0 21600 21600" draw:type="rectangle" draw:enhanced-path="M 0 0 L 21600 0 21600 21600 0 21600 0 0 Z N"/>
        </draw:custom-shape>
        <draw:custom-shape draw:style-name="gr70" draw:text-style-name="P38" draw:layer="layout" svg:width="8.723cm" svg:height="1.109cm" svg:x="6.063cm" svg:y="6.547cm">
          <text:p text:style-name="P2"><text:span text:style-name="T20">Multi-scale Image Segmentation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77cm" svg:y1="5.461cm" svg:x2="10.389cm" svg:y2="6.527cm">
          <text:p/>
        </draw:line>
        <draw:custom-shape draw:style-name="gr71" draw:text-style-name="P37" draw:layer="layout" svg:width="4.928cm" svg:height="1.377cm" svg:x="7.904cm" svg:y="9.207cm">
          <text:p text:style-name="P2"><text:span text:style-name="T6">Unsupervised </text:span></text:p>
          <text:p text:style-name="P2"><text:span text:style-name="T6">Feature Learning</text:span></text:p>
          <draw:enhanced-geometry svg:viewBox="0 0 21600 21600" draw:type="rectangle" draw:enhanced-path="M 0 0 L 21600 0 21600 21600 0 21600 0 0 Z N"/>
        </draw:custom-shape>
        <draw:custom-shape draw:style-name="gr72" draw:text-style-name="P37" draw:layer="layout" svg:width="4.928cm" svg:height="1.376cm" svg:x="13.692cm" svg:y="9.19cm">
          <text:p text:style-name="P2"><text:span text:style-name="T6">Multi-scale Domain-</text:span></text:p>
          <text:p text:style-name="P2"><text:span text:style-name="T6">Specific Feature S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75cm" svg:y1="7.668cm" svg:x2="10.389cm" svg:y2="9.243cm">
          <text:p/>
        </draw:line>
        <draw:line draw:style-name="gr73" draw:text-style-name="P39" draw:layer="layout" svg:x1="4.816cm" svg:y1="8.185cm" svg:x2="16.246cm" svg:y2="8.185cm">
          <text:p/>
        </draw:line>
        <draw:line draw:style-name="gr9" draw:text-style-name="P12" draw:layer="layout" svg:x1="4.819cm" svg:y1="8.18cm" svg:x2="4.831cm" svg:y2="9.246cm">
          <text:p/>
        </draw:line>
        <draw:line draw:style-name="gr9" draw:text-style-name="P12" draw:layer="layout" svg:x1="16.265cm" svg:y1="8.182cm" svg:x2="16.277cm" svg:y2="9.248cm">
          <text:p/>
        </draw:line>
        <draw:line draw:style-name="gr74" draw:text-style-name="P39" draw:layer="layout" svg:x1="3.264cm" svg:y1="11.677cm" svg:x2="10.24cm" svg:y2="11.655cm">
          <text:p/>
        </draw:line>
        <draw:line draw:style-name="gr9" draw:text-style-name="P12" draw:layer="layout" svg:x1="3.29cm" svg:y1="10.61cm" svg:x2="3.299cm" svg:y2="13.865cm">
          <text:p/>
        </draw:line>
        <draw:line draw:style-name="gr75" draw:text-style-name="P12" draw:layer="layout" svg:x1="10.369cm" svg:y1="10.603cm" svg:x2="10.372cm" svg:y2="11.818cm">
          <text:p/>
        </draw:line>
        <draw:line draw:style-name="gr9" draw:text-style-name="P12" draw:layer="layout" svg:x1="16.243cm" svg:y1="10.581cm" svg:x2="16.243cm" svg:y2="12.751cm">
          <text:p/>
        </draw:line>
        <draw:line draw:style-name="gr49" draw:text-style-name="P12" draw:layer="layout" svg:x1="10.372cm" svg:y1="11.765cm" svg:x2="10.39cm" svg:y2="14.464cm">
          <text:p/>
        </draw:line>
        <draw:custom-shape draw:style-name="gr76" draw:text-style-name="P40" draw:layer="layout" svg:width="3.207cm" svg:height="1.393cm" svg:x="1.644cm" svg:y="13.865cm">
          <text:p text:style-name="P2"><text:span text:style-name="T6">Deep CNN</text:span></text:p>
          <draw:enhanced-geometry svg:viewBox="0 0 21600 21600" draw:type="rectangle" draw:enhanced-path="M 0 0 L 21600 0 21600 21600 0 21600 0 0 Z N"/>
        </draw:custom-shape>
        <draw:custom-shape draw:style-name="gr76" draw:text-style-name="P40" draw:layer="layout" svg:width="3.207cm" svg:height="1.393cm" svg:x="5.806cm" svg:y="13.847cm">
          <text:p text:style-name="P2"><text:span text:style-name="T6">Deep MLP</text:span></text:p>
          <draw:enhanced-geometry svg:viewBox="0 0 21600 21600" draw:type="rectangle" draw:enhanced-path="M 0 0 L 21600 0 21600 21600 0 21600 0 0 Z N"/>
        </draw:custom-shape>
        <draw:custom-shape draw:style-name="gr77" draw:text-style-name="P37" draw:layer="layout" svg:width="3.207cm" svg:height="1.393cm" svg:x="14.661cm" svg:y="12.771cm">
          <text:p text:style-name="P2"><text:span text:style-name="T6">Feature Subset</text:span></text:p>
          <text:p text:style-name="P2"><text:span text:style-name="T6">Se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3" draw:text-style-name="P39" draw:layer="layout" svg:x1="13.686cm" svg:y1="15.212cm" svg:x2="18.724cm" svg:y2="15.223cm">
          <text:p/>
        </draw:line>
        <draw:line draw:style-name="gr9" draw:text-style-name="P12" draw:layer="layout" svg:x1="16.227cm" svg:y1="14.182cm" svg:x2="16.239cm" svg:y2="15.248cm">
          <text:p/>
        </draw:line>
        <draw:custom-shape draw:style-name="gr78" draw:text-style-name="P41" draw:layer="layout" svg:width="3.207cm" svg:height="1.393cm" svg:x="12.35cm" svg:y="16.211cm">
          <text:p text:style-name="P2"><text:span text:style-name="T6">DRF Layer</text:span></text:p>
          <draw:enhanced-geometry svg:viewBox="0 0 21600 21600" draw:type="rectangle" draw:enhanced-path="M 0 0 L 21600 0 21600 21600 0 21600 0 0 Z N"/>
        </draw:custom-shape>
        <draw:custom-shape draw:style-name="gr78" draw:text-style-name="P41" draw:layer="layout" svg:width="3.207cm" svg:height="1.393cm" svg:x="14.704cm" svg:y="18.222cm">
          <text:p text:style-name="P2"><text:span text:style-name="T6">RBF Laye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68cm" svg:y1="15.214cm" svg:x2="13.692cm" svg:y2="16.28cm">
          <text:p/>
        </draw:line>
        <draw:line draw:style-name="gr9" draw:text-style-name="P12" draw:layer="layout" svg:x1="16.227cm" svg:y1="15.234cm" svg:x2="16.245cm" svg:y2="18.203cm">
          <text:p/>
        </draw:line>
        <draw:line draw:style-name="gr9" draw:text-style-name="P12" draw:layer="layout" svg:x1="18.732cm" svg:y1="15.204cm" svg:x2="18.759cm" svg:y2="20.672cm">
          <text:p/>
        </draw:line>
        <draw:line draw:style-name="gr9" draw:text-style-name="P12" draw:layer="layout" svg:x1="16.253cm" svg:y1="19.626cm" svg:x2="16.265cm" svg:y2="20.692cm">
          <text:p/>
        </draw:line>
        <draw:custom-shape draw:style-name="gr79" draw:text-style-name="P40" draw:layer="layout" svg:width="6.656cm" svg:height="1.869cm" svg:x="12.699cm" svg:y="20.727cm">
          <text:p text:style-name="P2"><text:span text:style-name="T6">Linear Discriminant</text:span></text:p>
          <text:p text:style-name="P2"><text:span text:style-name="T6">SVM &amp; SGD training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7cm" svg:y1="17.61cm" svg:x2="13.705cm" svg:y2="20.69cm">
          <text:p/>
        </draw:line>
        <draw:line draw:style-name="gr9" draw:text-style-name="P12" draw:layer="layout" svg:x1="17.267cm" svg:y1="22.59cm" svg:x2="17.263cm" svg:y2="25.149cm">
          <text:p/>
        </draw:line>
        <draw:line draw:style-name="gr9" draw:text-style-name="P12" draw:layer="layout" svg:x1="7.338cm" svg:y1="15.262cm" svg:x2="7.329cm" svg:y2="25.109cm">
          <text:p/>
        </draw:line>
        <draw:line draw:style-name="gr9" draw:text-style-name="P12" draw:layer="layout" svg:x1="3.266cm" svg:y1="15.258cm" svg:x2="3.257cm" svg:y2="25.105cm">
          <text:p/>
        </draw:line>
        <draw:line draw:style-name="gr9" draw:text-style-name="P12" draw:layer="layout" svg:x1="10.38cm" svg:y1="14.458cm" svg:x2="9.049cm" svg:y2="14.464cm">
          <text:p/>
        </draw:line>
        <draw:line draw:style-name="gr74" draw:text-style-name="P39" draw:layer="layout" svg:x1="16.211cm" svg:y1="11.677cm" svg:x2="10.459cm" svg:y2="11.672cm">
          <text:p/>
        </draw:line>
        <draw:custom-shape draw:style-name="gr80" draw:text-style-name="P33" draw:layer="layout" svg:width="3.14cm" svg:height="0.786cm" svg:x="13.462cm" svg:y="23.456cm">
          <text:p text:style-name="P8"><text:span text:style-name="T5">Hyper-parameter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4.932cm" svg:y1="23.47cm" svg:x2="14.926cm" svg:y2="22.61cm">
          <text:p/>
        </draw:line>
        <draw:custom-shape draw:style-name="gr81" draw:text-style-name="P38" draw:layer="layout" svg:width="15.469cm" svg:height="1.109cm" svg:x="2.328cm" svg:y="25.122cm">
          <text:p text:style-name="P2"><text:span text:style-name="T20">Classification Loss Measures (Accuracy / Confidence) 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4.983cm" svg:y1="25.111cm" svg:x2="14.977cm" svg:y2="24.251cm">
          <text:p/>
        </draw:line>
        <draw:line draw:style-name="gr9" draw:text-style-name="P12" draw:layer="layout" svg:x1="11.714cm" svg:y1="25.115cm" svg:x2="11.708cm" svg:y2="24.255cm">
          <text:p/>
        </draw:line>
        <draw:custom-shape draw:style-name="gr82" draw:text-style-name="P33" draw:layer="layout" svg:width="2.011cm" svg:height="1.439cm" svg:x="10.702cm" svg:y="22.816cm">
          <text:p text:style-name="P8"><text:span text:style-name="T5">Feature </text:span></text:p>
          <text:p text:style-name="P8"><text:span text:style-name="T5">Selection</text:span></text:p>
          <text:p text:style-name="P8"><text:span text:style-name="T5">Methods</text:span></text:p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11.6cm" svg:y1="22.8cm" svg:x2="11.601cm" svg:y2="13.52cm">
          <text:p/>
        </draw:line>
        <draw:line draw:style-name="gr74" draw:text-style-name="P39" draw:layer="layout" svg:x1="14.679cm" svg:y1="13.539cm" svg:x2="11.602cm" svg:y2="13.52cm">
          <text:p/>
        </draw:line>
        <draw:custom-shape draw:style-name="gr83" draw:text-style-name="P42" draw:layer="layout" svg:width="3.46cm" svg:height="1.549cm" svg:x="3.605cm" svg:y="16.303cm">
          <text:p text:style-name="P2"><text:span text:style-name="T5">Increase Network</text:span></text:p>
          <text:p text:style-name="P2"><text:span text:style-name="T5">Depth With</text:span></text:p>
          <text:p text:style-name="P2"><text:span text:style-name="T5">Database Size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.251cm" svg:y1="16.281cm" svg:x2="4.266cm" svg:y2="15.247cm">
          <text:p/>
        </draw:line>
        <draw:line draw:style-name="gr9" draw:text-style-name="P12" draw:layer="layout" svg:x1="6.243cm" svg:y1="16.283cm" svg:x2="6.258cm" svg:y2="15.249cm">
          <text:p/>
        </draw:line>
      </draw:page>
      <draw:page draw:name="page18" draw:style-name="dp1" draw:master-page-name="Default">
        <draw:custom-shape draw:style-name="gr50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30" draw:layer="layout" svg:width="14.48cm" svg:height="1.27cm" svg:x="3.809cm" svg:y="1.596cm">
          <text:p text:style-name="P2"><text:span text:style-name="T16">Joint Database / Classifier Development</text:span></text:p>
          <draw:enhanced-geometry svg:viewBox="0 0 21600 21600" draw:type="rectangle" draw:enhanced-path="M 0 0 L 21600 0 21600 21600 0 21600 0 0 Z N"/>
        </draw:custom-shape>
        <draw:custom-shape draw:style-name="gr84" draw:text-style-name="P35" draw:layer="layout" svg:width="6.077cm" svg:height="1.832cm" svg:x="13.695cm" svg:y="4.828cm">
          <text:p text:style-name="P2"><text:span text:style-name="T19">Image Database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8.489cm" svg:y1="6.712cm" svg:x2="18.521cm" svg:y2="13.346cm">
          <text:p/>
        </draw:line>
        <draw:custom-shape draw:style-name="gr85" draw:text-style-name="P43" draw:layer="layout" svg:width="5.248cm" svg:height="2.045cm" svg:x="2.806cm" svg:y="9.217cm">
          <text:p text:style-name="P2"><text:span text:style-name="T16">FHW Acquired</text:span></text:p>
          <text:p text:style-name="P2"><text:span text:style-name="T16">Imag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5.495cm" svg:y1="9.188cm" svg:x2="5.466cm" svg:y2="7.095cm">
          <text:p/>
        </draw:line>
        <draw:custom-shape draw:style-name="gr60" draw:text-style-name="P36" draw:layer="layout" svg:width="5.676cm" svg:height="2.868cm" svg:x="2.86cm" svg:y="4.226cm">
          <text:p text:style-name="P2"><text:span text:style-name="T19">Clinic:</text:span></text:p>
          <text:p text:style-name="P2"><text:span text:style-name="T19">Expert Evaluation</text:span></text:p>
          <text:p text:style-name="P2"><text:span text:style-name="T19">And Labeling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8.513cm" svg:y1="5.735cm" svg:x2="13.695cm" svg:y2="5.727cm">
          <text:p/>
        </draw:line>
        <draw:line draw:style-name="gr9" draw:text-style-name="P12" draw:layer="layout" svg:x1="5.489cm" svg:y1="13.382cm" svg:x2="5.46cm" svg:y2="11.289cm">
          <text:p/>
        </draw:line>
        <draw:custom-shape draw:style-name="gr86" draw:text-style-name="P45" draw:layer="layout" svg:width="6.265cm" svg:height="5.641cm" svg:x="2.051cm" svg:y="13.345cm">
          <text:p text:style-name="P8"><text:span text:style-name="T16">Deploy</text:span></text:p>
          <text:p text:style-name="P8"><text:span text:style-name="T16">Evolving Prototypes:</text:span></text:p>
          <text:p text:style-name="P8"><text:span text:style-name="T16"/></text:p>
          <text:p text:style-name="P8"><text:span text:style-name="T16">Enhancement</text:span></text:p>
          <text:p text:style-name="P44"><text:span text:style-name="T16">(Phase 1 &amp; 2)</text:span></text:p>
          <text:p text:style-name="P8"><text:span text:style-name="T16">Classification</text:span></text:p>
          <text:p text:style-name="P8"><text:span text:style-name="T16">(Phase 2)</text:span></text:p>
          <draw:enhanced-geometry svg:viewBox="0 0 21600 21600" draw:type="rectangle" draw:enhanced-path="M 0 0 L 21600 0 21600 21600 0 21600 0 0 Z N"/>
        </draw:custom-shape>
        <draw:custom-shape draw:style-name="gr87" draw:text-style-name="P46" draw:layer="layout" svg:width="9.972cm" svg:height="5.611cm" svg:x="10.206cm" svg:y="13.316cm">
          <text:p text:style-name="P8"><text:span text:style-name="T16">Re-train ensemble of classifiers:</text:span></text:p>
          <text:p text:style-name="P8"><text:span text:style-name="T16">database-dependent evolution</text:span></text:p>
          <text:p text:style-name="P8"><text:span text:style-name="T16">of feature set and classifier</text:span></text:p>
          <text:p text:style-name="P8"><text:span text:style-name="T16">types and architectures. </text:span></text:p>
          <text:p text:style-name="P8"><text:span text:style-name="T16">Allowable classifier and feature</text:span></text:p>
          <text:p text:style-name="P8"><text:span text:style-name="T16">set complexity increase as </text:span></text:p>
          <text:p text:style-name="P8"><text:span text:style-name="T16">database grows. <text:s/>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202cm" svg:y1="15.854cm" svg:x2="8.316cm" svg:y2="15.875cm">
          <text:p/>
        </draw:line>
        <draw:custom-shape draw:style-name="gr88" draw:text-style-name="P31" draw:layer="layout" svg:width="1.918cm" svg:height="0.77cm" svg:x="5.733cm" svg:y="7.973cm">
          <text:p text:style-name="P8"><text:span text:style-name="T5">Phase 1</text:span></text:p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8.085cm" svg:y1="10.283cm" svg:x2="12.312cm" svg:y2="10.284cm">
          <text:p/>
        </draw:line>
        <draw:custom-shape draw:style-name="gr89" draw:text-style-name="P31" draw:layer="layout" svg:width="1.918cm" svg:height="0.793cm" svg:x="10.25cm" svg:y="11.219cm">
          <text:p text:style-name="P8"><text:span text:style-name="T5">Phase 2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305cm" svg:y1="10.263cm" svg:x2="12.322cm" svg:y2="13.345cm">
          <text:p/>
        </draw:line>
        <draw:custom-shape draw:style-name="gr90" draw:text-style-name="P31" draw:layer="layout" svg:width="3.033cm" svg:height="0.77cm" svg:x="9.349cm" svg:y="4.816cm">
          <text:p text:style-name="P8"><text:span text:style-name="T5">Expert labeling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4.405cm" svg:y1="13.331cm" svg:x2="14.375cm" svg:y2="6.703cm">
          <text:p/>
        </draw:line>
        <draw:custom-shape draw:style-name="gr91" draw:text-style-name="P31" draw:layer="layout" svg:width="3.262cm" svg:height="0.965cm" svg:x="14.199cm" svg:y="7.867cm">
          <text:p text:style-name="P8"><text:span text:style-name="T5">High confidence </text:span></text:p>
          <text:p text:style-name="P8"><text:span text:style-name="T5">classifier labeling</text:span></text:p>
          <draw:enhanced-geometry svg:viewBox="0 0 21600 21600" draw:type="rectangle" draw:enhanced-path="M 0 0 L 21600 0 21600 21600 0 21600 0 0 Z N"/>
        </draw:custom-shape>
        <draw:line draw:style-name="gr92" draw:text-style-name="P12" draw:layer="layout" svg:x1="14.463cm" svg:y1="10.248cm" svg:x2="8.519cm" svg:y2="7.091cm">
          <text:p/>
        </draw:line>
        <draw:custom-shape draw:style-name="gr91" draw:text-style-name="P31" draw:layer="layout" svg:width="3.262cm" svg:height="0.965cm" svg:x="9.789cm" svg:y="7.196cm">
          <text:p text:style-name="P8"><text:span text:style-name="T5">Low confidence </text:span></text:p>
          <text:p text:style-name="P8"><text:span text:style-name="T5">classifier labeling</text:span></text:p>
          <draw:enhanced-geometry svg:viewBox="0 0 21600 21600" draw:type="rectangle" draw:enhanced-path="M 0 0 L 21600 0 21600 21600 0 21600 0 0 Z N"/>
        </draw:custom-shape>
        <draw:custom-shape draw:style-name="gr93" draw:text-style-name="P31" draw:layer="layout" svg:width="3.458cm" svg:height="1.976cm" svg:x="15.433cm" svg:y="10.23cm">
          <text:p text:style-name="P8"><text:span text:style-name="T5">Image database</text:span></text:p>
          <text:p text:style-name="P8"><text:span text:style-name="T5">for feature learning,</text:span></text:p>
          <text:p text:style-name="P8"><text:span text:style-name="T5">selection, and </text:span></text:p>
          <text:p text:style-name="P8"><text:span text:style-name="T5">classifier training</text:span></text:p>
          <draw:enhanced-geometry svg:viewBox="0 0 21600 21600" draw:type="rectangle" draw:enhanced-path="M 0 0 L 21600 0 21600 21600 0 21600 0 0 Z N"/>
        </draw:custom-shape>
        <draw:custom-shape draw:style-name="gr94" draw:text-style-name="P24" draw:layer="layout" svg:width="17.686cm" svg:height="5.107cm" svg:x="2.157cm" svg:y="20.824cm">
          <text:p text:style-name="P8"><text:span text:style-name="T5"/></text:p>
          <text:p text:style-name="P8"><text:span text:style-name="T19">Image database is initially acquired by providing FHW's with </text:span></text:p>
          <text:p text:style-name="P8"><text:span text:style-name="T19">enhancement-only prototypes. As images are collected and</text:span></text:p>
          <text:p text:style-name="P8"><text:span text:style-name="T19">labeled by experts, the feature extraction and classification </text:span></text:p>
          <text:p text:style-name="P8"><text:span text:style-name="T19">methods are refined. In phase 2, a high-performance system</text:span></text:p>
          <text:p text:style-name="P8"><text:span text:style-name="T19">will label images automatically, using experts to label only</text:span></text:p>
          <text:p text:style-name="P8"><text:span text:style-name="T19">those images classified below a confidence threshold. </text:span></text:p>
          <text:p text:style-name="P8"><text:span text:style-name="T5"/></text:p>
          <draw:enhanced-geometry svg:viewBox="0 0 21600 21600" draw:type="rectangle" draw:enhanced-path="M 0 0 L 21600 0 21600 21600 0 21600 0 0 Z N"/>
        </draw:custom-shape>
      </draw:page>
      <draw:page draw:name="page19" draw:style-name="dp1" draw:master-page-name="Default">
        <draw:custom-shape draw:style-name="gr50" draw:text-style-name="P1" draw:layer="layout" svg:width="19.59cm" svg:height="25.94cm" svg:x="1cm" svg:y="1cm">
          <text:p/>
          <draw:enhanced-geometry svg:viewBox="0 0 21600 21600" draw:type="rectangle" draw:enhanced-path="M 0 0 L 21600 0 21600 21600 0 21600 0 0 Z N"/>
        </draw:custom-shape>
        <draw:custom-shape draw:style-name="gr95" draw:text-style-name="P30" draw:layer="layout" svg:width="14.79cm" svg:height="1.844cm" svg:x="4.313cm" svg:y="1.596cm">
          <text:p text:style-name="P2"><text:span text:style-name="T16">Patient Education / Motivation: </text:span></text:p>
          <text:p text:style-name="P2"><text:span text:style-name="T16">Image Sequence of Typical Lesion Progression</text:span></text:p>
          <draw:enhanced-geometry svg:viewBox="0 0 21600 21600" draw:type="rectangle" draw:enhanced-path="M 0 0 L 21600 0 21600 21600 0 21600 0 0 Z N"/>
        </draw:custom-shape>
        <draw:custom-shape draw:style-name="gr85" draw:text-style-name="P43" draw:layer="layout" svg:width="5.248cm" svg:height="2.045cm" svg:x="2.303cm" svg:y="5.407cm">
          <text:p text:style-name="P2"><text:span text:style-name="T16">FHW Acquired</text:span></text:p>
          <text:p text:style-name="P2"><text:span text:style-name="T16">Image of Client</text:span></text:p>
          <draw:enhanced-geometry svg:viewBox="0 0 21600 21600" draw:type="rectangle" draw:enhanced-path="M 0 0 L 21600 0 21600 21600 0 21600 0 0 Z N"/>
        </draw:custom-shape>
        <draw:custom-shape draw:style-name="gr96" draw:text-style-name="P45" draw:layer="layout" svg:width="6.265cm" svg:height="1.894cm" svg:x="1.707cm" svg:y="9.577cm">
          <text:p text:style-name="P8"><text:span text:style-name="T16">Deployed Classifie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4.896cm" svg:y1="7.522cm" svg:x2="4.896cm" svg:y2="9.632cm">
          <text:p/>
        </draw:line>
        <draw:line draw:style-name="gr9" draw:text-style-name="P12" draw:layer="layout" svg:x1="7.964cm" svg:y1="10.557cm" svg:x2="11.721cm" svg:y2="10.557cm">
          <text:p/>
        </draw:line>
        <draw:custom-shape draw:style-name="gr97" draw:text-style-name="P34" draw:layer="layout" svg:width="7.858cm" svg:height="5.2cm" svg:x="11.722cm" svg:y="9.733cm">
          <text:p text:style-name="P8"><text:span text:style-name="T19">Distilled Image Database:</text:span></text:p>
          <text:p text:style-name="P8"><text:span text:style-name="T19"/></text:p>
          <text:p text:style-name="P8"><text:span text:style-name="T19">Lesion type prototypes</text:span></text:p>
          <text:p text:style-name="P8"><text:span text:style-name="T19">(multiple cluster centers</text:span></text:p>
          <text:p text:style-name="P8"><text:span text:style-name="T19"><text:s/></text:span><text:span text:style-name="T19">for each type and stage)</text:span></text:p>
          <draw:enhanced-geometry svg:viewBox="0 0 21600 21600" draw:type="rectangle" draw:enhanced-path="M 0 0 L 21600 0 21600 21600 0 21600 0 0 Z N"/>
        </draw:custom-shape>
        <draw:custom-shape draw:style-name="gr98" draw:text-style-name="P31" draw:layer="layout" svg:width="2.231cm" svg:height="1.023cm" svg:x="8.22cm" svg:y="9.349cm">
          <text:p text:style-name="P8"><text:span text:style-name="T5">Lesion type</text:span></text:p>
          <text:p text:style-name="P8"><text:span text:style-name="T5">&amp; stage (n)</text:span></text:p>
          <draw:enhanced-geometry svg:viewBox="0 0 21600 21600" draw:type="rectangle" draw:enhanced-path="M 0 0 L 21600 0 21600 21600 0 21600 0 0 Z N"/>
        </draw:custom-shape>
        <draw:custom-shape draw:style-name="gr99" draw:text-style-name="P43" draw:layer="layout" svg:width="6.336cm" svg:height="2.937cm" svg:x="11.854cm" svg:y="19.08cm">
          <text:p text:style-name="P2"><text:span text:style-name="T16">Image of prototype </text:span></text:p>
          <text:p text:style-name="P2"><text:span text:style-name="T16">for lesion type,</text:span></text:p>
          <text:p text:style-name="P2"><text:span text:style-name="T16">stage n+1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4.12cm" svg:y1="14.94cm" svg:x2="14.146cm" svg:y2="19.104cm">
          <text:p/>
        </draw:line>
        <draw:custom-shape draw:style-name="gr100" draw:text-style-name="P31" draw:layer="layout" svg:width="5.732cm" svg:height="2.849cm" svg:x="14.411cm" svg:y="15.249cm">
          <text:p text:style-name="P8"><text:span text:style-name="T5">Nearest neighbor prototype </text:span></text:p>
          <text:p text:style-name="P8"><text:span text:style-name="T5">for lesion type, stage n+1</text:span></text:p>
          <text:p text:style-name="P8"><text:span text:style-name="T5">(distance measure weighted </text:span></text:p>
          <text:p text:style-name="P8"><text:span text:style-name="T5"><text:s text:c="2"/></text:span><text:span text:style-name="T5">towards visually-relevant </text:span></text:p>
          <text:p text:style-name="P8"><text:span text:style-name="T5"><text:s text:c="2"/></text:span><text:span text:style-name="T5">features such as color, size, </text:span></text:p>
          <text:p text:style-name="P8"><text:span text:style-name="T5"><text:s text:c="2"/></text:span><text:span text:style-name="T5">geometric and texture features)</text:span></text:p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9.899cm" svg:y1="20.61cm" svg:x2="9.827cm" svg:y2="13.702cm">
          <text:p/>
        </draw:line>
        <draw:line draw:style-name="gr73" draw:text-style-name="P39" draw:layer="layout" svg:x1="11.835cm" svg:y1="20.6cm" svg:x2="9.922cm" svg:y2="20.6cm">
          <text:p/>
        </draw:line>
        <draw:line draw:style-name="gr9" draw:text-style-name="P12" draw:layer="layout" svg:x1="9.827cm" svg:y1="13.702cm" svg:x2="11.761cm" svg:y2="13.695cm">
          <text:p/>
        </draw:line>
        <draw:line draw:style-name="gr9" draw:text-style-name="P12" draw:layer="layout" svg:x1="14.907cm" svg:y1="22.051cm" svg:x2="14.906cm" svg:y2="23.931cm">
          <text:p/>
        </draw:line>
        <draw:custom-shape draw:style-name="gr101" draw:text-style-name="P43" draw:layer="layout" svg:width="9.568cm" svg:height="2.323cm" svg:x="10.087cm" svg:y="23.852cm">
          <text:p text:style-name="P2"><text:span text:style-name="T16">Image Sequence:</text:span></text:p>
          <text:p text:style-name="P2"><text:span text:style-name="T16">“</text:span><text:span text:style-name="T16">Predicted” Lesion Progression</text:span></text:p>
          <draw:enhanced-geometry svg:viewBox="0 0 21600 21600" draw:type="rectangle" draw:enhanced-path="M 0 0 L 21600 0 21600 21600 0 21600 0 0 Z N"/>
        </draw:custom-shape>
        <draw:custom-shape draw:style-name="gr102" draw:text-style-name="P31" draw:layer="layout" svg:width="2.537cm" svg:height="1.023cm" svg:x="8.599cm" svg:y="12.539cm">
          <text:p text:style-name="P8"><text:span text:style-name="T5">Lesion type</text:span></text:p>
          <text:p text:style-name="P8"><text:span text:style-name="T5">&amp; stage (n+1)</text:span></text:p>
          <draw:enhanced-geometry svg:viewBox="0 0 21600 21600" draw:type="rectangle" draw:enhanced-path="M 0 0 L 21600 0 21600 21600 0 21600 0 0 Z N"/>
        </draw:custom-shape>
        <draw:custom-shape draw:style-name="gr103" draw:text-style-name="P47" draw:layer="layout" svg:width="7.386cm" svg:height="6.756cm" svg:x="1.543cm" svg:y="19.466cm">
          <text:p text:style-name="P8"><text:span text:style-name="T21">Image sequences for patient </text:span></text:p>
          <text:p text:style-name="P8"><text:span text:style-name="T21">motivation will initially be based </text:span></text:p>
          <text:p text:style-name="P8"><text:span text:style-name="T21">on a nearest neighbor approach, </text:span></text:p>
          <text:p text:style-name="P8"><text:span text:style-name="T21">moving from nearest cluster center </text:span></text:p>
          <text:p text:style-name="P8"><text:span text:style-name="T21">at each stage to the nearest cluster </text:span></text:p>
          <text:p text:style-name="P8"><text:span text:style-name="T21">center at each subsequent stage. </text:span></text:p>
          <text:p text:style-name="P8"><text:span text:style-name="T21"/></text:p>
          <text:p text:style-name="P8"><text:span text:style-name="T21">A more sophisticated approach</text:span></text:p>
          <text:p text:style-name="P8"><text:span text:style-name="T21">may be possible by learning</text:span></text:p>
          <text:p text:style-name="P8"><text:span text:style-name="T21">generative models and feature </text:span></text:p>
          <text:p text:style-name="P8"><text:span text:style-name="T21">transformations from stage to </text:span></text:p>
          <text:p text:style-name="P8"><text:span text:style-name="T21">stage for each lesion type. 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Circle_20_unfilled" draw:display-name="Circle unfilled" svg:viewBox="0 0 3000 3000" svg:d="M1500 3000c-276 0-511-63-750-201s-411-310-549-549-201-474-201-750 63-511 201-750 310-411 549-549 474-201 750-201 511 63 750 201 411 310 549 549 201 474 201 750-63 511-201 750-310 411-549 549-474 201-750 201zM1500 2800c-239 0-443-55-650-174s-356-269-476-476-174-411-174-650 55-443 174-650 269-356 476-476c207-119 411-174 650-174s443 55 650 174c207 120 356 269 476 476s174 411 174 650-55 443-174 650-269 356-476 476c-207 119-411 174-650 174z"/>
    <draw:marker draw:name="Diamond" svg:viewBox="0 0 3000 6000" svg:d="M1500 0l1500 3000-1500 3000-1500-3000z"/>
    <draw:marker draw:name="Small_20_Arrow" draw:display-name="Small Arrow" svg:viewBox="0 0 1321 3493" svg:d="M1321 3493h-1321l661-3493z"/>
    <draw:marker draw:name="Square_20_45_20_unfilled" draw:display-name="Square 45 unfilled" svg:viewBox="0 0 3000 3000" svg:d="M1500 3000l-1500-1500 1500-1500 1500 1500zM1500 2715l-1215-1215 1215-1215 1215 1215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cm" svg:stroke-color="#000000" draw:marker-start-width="0.203cm" draw:marker-end-width="0.203cm" draw:fill="solid" draw:fill-color="#407927" draw:fill-gradient-name="Gradient_20_2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dp1145 </meta:initial-creator>
    <meta:creation-date>2016-05-17T19:55:58.493010073</meta:creation-date>
    <dc:date>2021-07-30T00:22:37.281511086</dc:date>
    <meta:editing-duration>PT7H32M29S</meta:editing-duration>
    <meta:editing-cycles>71</meta:editing-cycles>
    <meta:generator>LibreOffice/6.0.7.3$Linux_X86_64 LibreOffice_project/00m0$Build-3</meta:generator>
    <meta:document-statistic meta:object-count="374"/>
  </office:meta>
</office:document-meta>
</file>